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73000000ACE202BDEEA18C3019.png" manifest:media-type="image/png"/>
  <manifest:file-entry manifest:full-path="Pictures/1000020100000073000000929DEB8312198CB45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528in" fo:margin-left="-0.075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0993in"/>
    </style:style>
    <style:style style:name="Table1.1" style:family="table-row">
      <style:table-row-properties fo:keep-together="auto"/>
    </style:style>
    <style:style style:name="Table1.A1" style:family="table-cell">
      <style:table-cell-properties style:vertical-align="" fo:padding-left="0.0847in" fo:padding-right="0.075in" fo:padding-top="0in" fo:padding-bottom="0in" fo:border-left="1.5pt solid #000000" fo:border-right="0.75pt solid #000000" fo:border-top="1.5pt solid #000000" fo:border-bottom="1.5pt solid #000000"/>
    </style:style>
    <style:style style:name="Table1.B1" style:family="table-cell">
      <style:table-cell-properties style:vertical-align="" fo:padding-left="0.0847in" fo:padding-right="0.075in" fo:padding-top="0in" fo:padding-bottom="0in" fo:border-left="0.75pt solid #000000" fo:border-right="0.75pt solid #000000" fo:border-top="1.5pt solid #000000" fo:border-bottom="1.5pt solid #000000"/>
    </style:style>
    <style:style style:name="Table1.D1" style:family="table-cell">
      <style:table-cell-properties style:vertical-align="" fo:padding-left="0.0847in" fo:padding-right="0.075in" fo:padding-top="0in" fo:padding-bottom="0in" fo:border-left="0.75pt solid #000000" fo:border-right="1.5pt solid #000000" fo:border-top="1.5pt solid #000000" fo:border-bottom="1.5pt solid #000000"/>
    </style:style>
    <style:style style:name="Table1.A2" style:family="table-cell">
      <style:table-cell-properties style:vertical-align="" fo:padding-left="0.0847in" fo:padding-right="0.075in" fo:padding-top="0in" fo:padding-bottom="0in" fo:border-left="1.5pt solid #000000" fo:border-right="0.75pt solid #000000" fo:border-top="none" fo:border-bottom="0.75pt solid #000000"/>
    </style:style>
    <style:style style:name="Table1.B2" style:family="table-cell">
      <style:table-cell-properties style:vertical-align="" fo:padding-left="0.0847in" fo:padding-right="0.075in" fo:padding-top="0in" fo:padding-bottom="0in" fo:border-left="0.75pt solid #000000" fo:border-right="0.75pt solid #000000" fo:border-top="none" fo:border-bottom="0.75pt solid #000000"/>
    </style:style>
    <style:style style:name="Table1.D2" style:family="table-cell">
      <style:table-cell-properties style:vertical-align="" fo:padding-left="0.0847in" fo:padding-right="0.075in" fo:padding-top="0in" fo:padding-bottom="0in" fo:border-left="0.75pt solid #000000" fo:border-right="1.5pt solid #000000" fo:border-top="none" fo:border-bottom="0.75pt solid #000000"/>
    </style:style>
    <style:style style:name="Table1.A3"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1.B3"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D3"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1771in"/>
    </style:style>
    <style:style style:name="Table2.B" style:family="table-column">
      <style:table-column-properties style:column-width="5.322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0076in" fo:margin-left="0in" fo:margin-top="0in" fo:margin-bottom="0in" table:align="left" style:writing-mode="lr-tb"/>
    </style:style>
    <style:style style:name="Table3.A" style:family="table-column">
      <style:table-column-properties style:column-width="1.9167in"/>
    </style:style>
    <style:style style:name="Table3.B" style:family="table-column">
      <style:table-column-properties style:column-width="0.8215in"/>
    </style:style>
    <style:style style:name="Table3.C" style:family="table-column">
      <style:table-column-properties style:column-width="1.2556in"/>
    </style:style>
    <style:style style:name="Table3.D" style:family="table-column">
      <style:table-column-properties style:column-width="1.884in"/>
    </style:style>
    <style:style style:name="Table3.E" style:family="table-column">
      <style:table-column-properties style:column-width="1.1299in"/>
    </style:style>
    <style:style style:name="Table3.1" style:family="table-row">
      <style:table-row-properties style:min-row-height="0.1347in" fo:keep-together="auto"/>
    </style:style>
    <style:style style:name="Table3.A1" style:family="table-cell">
      <style:table-cell-properties fo:padding-left="0.075in" fo:padding-right="0.075in" fo:padding-top="0in" fo:padding-bottom="0in" fo:border="none"/>
    </style:style>
    <style:style style:name="Table3.5" style:family="table-row">
      <style:table-row-properties style:min-row-height="0.2701in" fo:keep-together="auto"/>
    </style:style>
    <style:style style:name="Table3.9" style:family="table-row">
      <style:table-row-properties style:min-row-height="0.4056in" fo:keep-together="auto"/>
    </style:style>
    <style:style style:name="Table4" style:family="table">
      <style:table-properties style:width="4.4028in" fo:margin-left="0in" fo:margin-top="0in" fo:margin-bottom="0in" table:align="left" style:writing-mode="lr-tb"/>
    </style:style>
    <style:style style:name="Table4.A" style:family="table-column">
      <style:table-column-properties style:column-width="1.9444in"/>
    </style:style>
    <style:style style:name="Table4.B" style:family="table-column">
      <style:table-column-properties style:column-width="2.4576in"/>
    </style:style>
    <style:style style:name="Table4.1" style:family="table-row">
      <style:table-row-properties style:min-row-height="0.2014in" fo:keep-together="auto"/>
    </style:style>
    <style:style style:name="Table4.A1" style:family="table-cell">
      <style:table-cell-properties fo:padding-left="0.075in" fo:padding-right="0.075in" fo:padding-top="0in" fo:padding-bottom="0in" fo:border="none"/>
    </style:style>
    <style:style style:name="Table4.13" style:family="table-row">
      <style:table-row-properties fo:keep-together="auto"/>
    </style:style>
    <style:style style:name="Table5" style:family="table">
      <style:table-properties style:width="7.1771in" fo:margin-left="-0.075in" fo:margin-top="0in" fo:margin-bottom="0in" table:align="left" style:writing-mode="lr-tb"/>
    </style:style>
    <style:style style:name="Table5.A" style:family="table-column">
      <style:table-column-properties style:column-width="0.375in"/>
    </style:style>
    <style:style style:name="Table5.B" style:family="table-column">
      <style:table-column-properties style:column-width="1.4694in"/>
    </style:style>
    <style:style style:name="Table5.C" style:family="table-column">
      <style:table-column-properties style:column-width="1.0313in"/>
    </style:style>
    <style:style style:name="Table5.D" style:family="table-column">
      <style:table-column-properties style:column-width="1.041in"/>
    </style:style>
    <style:style style:name="Table5.E" style:family="table-column">
      <style:table-column-properties style:column-width="0.875in"/>
    </style:style>
    <style:style style:name="Table5.F" style:family="table-column">
      <style:table-column-properties style:column-width="0.9479in"/>
    </style:style>
    <style:style style:name="Table5.G" style:family="table-column">
      <style:table-column-properties style:column-width="0.75in"/>
    </style:style>
    <style:style style:name="Table5.H" style:family="table-column">
      <style:table-column-properties style:column-width="0.6861in"/>
    </style:style>
    <style:style style:name="Table5.1" style:family="table-row">
      <style:table-row-properties style:min-row-height="0.4972in" fo:keep-together="auto"/>
    </style:style>
    <style:style style:name="Table5.A1" style:family="table-cell">
      <style:table-cell-properties style:vertical-align="" fo:background-color="#5b9bd5" fo:padding-left="0.0785in" fo:padding-right="0.075in" fo:padding-top="0in" fo:padding-bottom="0in" fo:border="0.5pt solid #000000">
        <style:background-image/>
      </style:table-cell-properties>
    </style:style>
    <style:style style:name="Table5.2" style:family="table-row">
      <style:table-row-properties style:min-row-height="0.1674in" fo:keep-together="auto"/>
    </style:style>
    <style:style style:name="Table5.A2" style:family="table-cell">
      <style:table-cell-properties style:vertical-align="" fo:padding-left="0.0785in" fo:padding-right="0.075in" fo:padding-top="0in" fo:padding-bottom="0in" fo:border="0.5pt solid #000000"/>
    </style:style>
    <style:style style:name="Table5.B2" style:family="table-cell">
      <style:table-cell-properties style:vertical-align="" fo:padding-left="0.0785in" fo:padding-right="0.075in" fo:padding-top="0in" fo:padding-bottom="0in" fo:border="0.5pt solid #000000"/>
    </style:style>
    <style:style style:name="Table5.C2" style:family="table-cell">
      <style:table-cell-properties style:vertical-align="" fo:padding-left="0.0785in" fo:padding-right="0.075in" fo:padding-top="0in" fo:padding-bottom="0in" fo:border="0.5pt solid #000000"/>
    </style:style>
    <style:style style:name="Table5.D2" style:family="table-cell">
      <style:table-cell-properties style:vertical-align="" fo:padding-left="0.0785in" fo:padding-right="0.075in" fo:padding-top="0in" fo:padding-bottom="0in" fo:border="0.5pt solid #000000"/>
    </style:style>
    <style:style style:name="Table5.E2" style:family="table-cell">
      <style:table-cell-properties style:vertical-align="" fo:padding-left="0.0785in" fo:padding-right="0.075in" fo:padding-top="0in" fo:padding-bottom="0in" fo:border="0.5pt solid #000000"/>
    </style:style>
    <style:style style:name="Table5.F2" style:family="table-cell">
      <style:table-cell-properties style:vertical-align="" fo:padding-left="0.0785in" fo:padding-right="0.075in" fo:padding-top="0in" fo:padding-bottom="0in" fo:border="0.5pt solid #000000"/>
    </style:style>
    <style:style style:name="Table5.G2" style:family="table-cell">
      <style:table-cell-properties style:vertical-align="" fo:padding-left="0.0785in" fo:padding-right="0.075in" fo:padding-top="0in" fo:padding-bottom="0in" fo:border="0.5pt solid #000000"/>
    </style:style>
    <style:style style:name="Table5.H2" style:family="table-cell">
      <style:table-cell-properties style:vertical-align="" fo:padding-left="0.0785in" fo:padding-right="0.075in" fo:padding-top="0in" fo:padding-bottom="0in" fo:border="0.5pt solid #000000"/>
    </style:style>
    <style:style style:name="Table5.3" style:family="table-row">
      <style:table-row-properties style:min-row-height="0.175in" fo:keep-together="auto"/>
    </style:style>
    <style:style style:name="Table5.A3" style:family="table-cell">
      <style:table-cell-properties style:vertical-align="" fo:padding-left="0.0785in" fo:padding-right="0.075in" fo:padding-top="0in" fo:padding-bottom="0in" fo:border="0.5pt solid #000000"/>
    </style:style>
    <style:style style:name="Table5.B3" style:family="table-cell">
      <style:table-cell-properties style:vertical-align="" fo:padding-left="0.0785in" fo:padding-right="0.075in" fo:padding-top="0in" fo:padding-bottom="0in" fo:border="0.5pt solid #000000"/>
    </style:style>
    <style:style style:name="Table5.C3" style:family="table-cell">
      <style:table-cell-properties style:vertical-align="" fo:padding-left="0.0785in" fo:padding-right="0.075in" fo:padding-top="0in" fo:padding-bottom="0in" fo:border="0.5pt solid #000000"/>
    </style:style>
    <style:style style:name="Table5.D3" style:family="table-cell">
      <style:table-cell-properties style:vertical-align="" fo:padding-left="0.0785in" fo:padding-right="0.075in" fo:padding-top="0in" fo:padding-bottom="0in" fo:border="0.5pt solid #000000"/>
    </style:style>
    <style:style style:name="Table5.E3" style:family="table-cell">
      <style:table-cell-properties style:vertical-align="" fo:padding-left="0.0785in" fo:padding-right="0.075in" fo:padding-top="0in" fo:padding-bottom="0in" fo:border="0.5pt solid #000000"/>
    </style:style>
    <style:style style:name="Table5.F3" style:family="table-cell">
      <style:table-cell-properties style:vertical-align="" fo:padding-left="0.0785in" fo:padding-right="0.075in" fo:padding-top="0in" fo:padding-bottom="0in" fo:border="0.5pt solid #000000"/>
    </style:style>
    <style:style style:name="Table5.G3" style:family="table-cell">
      <style:table-cell-properties style:vertical-align="" fo:padding-left="0.0785in" fo:padding-right="0.075in" fo:padding-top="0in" fo:padding-bottom="0in" fo:border="0.5pt solid #000000"/>
    </style:style>
    <style:style style:name="Table5.H3" style:family="table-cell">
      <style:table-cell-properties style:vertical-align="" fo:padding-left="0.0785in" fo:padding-right="0.075in" fo:padding-top="0in" fo:padding-bottom="0in" fo:border="0.5pt solid #000000"/>
    </style:style>
    <style:style style:name="Table5.A4" style:family="table-cell">
      <style:table-cell-properties style:vertical-align="" fo:padding-left="0.0785in" fo:padding-right="0.075in" fo:padding-top="0in" fo:padding-bottom="0in" fo:border="0.5pt solid #000000"/>
    </style:style>
    <style:style style:name="Table5.B4" style:family="table-cell">
      <style:table-cell-properties style:vertical-align="" fo:padding-left="0.0785in" fo:padding-right="0.075in" fo:padding-top="0in" fo:padding-bottom="0in" fo:border="0.5pt solid #000000"/>
    </style:style>
    <style:style style:name="Table5.C4" style:family="table-cell">
      <style:table-cell-properties style:vertical-align="" fo:padding-left="0.0785in" fo:padding-right="0.075in" fo:padding-top="0in" fo:padding-bottom="0in" fo:border="0.5pt solid #000000"/>
    </style:style>
    <style:style style:name="Table5.D4" style:family="table-cell">
      <style:table-cell-properties style:vertical-align="" fo:padding-left="0.0785in" fo:padding-right="0.075in" fo:padding-top="0in" fo:padding-bottom="0in" fo:border="0.5pt solid #000000"/>
    </style:style>
    <style:style style:name="Table5.E4" style:family="table-cell">
      <style:table-cell-properties style:vertical-align="" fo:padding-left="0.0785in" fo:padding-right="0.075in" fo:padding-top="0in" fo:padding-bottom="0in" fo:border="0.5pt solid #000000"/>
    </style:style>
    <style:style style:name="Table5.F4" style:family="table-cell">
      <style:table-cell-properties style:vertical-align="" fo:padding-left="0.0785in" fo:padding-right="0.075in" fo:padding-top="0in" fo:padding-bottom="0in" fo:border="0.5pt solid #000000"/>
    </style:style>
    <style:style style:name="Table5.G4" style:family="table-cell">
      <style:table-cell-properties style:vertical-align="" fo:padding-left="0.0785in" fo:padding-right="0.075in" fo:padding-top="0in" fo:padding-bottom="0in" fo:border="0.5pt solid #000000"/>
    </style:style>
    <style:style style:name="Table5.H4" style:family="table-cell">
      <style:table-cell-properties style:vertical-align="" fo:padding-left="0.0785in" fo:padding-right="0.075in" fo:padding-top="0in" fo:padding-bottom="0in" fo:border="0.5pt solid #000000"/>
    </style:style>
    <style:style style:name="Table5.A5" style:family="table-cell">
      <style:table-cell-properties style:vertical-align="" fo:padding-left="0.0785in" fo:padding-right="0.075in" fo:padding-top="0in" fo:padding-bottom="0in" fo:border="0.5pt solid #000000"/>
    </style:style>
    <style:style style:name="Table5.B5" style:family="table-cell">
      <style:table-cell-properties style:vertical-align="" fo:padding-left="0.0785in" fo:padding-right="0.075in" fo:padding-top="0in" fo:padding-bottom="0in" fo:border="0.5pt solid #000000"/>
    </style:style>
    <style:style style:name="Table5.C5" style:family="table-cell">
      <style:table-cell-properties style:vertical-align="" fo:padding-left="0.0785in" fo:padding-right="0.075in" fo:padding-top="0in" fo:padding-bottom="0in" fo:border="0.5pt solid #000000"/>
    </style:style>
    <style:style style:name="Table5.D5" style:family="table-cell">
      <style:table-cell-properties style:vertical-align="" fo:padding-left="0.0785in" fo:padding-right="0.075in" fo:padding-top="0in" fo:padding-bottom="0in" fo:border="0.5pt solid #000000"/>
    </style:style>
    <style:style style:name="Table5.E5" style:family="table-cell">
      <style:table-cell-properties style:vertical-align="" fo:padding-left="0.0785in" fo:padding-right="0.075in" fo:padding-top="0in" fo:padding-bottom="0in" fo:border="0.5pt solid #000000"/>
    </style:style>
    <style:style style:name="Table5.F5" style:family="table-cell">
      <style:table-cell-properties style:vertical-align="" fo:padding-left="0.0785in" fo:padding-right="0.075in" fo:padding-top="0in" fo:padding-bottom="0in" fo:border="0.5pt solid #000000"/>
    </style:style>
    <style:style style:name="Table5.G5" style:family="table-cell">
      <style:table-cell-properties style:vertical-align="" fo:padding-left="0.0785in" fo:padding-right="0.075in" fo:padding-top="0in" fo:padding-bottom="0in" fo:border="0.5pt solid #000000"/>
    </style:style>
    <style:style style:name="Table5.H5" style:family="table-cell">
      <style:table-cell-properties style:vertical-align="" fo:padding-left="0.0785in" fo:padding-right="0.075in" fo:padding-top="0in" fo:padding-bottom="0in" fo:border="0.5pt solid #000000"/>
    </style:style>
    <style:style style:name="P1" style:family="paragraph" style:parent-style-name="Standard">
      <style:text-properties style:text-position="0% 100%"/>
    </style:style>
    <style:style style:name="P2" style:family="paragraph" style:parent-style-name="Standard">
      <style:paragraph-properties fo:text-align="justify" style:justify-single-word="false"/>
      <style:text-properties style:text-position="0% 100%"/>
    </style:style>
    <style:style style:name="P3" style:family="paragraph" style:parent-style-name="Standard">
      <style:paragraph-properties fo:text-align="justify" style:justify-single-word="false"/>
      <style:text-properties style:text-position="0% 100%" style:font-name="Times New Roman" fo:font-weight="normal" style:font-name-asian="Times New Roman1" style:font-weight-asian="normal" style:font-name-complex="Times New Roman1"/>
    </style:style>
    <style:style style:name="P4" style:family="paragraph" style:parent-style-name="Standard">
      <style:paragraph-properties fo:text-align="justify" style:justify-single-word="false"/>
      <style:text-properties style:text-position="0% 100%" style:font-name="Times New Roman" fo:font-weight="normal" style:font-name-asian="Times New Roman1" style:font-weight-asian="normal" style:font-name-complex="Times New Roman1"/>
    </style:style>
    <style:style style:name="P5" style:family="paragraph" style:parent-style-name="Standard">
      <style:paragraph-properties fo:text-align="justify" style:justify-single-word="false"/>
      <style:text-properties style:text-position="0% 100%" style:font-name="Times" fo:font-weight="normal" style:font-name-asian="Times1" style:font-weight-asian="normal" style:font-name-complex="Times1"/>
    </style:style>
    <style:style style:name="P6" style:family="paragraph" style:parent-style-name="Standard">
      <style:paragraph-properties fo:text-align="justify" style:justify-single-word="false"/>
      <style:text-properties style:text-position="0% 100%" style:font-name="Times" fo:font-size="12pt" style:font-name-asian="Times1" style:font-size-asian="12pt" style:font-name-complex="Times1" style:font-size-complex="12pt"/>
    </style:style>
    <style:style style:name="P7" style:family="paragraph" style:parent-style-name="Standard">
      <style:paragraph-properties fo:text-align="justify" style:justify-single-word="false"/>
      <style:text-properties style:text-position="0% 100%" fo:font-size="12pt" style:font-size-asian="12pt" style:font-size-complex="12pt"/>
    </style:style>
    <style:style style:name="P8" style:family="paragraph" style:parent-style-name="Standard">
      <style:paragraph-properties fo:line-height="100%" fo:text-align="justify" style:justify-single-word="false"/>
      <style:text-properties style:text-position="0% 100%"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15%"/>
    </style:style>
    <style:style style:name="P12" style:family="paragraph" style:parent-style-name="Standard">
      <style:text-properties fo:font-size="9pt" style:font-size-asian="9pt" style:font-size-complex="9pt"/>
    </style:style>
    <style:style style:name="P13" style:family="paragraph" style:parent-style-name="Standard">
      <style:paragraph-properties fo:line-height="100%"/>
    </style:style>
    <style:style style:name="P14" style:family="paragraph" style:parent-style-name="Standard">
      <style:paragraph-properties fo:line-height="100%" fo:text-align="justify" style:justify-single-word="false"/>
    </style:style>
    <style:style style:name="P15" style:family="paragraph" style:parent-style-name="Standard">
      <style:text-properties style:font-name="Arial" fo:font-style="italic" style:font-name-asian="Arial1" style:font-style-asian="italic" style:font-name-complex="Arial1"/>
    </style:style>
    <style:style style:name="P16" style:family="paragraph" style:parent-style-name="Standard">
      <style:paragraph-properties fo:text-align="justify" style:justify-single-word="false"/>
      <style:text-properties fo:color="#000000" style:text-position="0% 100%"/>
    </style:style>
    <style:style style:name="P17"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18" style:family="paragraph" style:parent-style-name="Standard">
      <style:paragraph-properties fo:margin-left="0in" fo:margin-right="0in" fo:margin-top="0.1665in" fo:margin-bottom="0.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2"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text-properties style:font-name="Arial" fo:font-style="italic" style:font-name-asian="Arial1" style:font-style-asian="italic" style:font-name-complex="Arial1"/>
    </style:style>
    <style:style style:name="P24"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text-properties style:font-name="Arial" fo:font-size="13pt" style:font-name-asian="Arial1" style:font-size-asian="13pt" style:font-name-complex="Arial1" style:font-size-complex="13pt"/>
    </style:style>
    <style:style style:name="P25" style:family="paragraph" style:parent-style-name="Standard">
      <style:paragraph-properties fo:margin-left="0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text-properties style:font-name="Arial" fo:font-size="11pt" fo:font-style="italic" style:font-name-asian="Arial1" style:font-size-asian="11pt" style:font-style-asian="italic" style:font-name-complex="Arial1" style:font-size-complex="11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in" fo:margin-right="0in" fo:margin-top="0.0835in" fo:margin-bottom="0.1665in" loext:contextual-spacing="false" fo:line-height="108%" fo:text-align="justify" style:justify-single-word="false" fo:keep-together="always" fo:orphans="2" fo:widows="2" fo:text-indent="0in" style:auto-text-indent="false" fo:break-before="auto" fo:break-after="auto" fo:padding="0in" fo:border="none" fo:keep-with-next="always"/>
    </style:style>
    <style:style style:name="P28" style:family="paragraph" style:parent-style-name="Standard" style:master-page-name="Converted1">
      <style:paragraph-properties fo:margin-left="0in" fo:margin-right="0in" fo:margin-top="0.0835in" fo:margin-bottom="0.1665in" loext:contextual-spacing="false" fo:line-height="108%" fo:text-align="justify" style:justify-single-word="false" fo:keep-together="always" fo:orphans="2" fo:widows="2" fo:text-indent="0in" style:auto-text-indent="false" style:page-number="auto" fo:break-before="auto" fo:break-after="auto" fo:padding="0in" fo:border="none" fo:keep-with-next="always"/>
    </style:style>
    <style:style style:name="P29" style:family="paragraph" style:parent-style-name="Standard">
      <style:paragraph-properties fo:margin-top="0in" fo:margin-bottom="0.278in" loext:contextual-spacing="false" fo:line-height="100%" fo:text-align="justify" style:justify-single-word="false"/>
    </style:style>
    <style:style style:name="P30" style:family="paragraph" style:parent-style-name="Standard">
      <style:paragraph-properties fo:margin-top="0.0417in" fo:margin-bottom="0.111in" loext:contextual-spacing="false" fo:line-height="100%" fo:text-align="start" style:justify-single-word="false" fo:orphans="0" fo:widows="0">
        <style:tab-stops>
          <style:tab-stop style:position="8.3335in" style:type="right"/>
        </style:tab-stops>
      </style:paragraph-properties>
    </style:style>
    <style:style style:name="P31" style:family="paragraph" style:parent-style-name="Standard">
      <style:paragraph-properties fo:margin-top="0.0417in" fo:margin-bottom="0.111in" loext:contextual-spacing="false" fo:line-height="100%" fo:text-align="start" style:justify-single-word="false" fo:orphans="0" fo:widows="0">
        <style:tab-stops>
          <style:tab-stop style:position="8.3335in" style:type="right"/>
        </style:tab-stops>
      </style:paragraph-properties>
    </style:style>
    <style:style style:name="P32" style:family="paragraph" style:parent-style-name="Standard">
      <style:paragraph-properties fo:margin-left="0.25in" fo:margin-right="0in" fo:margin-top="0.0417in" fo:margin-bottom="0.111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33" style:family="paragraph" style:parent-style-name="Standard">
      <style:paragraph-properties fo:margin-top="0.028in" fo:margin-bottom="0.028in" loext:contextual-spacing="false" fo:line-height="100%" fo:text-align="justify" style:justify-single-word="false"/>
    </style:style>
    <style:style style:name="P34" style:family="paragraph" style:parent-style-name="Standard">
      <style:paragraph-properties fo:margin-top="0.028in" fo:margin-bottom="0.028in" loext:contextual-spacing="false" fo:line-height="100%" fo:text-align="justify" style:justify-single-word="false"/>
      <style:text-properties style:text-position="0% 100%"/>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17">
      <style:paragraph-properties fo:margin-left="0.5in" fo:margin-right="0in" fo:text-indent="-0.25in" style:auto-text-indent="false"/>
    </style:style>
    <style:style style:name="P37" style:family="paragraph" style:parent-style-name="Standard" style:list-style-name="WWNum42">
      <style:paragraph-properties fo:margin-left="0.5in" fo:margin-right="0in" fo:text-indent="-0.25in" style:auto-text-indent="false"/>
    </style:style>
    <style:style style:name="P38" style:family="paragraph" style:parent-style-name="Standard" style:list-style-name="WWNum38">
      <style:paragraph-properties fo:margin-left="0.5in" fo:margin-right="0in" fo:text-indent="-0.25in" style:auto-text-indent="false"/>
    </style:style>
    <style:style style:name="P39" style:family="paragraph" style:parent-style-name="Standard" style:list-style-name="WWNum45">
      <style:paragraph-properties fo:margin-left="0.5in" fo:margin-right="0in" fo:text-indent="-0.25in" style:auto-text-indent="false"/>
    </style:style>
    <style:style style:name="P40" style:family="paragraph" style:parent-style-name="Standard" style:list-style-name="WWNum52">
      <style:paragraph-properties fo:margin-left="0.5in" fo:margin-right="0in" fo:text-indent="-0.25in" style:auto-text-indent="false"/>
    </style:style>
    <style:style style:name="P41" style:family="paragraph" style:parent-style-name="Standard" style:list-style-name="WWNum32">
      <style:paragraph-properties fo:margin-left="0.5in" fo:margin-right="0in" fo:text-indent="-0.25in" style:auto-text-indent="false"/>
    </style:style>
    <style:style style:name="P42" style:family="paragraph" style:parent-style-name="Standard" style:list-style-name="WWNum5">
      <style:paragraph-properties fo:margin-left="0.5in" fo:margin-right="0in" fo:text-indent="-0.25in" style:auto-text-indent="false"/>
    </style:style>
    <style:style style:name="P43" style:family="paragraph" style:parent-style-name="Standard" style:list-style-name="WWNum39">
      <style:paragraph-properties fo:margin-left="0.5in" fo:margin-right="0in" fo:text-indent="-0.25in" style:auto-text-indent="false"/>
    </style:style>
    <style:style style:name="P44" style:family="paragraph" style:parent-style-name="Standard" style:list-style-name="WWNum18">
      <style:paragraph-properties fo:margin-left="0.5in" fo:margin-right="0in" fo:text-indent="-0.25in" style:auto-text-indent="false"/>
    </style:style>
    <style:style style:name="P45" style:family="paragraph" style:parent-style-name="Standard" style:list-style-name="WWNum7">
      <style:paragraph-properties fo:margin-left="0.5in" fo:margin-right="0in" fo:text-indent="-0.25in" style:auto-text-indent="false"/>
    </style:style>
    <style:style style:name="P46" style:family="paragraph" style:parent-style-name="Standard" style:list-style-name="WWNum36">
      <style:paragraph-properties fo:margin-left="0.5in" fo:margin-right="0in" fo:text-indent="-0.25in" style:auto-text-indent="false"/>
    </style:style>
    <style:style style:name="P47" style:family="paragraph" style:parent-style-name="Standard" style:list-style-name="WWNum60">
      <style:paragraph-properties fo:margin-left="0.5in" fo:margin-right="0in" fo:text-indent="-0.25in" style:auto-text-indent="false"/>
    </style:style>
    <style:style style:name="P48" style:family="paragraph" style:parent-style-name="Standard" style:list-style-name="WWNum8">
      <style:paragraph-properties fo:margin-left="0.5in" fo:margin-right="0in" fo:text-indent="-0.25in" style:auto-text-indent="false"/>
    </style:style>
    <style:style style:name="P49" style:family="paragraph" style:parent-style-name="Standard" style:list-style-name="WWNum37">
      <style:paragraph-properties fo:margin-left="0.5in" fo:margin-right="0in" fo:text-indent="-0.25in" style:auto-text-indent="false"/>
    </style:style>
    <style:style style:name="P50" style:family="paragraph" style:parent-style-name="Standard" style:list-style-name="WWNum47">
      <style:paragraph-properties fo:margin-left="0.5in" fo:margin-right="0in" fo:text-indent="-0.25in" style:auto-text-indent="false"/>
    </style:style>
    <style:style style:name="P51" style:family="paragraph" style:parent-style-name="Standard" style:list-style-name="WWNum16">
      <style:paragraph-properties fo:margin-left="0.5in" fo:margin-right="0in" fo:text-indent="-0.25in" style:auto-text-indent="false"/>
    </style:style>
    <style:style style:name="P52" style:family="paragraph" style:parent-style-name="Standard" style:list-style-name="WWNum23">
      <style:paragraph-properties fo:margin-left="0.5in" fo:margin-right="0in" fo:text-indent="-0.25in" style:auto-text-indent="false"/>
    </style:style>
    <style:style style:name="P53" style:family="paragraph" style:parent-style-name="Standard" style:list-style-name="WWNum27">
      <style:paragraph-properties fo:margin-left="0.5in" fo:margin-right="0in" fo:text-indent="-0.25in" style:auto-text-indent="false"/>
    </style:style>
    <style:style style:name="P54" style:family="paragraph" style:parent-style-name="Standard" style:list-style-name="WWNum33">
      <style:paragraph-properties fo:margin-left="0.5in" fo:margin-right="0in" fo:text-indent="-0.25in" style:auto-text-indent="false"/>
    </style:style>
    <style:style style:name="P55" style:family="paragraph" style:parent-style-name="Standard" style:list-style-name="WWNum34">
      <style:paragraph-properties fo:margin-left="0.5in" fo:margin-right="0in" fo:text-indent="-0.25in" style:auto-text-indent="false"/>
    </style:style>
    <style:style style:name="P56" style:family="paragraph" style:parent-style-name="Standard" style:list-style-name="WWNum19">
      <style:paragraph-properties fo:margin-left="0.5in" fo:margin-right="0in" fo:text-indent="-0.25in" style:auto-text-indent="false"/>
    </style:style>
    <style:style style:name="P57" style:family="paragraph" style:parent-style-name="Standard" style:list-style-name="WWNum58">
      <style:paragraph-properties fo:margin-left="0.5in" fo:margin-right="0in" fo:text-indent="-0.25in" style:auto-text-indent="false"/>
    </style:style>
    <style:style style:name="P58" style:family="paragraph" style:parent-style-name="Standard" style:list-style-name="WWNum44">
      <style:paragraph-properties fo:margin-left="0.5in" fo:margin-right="0in" fo:text-indent="-0.25in" style:auto-text-indent="false"/>
    </style:style>
    <style:style style:name="P59" style:family="paragraph" style:parent-style-name="Standard" style:list-style-name="WWNum12">
      <style:paragraph-properties fo:margin-left="0.5in" fo:margin-right="0in" fo:text-indent="-0.25in" style:auto-text-indent="false"/>
    </style:style>
    <style:style style:name="P60" style:family="paragraph" style:parent-style-name="Standard" style:list-style-name="WWNum29">
      <style:paragraph-properties fo:margin-left="0.5in" fo:margin-right="0in" fo:text-indent="-0.25in" style:auto-text-indent="false"/>
    </style:style>
    <style:style style:name="P61" style:family="paragraph" style:parent-style-name="Standard" style:list-style-name="WWNum31">
      <style:paragraph-properties fo:margin-left="0.5in" fo:margin-right="0in" fo:text-indent="-0.25in" style:auto-text-indent="false"/>
    </style:style>
    <style:style style:name="P62" style:family="paragraph" style:parent-style-name="Standard" style:list-style-name="WWNum24">
      <style:paragraph-properties fo:margin-left="0.5in" fo:margin-right="0in" fo:text-indent="-0.25in" style:auto-text-indent="false"/>
    </style:style>
    <style:style style:name="P63" style:family="paragraph" style:parent-style-name="Standard" style:list-style-name="WWNum48">
      <style:paragraph-properties fo:margin-left="0.5in" fo:margin-right="0in" fo:text-indent="-0.25in" style:auto-text-indent="false"/>
    </style:style>
    <style:style style:name="P64" style:family="paragraph" style:parent-style-name="Standard" style:list-style-name="WWNum26">
      <style:paragraph-properties fo:margin-left="0.5in" fo:margin-right="0in" fo:text-indent="-0.25in" style:auto-text-indent="false"/>
    </style:style>
    <style:style style:name="P65" style:family="paragraph" style:parent-style-name="Standard" style:list-style-name="WWNum65">
      <style:paragraph-properties fo:margin-left="0.5in" fo:margin-right="0in" fo:text-indent="-0.25in" style:auto-text-indent="false"/>
    </style:style>
    <style:style style:name="P66" style:family="paragraph" style:parent-style-name="Standard" style:list-style-name="WWNum20">
      <style:paragraph-properties fo:margin-left="0.5in" fo:margin-right="0in" fo:text-indent="-0.25in" style:auto-text-indent="false"/>
    </style:style>
    <style:style style:name="P67" style:family="paragraph" style:parent-style-name="Standard" style:list-style-name="WWNum62">
      <style:paragraph-properties fo:margin-left="0.5in" fo:margin-right="0in" fo:text-indent="-0.25in" style:auto-text-indent="false"/>
    </style:style>
    <style:style style:name="P68" style:family="paragraph" style:parent-style-name="Standard" style:list-style-name="WWNum25">
      <style:paragraph-properties fo:margin-left="0.5in" fo:margin-right="0in" fo:text-indent="-0.25in" style:auto-text-indent="false"/>
    </style:style>
    <style:style style:name="P69" style:family="paragraph" style:parent-style-name="Standard" style:list-style-name="WWNum53">
      <style:paragraph-properties fo:margin-left="0.5in" fo:margin-right="0in" fo:text-indent="-0.25in" style:auto-text-indent="false"/>
    </style:style>
    <style:style style:name="P70" style:family="paragraph" style:parent-style-name="Standard" style:list-style-name="WWNum4">
      <style:paragraph-properties fo:margin-left="0.5in" fo:margin-right="0in" fo:text-indent="-0.25in" style:auto-text-indent="false"/>
    </style:style>
    <style:style style:name="P71" style:family="paragraph" style:parent-style-name="Standard" style:list-style-name="WWNum57">
      <style:paragraph-properties fo:margin-left="0.5in" fo:margin-right="0in" fo:text-indent="-0.25in" style:auto-text-indent="false"/>
    </style:style>
    <style:style style:name="P72" style:family="paragraph" style:parent-style-name="Standard" style:list-style-name="WWNum63">
      <style:paragraph-properties fo:margin-left="0.5in" fo:margin-right="0in" fo:text-indent="-0.25in" style:auto-text-indent="false"/>
    </style:style>
    <style:style style:name="P73" style:family="paragraph" style:parent-style-name="Standard" style:list-style-name="WWNum3">
      <style:paragraph-properties fo:margin-left="0.5in" fo:margin-right="0in" fo:text-indent="-0.25in" style:auto-text-indent="false"/>
    </style:style>
    <style:style style:name="P74" style:family="paragraph" style:parent-style-name="Standard" style:list-style-name="WWNum51">
      <style:paragraph-properties fo:margin-left="0.5in" fo:margin-right="0in" fo:text-indent="-0.25in" style:auto-text-indent="false"/>
    </style:style>
    <style:style style:name="P75" style:family="paragraph" style:parent-style-name="Standard" style:list-style-name="WWNum2">
      <style:paragraph-properties fo:margin-left="0.5in" fo:margin-right="0in" fo:text-indent="-0.25in" style:auto-text-indent="false"/>
    </style:style>
    <style:style style:name="P76" style:family="paragraph" style:parent-style-name="Standard" style:list-style-name="WWNum15">
      <style:paragraph-properties fo:margin-left="0.5in" fo:margin-right="0in" fo:text-indent="-0.25in" style:auto-text-indent="false"/>
    </style:style>
    <style:style style:name="P77" style:family="paragraph" style:parent-style-name="Standard" style:list-style-name="WWNum13">
      <style:paragraph-properties fo:margin-left="0.5in" fo:margin-right="0in" fo:text-indent="-0.25in" style:auto-text-indent="false"/>
    </style:style>
    <style:style style:name="P78" style:family="paragraph" style:parent-style-name="Standard" style:list-style-name="WWNum61">
      <style:paragraph-properties fo:margin-left="0.5in" fo:margin-right="0in" fo:text-indent="-0.25in" style:auto-text-indent="false"/>
    </style:style>
    <style:style style:name="P79" style:family="paragraph" style:parent-style-name="Standard" style:list-style-name="WWNum66">
      <style:paragraph-properties fo:margin-left="0.5in" fo:margin-right="0in" fo:text-indent="-0.25in" style:auto-text-indent="false"/>
    </style:style>
    <style:style style:name="P80" style:family="paragraph" style:parent-style-name="Standard" style:list-style-name="WWNum55">
      <style:paragraph-properties fo:margin-left="0.5in" fo:margin-right="0in" fo:text-indent="-0.25in" style:auto-text-indent="false"/>
    </style:style>
    <style:style style:name="P81" style:family="paragraph" style:parent-style-name="Standard" style:list-style-name="WWNum40">
      <style:paragraph-properties fo:margin-left="0.5in" fo:margin-right="0in" fo:text-indent="-0.25in" style:auto-text-indent="false"/>
    </style:style>
    <style:style style:name="P82" style:family="paragraph" style:parent-style-name="Standard" style:list-style-name="WWNum35">
      <style:paragraph-properties fo:margin-left="0.5in" fo:margin-right="0in" fo:text-indent="-0.25in" style:auto-text-indent="false"/>
    </style:style>
    <style:style style:name="P83" style:family="paragraph" style:parent-style-name="Standard" style:list-style-name="WWNum56">
      <style:paragraph-properties fo:margin-left="0.5in" fo:margin-right="0in" fo:text-indent="-0.25in" style:auto-text-indent="false"/>
    </style:style>
    <style:style style:name="P84" style:family="paragraph" style:parent-style-name="Standard" style:list-style-name="WWNum41">
      <style:paragraph-properties fo:margin-left="0.5in" fo:margin-right="0in" fo:text-indent="-0.25in" style:auto-text-indent="false"/>
    </style:style>
    <style:style style:name="P85" style:family="paragraph" style:parent-style-name="Standard" style:list-style-name="WWNum21">
      <style:paragraph-properties fo:margin-left="0.5in" fo:margin-right="0in" fo:text-indent="-0.25in" style:auto-text-indent="false"/>
    </style:style>
    <style:style style:name="P86" style:family="paragraph" style:parent-style-name="Standard" style:list-style-name="WWNum22">
      <style:paragraph-properties fo:margin-left="0.5in" fo:margin-right="0in" fo:text-indent="-0.25in" style:auto-text-indent="false"/>
    </style:style>
    <style:style style:name="P87" style:family="paragraph" style:parent-style-name="Standard" style:list-style-name="WWNum49">
      <style:paragraph-properties fo:margin-left="0.5in" fo:margin-right="0in" fo:text-indent="-0.25in" style:auto-text-indent="false"/>
    </style:style>
    <style:style style:name="P88" style:family="paragraph" style:parent-style-name="Standard" style:list-style-name="WWNum14">
      <style:paragraph-properties fo:margin-left="0.5in" fo:margin-right="0in" fo:text-indent="-0.25in" style:auto-text-indent="false"/>
    </style:style>
    <style:style style:name="P89" style:family="paragraph" style:parent-style-name="Standard" style:list-style-name="WWNum1">
      <style:paragraph-properties fo:margin-left="0.5in" fo:margin-right="0in" fo:text-indent="-0.25in" style:auto-text-indent="false"/>
    </style:style>
    <style:style style:name="P90" style:family="paragraph" style:parent-style-name="Standard" style:list-style-name="WWNum10">
      <style:paragraph-properties fo:margin-left="0.5in" fo:margin-right="0in" fo:text-indent="-0.25in" style:auto-text-indent="false"/>
    </style:style>
    <style:style style:name="P91" style:family="paragraph" style:parent-style-name="Standard" style:list-style-name="WWNum9">
      <style:paragraph-properties fo:margin-left="0.5in" fo:margin-right="0in" fo:text-indent="-0.25in" style:auto-text-indent="false"/>
    </style:style>
    <style:style style:name="P92" style:family="paragraph" style:parent-style-name="Standard" style:list-style-name="WWNum43">
      <style:paragraph-properties fo:margin-left="0.5in" fo:margin-right="0in" fo:text-indent="-0.25in" style:auto-text-indent="false"/>
    </style:style>
    <style:style style:name="P93" style:family="paragraph" style:parent-style-name="Standard" style:list-style-name="WWNum50">
      <style:paragraph-properties fo:margin-left="0.5in" fo:margin-right="0in" fo:text-indent="-0.25in" style:auto-text-indent="false"/>
    </style:style>
    <style:style style:name="P94" style:family="paragraph" style:parent-style-name="Standard" style:list-style-name="WWNum28">
      <style:paragraph-properties fo:margin-left="0.5in" fo:margin-right="0in" fo:text-indent="-0.25in" style:auto-text-indent="false"/>
    </style:style>
    <style:style style:name="P95" style:family="paragraph" style:parent-style-name="Standard" style:list-style-name="WWNum30">
      <style:paragraph-properties fo:margin-left="0.5in" fo:margin-right="0in" fo:text-indent="-0.25in" style:auto-text-indent="false"/>
    </style:style>
    <style:style style:name="P96" style:family="paragraph" style:parent-style-name="Standard" style:list-style-name="WWNum46">
      <style:paragraph-properties fo:margin-left="0.5in" fo:margin-right="0in" fo:text-indent="-0.25in" style:auto-text-indent="false"/>
    </style:style>
    <style:style style:name="P97" style:family="paragraph" style:parent-style-name="Standard" style:list-style-name="WWNum64">
      <style:paragraph-properties fo:margin-left="0.5in" fo:margin-right="0in" fo:text-indent="-0.25in" style:auto-text-indent="false"/>
    </style:style>
    <style:style style:name="P98" style:family="paragraph" style:parent-style-name="Standard" style:list-style-name="WWNum6">
      <style:paragraph-properties fo:margin-left="0.5in" fo:margin-right="0in" fo:text-indent="-0.25in" style:auto-text-indent="false"/>
    </style:style>
    <style:style style:name="P99" style:family="paragraph" style:parent-style-name="Standard" style:list-style-name="WWNum54">
      <loext:graphic-properties draw:fill="solid" draw:fill-color="#ffffff"/>
      <style:paragraph-properties fo:margin-left="0.5in" fo:margin-right="0in" fo:margin-top="0in" fo:margin-bottom="0in" loext:contextual-spacing="false" fo:line-height="100%" fo:text-align="start" style:justify-single-word="false" fo:text-indent="-0.25in" style:auto-text-indent="false" fo:background-color="#ffffff"/>
    </style:style>
    <style:style style:name="P100" style:family="paragraph" style:parent-style-name="Standard" style:list-style-name="WWNum59">
      <loext:graphic-properties draw:fill="solid" draw:fill-color="#ffffff"/>
      <style:paragraph-properties fo:margin-left="0.5in" fo:margin-right="0in" fo:margin-top="0in" fo:margin-bottom="0in" loext:contextual-spacing="false" fo:line-height="100%" fo:text-align="start" style:justify-single-word="false" fo:text-indent="-0.25in" style:auto-text-indent="false" fo:background-color="#ffffff"/>
    </style:style>
    <style:style style:name="P101" style:family="paragraph" style:parent-style-name="Standard" style:list-style-name="WWNum54">
      <loext:graphic-properties draw:fill="solid" draw:fill-color="#ffffff"/>
      <style:paragraph-properties fo:margin-left="0.5in" fo:margin-right="0in" fo:margin-top="0in" fo:margin-bottom="0.1665in" loext:contextual-spacing="false" fo:line-height="100%" fo:text-align="start" style:justify-single-word="false" fo:text-indent="-0.25in" style:auto-text-indent="false" fo:background-color="#ffffff"/>
    </style:style>
    <style:style style:name="P102" style:family="paragraph" style:parent-style-name="Standard" style:list-style-name="WWNum59">
      <loext:graphic-properties draw:fill="solid" draw:fill-color="#ffffff"/>
      <style:paragraph-properties fo:margin-left="0.5in" fo:margin-right="0in" fo:margin-top="0in" fo:margin-bottom="0.1665in" loext:contextual-spacing="false" fo:line-height="100%" fo:text-align="start" style:justify-single-word="false" fo:text-indent="-0.25in" style:auto-text-indent="false" fo:background-color="#ffffff"/>
    </style:style>
    <style:style style:name="P103" style:family="paragraph" style:parent-style-name="Standard">
      <style:paragraph-properties fo:margin-left="0.5in" fo:margin-right="0in" fo:margin-top="0in" fo:margin-bottom="0in" loext:contextual-spacing="false" fo:line-height="108%" fo:text-align="justify" style:justify-single-word="false" fo:keep-together="auto" fo:orphans="2" fo:widows="2" fo:text-indent="0in" style:auto-text-indent="false" fo:break-before="auto" fo:break-after="auto" fo:padding="0in" fo:border="none" fo:keep-with-next="auto"/>
      <style:text-properties style:font-name="Arial" fo:font-size="11pt" fo:font-style="italic" style:font-name-asian="Arial1" style:font-size-asian="11pt" style:font-style-asian="italic" style:font-name-complex="Arial1" style:font-size-complex="11pt"/>
    </style:style>
    <style:style style:name="P104" style:family="paragraph" style:parent-style-name="Standard">
      <style:paragraph-properties fo:margin-top="0.0835in" fo:margin-bottom="0.1665in" loext:contextual-spacing="false" fo:line-height="100%"/>
    </style:style>
    <style:style style:name="P105" style:family="paragraph" style:parent-style-name="Heading_20_1">
      <style:paragraph-properties fo:text-align="justify" style:justify-single-word="false"/>
    </style:style>
    <style:style style:name="P106" style:family="paragraph" style:parent-style-name="Heading_20_1" style:master-page-name="Standard">
      <style:paragraph-properties fo:text-align="justify" style:justify-single-word="false" style:page-number="1"/>
      <style:text-properties style:text-position="0% 100%"/>
    </style:style>
    <style:style style:name="P107" style:family="paragraph" style:parent-style-name="Heading_20_1">
      <style:paragraph-properties fo:text-align="justify" style:justify-single-word="false" fo:break-before="page"/>
    </style:style>
    <style:style style:name="P108" style:family="paragraph" style:parent-style-name="Heading_20_1">
      <style:paragraph-properties fo:margin-top="0.0835in" fo:margin-bottom="0.1665in" loext:contextual-spacing="false" fo:line-height="100%" fo:keep-together="always" fo:keep-with-next="always"/>
    </style:style>
    <style:style style:name="P109" style:family="paragraph" style:parent-style-name="Heading_20_1">
      <style:paragraph-properties fo:margin-top="0.0835in" fo:margin-bottom="0.1665in" loext:contextual-spacing="false" fo:line-height="100%" fo:keep-together="always" fo:break-before="page" fo:keep-with-next="always"/>
    </style:style>
    <style:style style:name="P110" style:family="paragraph" style:parent-style-name="Heading_20_1" style:master-page-name="Converted2">
      <style:paragraph-properties fo:text-align="justify" style:justify-single-word="false" style:page-number="auto"/>
    </style:style>
    <style:style style:name="P111" style:family="paragraph" style:parent-style-name="Heading_20_3">
      <loext:graphic-properties draw:fill="solid" draw:fill-color="#ffffff"/>
      <style:paragraph-properties fo:margin-top="0in" fo:margin-bottom="0.1665in" loext:contextual-spacing="false" fo:line-height="100%" fo:background-color="#ffffff"/>
    </style:style>
    <style:style style:name="P112" style:family="paragraph" style:parent-style-name="Heading_20_3">
      <style:paragraph-properties fo:line-height="138%" fo:keep-together="auto" fo:keep-with-next="auto"/>
    </style:style>
    <style:style style:name="P113" style:family="paragraph" style:parent-style-name="Heading_20_2">
      <style:paragraph-properties fo:text-align="justify" style:justify-single-word="false"/>
    </style:style>
    <style:style style:name="P114" style:family="paragraph" style:parent-style-name="Heading_20_2">
      <style:paragraph-properties fo:text-align="justify" style:justify-single-word="false"/>
      <style:text-properties fo:font-size="15pt" style:font-size-asian="15pt" style:font-size-complex="15pt"/>
    </style:style>
    <style:style style:name="P115" style:family="paragraph" style:parent-style-name="Heading_20_2">
      <style:paragraph-properties fo:text-align="justify" style:justify-single-word="false"/>
      <style:text-properties fo:color="#000000" style:font-name="Roboto" style:font-name-asian="Roboto1" style:font-name-complex="Roboto1"/>
    </style:style>
    <style:style style:name="P116" style:family="paragraph" style:parent-style-name="Heading_20_2">
      <style:paragraph-properties fo:text-align="justify" style:justify-single-word="false" fo:break-before="page"/>
    </style:style>
    <style:style style:name="P117" style:family="paragraph" style:parent-style-name="Heading_20_2">
      <style:paragraph-properties fo:margin-top="0in" fo:margin-bottom="0in" loext:contextual-spacing="false" fo:line-height="115%"/>
    </style:style>
    <style:style style:name="P118" style:family="paragraph" style:parent-style-name="Heading_20_2">
      <style:paragraph-properties fo:margin-top="0in" fo:margin-bottom="0in" loext:contextual-spacing="false" fo:line-height="115%" fo:break-before="page"/>
    </style:style>
    <style:style style:name="T1" style:family="text">
      <style:text-properties style:text-position="0% 100%"/>
    </style:style>
    <style:style style:name="T2" style:family="text">
      <style:text-properties style:text-position="0% 100%" style:font-name="Trebuchet MS" fo:font-size="25pt" fo:font-weight="bold" style:font-name-asian="Trebuchet MS1" style:font-size-asian="25pt" style:font-weight-asian="bold" style:font-name-complex="Trebuchet MS1" style:font-size-complex="25pt"/>
    </style:style>
    <style:style style:name="T3" style:family="text">
      <style:text-properties style:text-position="0% 100%" style:font-name="Trebuchet MS" style:font-name-asian="Trebuchet MS1" style:font-name-complex="Trebuchet MS1"/>
    </style:style>
    <style:style style:name="T4" style:family="text">
      <style:text-properties style:text-position="0% 100%" style:font-name="Bookman Old Style" fo:font-size="12pt" style:font-name-asian="Bookman Old Style1" style:font-size-asian="12pt" style:font-name-complex="Bookman Old Style1" style:font-size-complex="12pt"/>
    </style:style>
    <style:style style:name="T5" style:family="text">
      <style:text-properties style:text-position="0% 100%" fo:font-weight="bold" style:font-weight-asian="bold"/>
    </style:style>
    <style:style style:name="T6" style:family="text">
      <style:text-properties style:text-position="0% 100%" fo:font-weight="normal" style:font-weight-asian="normal"/>
    </style:style>
    <style:style style:name="T7" style:family="text">
      <style:text-properties style:text-position="0% 100%" fo:font-size="18pt" style:font-size-asian="18pt" style:font-size-complex="18pt"/>
    </style:style>
    <style:style style:name="T8" style:family="text">
      <style:text-properties style:text-position="0% 100%" fo:font-size="18pt" fo:font-weight="bold" style:font-size-asian="18pt" style:font-weight-asian="bold" style:font-size-complex="18pt"/>
    </style:style>
    <style:style style:name="T9" style:family="text">
      <style:text-properties style:text-position="0% 100%" fo:font-size="15pt" style:font-size-asian="15pt" style:font-size-complex="15pt"/>
    </style:style>
    <style:style style:name="T10" style:family="text">
      <style:text-properties style:text-position="0% 100%" fo:font-style="italic" style:font-style-asian="italic"/>
    </style:style>
    <style:style style:name="T11"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fo:color="#000000"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16" style:family="text">
      <style:text-properties style:font-name="Arial" fo:font-size="14pt" fo:font-weight="bold" style:font-name-asian="Arial1" style:font-size-asian="14pt" style:font-weight-asian="bold" style:font-name-complex="Arial1" style:font-size-complex="14pt"/>
    </style:style>
    <style:style style:name="T17" style:family="text">
      <style:text-properties style:font-name="Arial" style:font-name-asian="Arial1" style:font-name-complex="Arial1"/>
    </style:style>
    <style:style style:name="T18" style:family="text">
      <style:text-properties style:font-name="Arial" fo:font-style="italic" style:font-name-asian="Arial1" style:font-style-asian="italic" style:font-name-complex="Arial1"/>
    </style:style>
    <style:style style:name="T19" style:family="text">
      <style:text-properties fo:font-size="18pt" style:font-size-asian="18pt" style:font-size-complex="18pt"/>
    </style:style>
    <style:style style:name="T20" style:family="text">
      <style:text-properties fo:font-size="15pt" style:font-size-asian="15pt" style:font-size-complex="15pt"/>
    </style:style>
    <style:style style:name="T21" style:family="text">
      <style:text-properties fo:color="#0000ee" style:text-underline-style="solid" style:text-underline-width="auto" style:text-underline-color="font-color"/>
    </style:style>
    <style:style style:name="T22" style:family="text">
      <style:text-properties fo:font-style="italic" style:font-style-asian="italic"/>
    </style:style>
    <style:style style:name="T23" style:family="text">
      <style:text-properties style:text-underline-style="none"/>
    </style:style>
    <style:style style:name="T24" style:family="text">
      <style:text-properties fo:color="#212529" fo:font-size="12pt" style:font-size-asian="12pt" style:font-size-complex="12pt"/>
    </style:style>
    <style:style style:name="T25" style:family="text">
      <style:text-properties fo:color="#212529" fo:font-size="12pt" style:text-underline-style="none" style:font-size-asian="12pt" style:font-size-complex="12pt"/>
    </style:style>
    <style:style style:name="T26" style:family="text">
      <style:text-properties style:text-position="super 58%"/>
    </style:style>
    <style:style style:name="T27" style:family="text">
      <style:text-properties fo:font-weight="bold" style:font-weight-asian="bold"/>
    </style:style>
    <style:style style:name="T28" style:family="text">
      <style:text-properties fo:font-size="9pt" style:font-size-asian="9pt" style:font-size-complex="9pt"/>
    </style:style>
    <style:style style:name="T29" style:family="text">
      <style:text-properties fo:color="#1155cc" fo:font-size="9pt" style:text-underline-style="solid" style:text-underline-width="auto" style:text-underline-color="font-color" style:font-size-asian="9pt" style:font-size-complex="9pt"/>
    </style:style>
    <style:style style:name="T30" style:family="text">
      <style:text-properties fo:color="#000000" style:text-position="0% 100%" fo:font-weight="bold" style:font-weight-asian="bold"/>
    </style:style>
    <style:style style:name="T31" style:family="text">
      <style:text-properties fo:color="#000000" style:text-position="0% 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
      <text:h text:style-name="P17" text:outline-level="1"/>
      <text:h text:style-name="P9" text:outline-level="1"><text:span text:style-name="T2">Software Requirements Specification</text:span></text:h>
      <text:h text:style-name="P29" text:outline-level="1"><text:span text:style-name="T2">for</text:span></text:h>
      <text:h text:style-name="Title" text:outline-level="1">Mercurania</text:h>
      <text:h text:style-name="P18" text:outline-level="1"><text:span text:style-name="T11">Version 1.0 approved</text:span></text:h>
      <text:h text:style-name="P18" text:outline-level="1"><text:span text:style-name="T11">Prepared by </text:span><text:span text:style-name="T16">Saksham Alok (PES2UG21CS461), Sampann Raheja (PES2UG21CS467) and Sanket Padhi (PES2UG21CS477)</text:span></text:h>
      <text:h text:style-name="P18" text:outline-level="1"><text:span text:style-name="T16">18 September, 2023</text:span></text:h>
      <text:h text:style-name="P28" text:outline-level="1"><text:bookmark text:name="_heading=h.gjdgxs"/><text:span text:style-name="T15">Table of Contents</text:span></text:h>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h text:style-name="P30" text:outline-level="1"><text:a xlink:type="simple" xlink:href="#_heading=h.1fob9te" text:style-name="Index_20_Link" text:visited-style-name="Index_20_Link"><text:span text:style-name="T12">1. Introduction<text:tab/>4</text:span></text:a></text:h>
          <text:h text:style-name="P32" text:outline-level="1"><text:a xlink:type="simple" xlink:href="#_heading=" text:style-name="Index_20_Link" text:visited-style-name="Index_20_Link"><text:span text:style-name="T12">1.1 Purpose<text:tab/>4</text:span></text:a></text:h>
          <text:h text:style-name="P32" text:outline-level="1"><text:a xlink:type="simple" xlink:href="#_heading=" text:style-name="Index_20_Link" text:visited-style-name="Index_20_Link"><text:span text:style-name="T12">1.2 Intended Audience<text:tab/>4</text:span></text:a></text:h>
          <text:h text:style-name="P32" text:outline-level="1"><text:a xlink:type="simple" xlink:href="#_heading=" text:style-name="Index_20_Link" text:visited-style-name="Index_20_Link"><text:span text:style-name="T12">1.3 Product Scope<text:tab/>5</text:span></text:a></text:h>
          <text:h text:style-name="P32" text:outline-level="1"><text:a xlink:type="simple" xlink:href="#_heading=" text:style-name="Index_20_Link" text:visited-style-name="Index_20_Link"><text:span text:style-name="T12">References<text:tab/>5</text:span></text:a></text:h>
          <text:h text:style-name="P30" text:outline-level="1"><text:a xlink:type="simple" xlink:href="#_heading=h.1t3h5sf" text:style-name="Index_20_Link" text:visited-style-name="Index_20_Link"><text:span text:style-name="T12">2. Overall Description<text:tab/>6</text:span></text:a></text:h>
          <text:h text:style-name="P32" text:outline-level="1"><text:a xlink:type="simple" xlink:href="#_heading=" text:style-name="Index_20_Link" text:visited-style-name="Index_20_Link"><text:span text:style-name="T12">2.1 Product Perspective<text:tab/>6</text:span></text:a></text:h>
          <text:h text:style-name="P32" text:outline-level="1"><text:a xlink:type="simple" xlink:href="#_heading=" text:style-name="Index_20_Link" text:visited-style-name="Index_20_Link"><text:span text:style-name="T12">2.2 Product Functions<text:tab/>6</text:span></text:a></text:h>
          <text:h text:style-name="P32" text:outline-level="1"><text:a xlink:type="simple" xlink:href="#_heading=" text:style-name="Index_20_Link" text:visited-style-name="Index_20_Link"><text:span text:style-name="T12">2.3 User Classes and Characteristics<text:tab/>7</text:span></text:a></text:h>
          <text:h text:style-name="P32" text:outline-level="1"><text:a xlink:type="simple" xlink:href="#_heading=" text:style-name="Index_20_Link" text:visited-style-name="Index_20_Link"><text:span text:style-name="T12">2.4 Operating Environment<text:tab/>8</text:span></text:a></text:h>
          <text:h text:style-name="P32" text:outline-level="1"><text:a xlink:type="simple" xlink:href="#_heading=" text:style-name="Index_20_Link" text:visited-style-name="Index_20_Link"><text:span text:style-name="T12">2.5 Design and Implementation Constraints<text:tab/>9</text:span></text:a></text:h>
          <text:h text:style-name="P32" text:outline-level="1"><text:a xlink:type="simple" xlink:href="#_heading=" text:style-name="Index_20_Link" text:visited-style-name="Index_20_Link"><text:span text:style-name="T12">2.6 Assumptions and Dependencies<text:tab/>10</text:span></text:a></text:h>
          <text:h text:style-name="P30" text:outline-level="1"><text:a xlink:type="simple" xlink:href="#_heading=h.35nkun2" text:style-name="Index_20_Link" text:visited-style-name="Index_20_Link"><text:span text:style-name="T12">3. External Interface Requirements<text:tab/>11</text:span></text:a></text:h>
          <text:h text:style-name="P32" text:outline-level="1"><text:a xlink:type="simple" xlink:href="#_heading=" text:style-name="Index_20_Link" text:visited-style-name="Index_20_Link"><text:span text:style-name="T12">3.1 User Interfaces<text:tab/>11</text:span></text:a></text:h>
          <text:h text:style-name="P32" text:outline-level="1"><text:a xlink:type="simple" xlink:href="#_heading=" text:style-name="Index_20_Link" text:visited-style-name="Index_20_Link"><text:span text:style-name="T12">3.2 Software Interfaces<text:tab/>13</text:span></text:a></text:h>
          <text:h text:style-name="P32" text:outline-level="1"><text:a xlink:type="simple" xlink:href="#_heading=" text:style-name="Index_20_Link" text:visited-style-name="Index_20_Link"><text:span text:style-name="T12">3.3 Communications Interfaces<text:tab/>14</text:span></text:a></text:h>
          <text:h text:style-name="P30" text:outline-level="1"><text:a xlink:type="simple" xlink:href="#_heading=" text:style-name="Index_20_Link" text:visited-style-name="Index_20_Link"><text:span text:style-name="T12">4. System Features<text:tab/>16</text:span></text:a></text:h>
          <text:h text:style-name="P32" text:outline-level="1"><text:a xlink:type="simple" xlink:href="#_heading=h.gdxd3dwr9a0f" text:style-name="Index_20_Link" text:visited-style-name="Index_20_Link"><text:span text:style-name="T12">4.1 User Registration and Authentication<text:tab/>16</text:span></text:a></text:h>
          <text:h text:style-name="P32" text:outline-level="1"><text:a xlink:type="simple" xlink:href="#_heading=h.oqntqh7n8sjm" text:style-name="Index_20_Link" text:visited-style-name="Index_20_Link"><text:span text:style-name="T12">4.2 Product Listing and Management<text:tab/>16</text:span></text:a></text:h>
          <text:h text:style-name="P32" text:outline-level="1"><text:a xlink:type="simple" xlink:href="#_heading=h.e6riqraqh068" text:style-name="Index_20_Link" text:visited-style-name="Index_20_Link"><text:span text:style-name="T12">4.3 Search and Filter Functionality<text:tab/>17</text:span></text:a></text:h>
          <text:h text:style-name="P32" text:outline-level="1"><text:soft-page-break/><text:a xlink:type="simple" xlink:href="#_heading=h.29vta973up6t" text:style-name="Index_20_Link" text:visited-style-name="Index_20_Link"><text:span text:style-name="T12">4.4 Secure Transactions<text:tab/>17</text:span></text:a></text:h>
          <text:h text:style-name="P30" text:outline-level="1"><text:a xlink:type="simple" xlink:href="#_heading=h.4i7ojhp" text:style-name="Index_20_Link" text:visited-style-name="Index_20_Link"><text:span text:style-name="T12">5. Other Nonfunctional Requirements<text:tab/>17</text:span></text:a></text:h>
          <text:h text:style-name="P32" text:outline-level="1"><text:a xlink:type="simple" xlink:href="#_heading=" text:style-name="Index_20_Link" text:visited-style-name="Index_20_Link"><text:span text:style-name="T12">5.1 Performance Requirements<text:tab/>17</text:span></text:a></text:h>
          <text:h text:style-name="P32" text:outline-level="1"><text:a xlink:type="simple" xlink:href="#_heading=h.92h3jb5bkety" text:style-name="Index_20_Link" text:visited-style-name="Index_20_Link"><text:span text:style-name="T12">5.2 Safety Requirements<text:tab/>17</text:span></text:a></text:h>
          <text:h text:style-name="P32" text:outline-level="1"><text:a xlink:type="simple" xlink:href="#_heading=h.dg1ebsaihx9j" text:style-name="Index_20_Link" text:visited-style-name="Index_20_Link"><text:span text:style-name="T12">5.3 Security Requirements<text:tab/>18</text:span></text:a></text:h>
          <text:h text:style-name="P32" text:outline-level="1"><text:a xlink:type="simple" xlink:href="#_heading=h.eb4ql4wdfure" text:style-name="Index_20_Link" text:visited-style-name="Index_20_Link"><text:span text:style-name="T12">5.4 Software Quality Attributes<text:tab/>18</text:span></text:a></text:h>
          <text:h text:style-name="P30" text:outline-level="1"><text:a xlink:type="simple" xlink:href="#_heading=h.wmxuvygu805m" text:style-name="Index_20_Link" text:visited-style-name="Index_20_Link"><text:span text:style-name="T12">Appendix A: Glossary<text:tab/>19</text:span></text:a></text:h>
          <text:h text:style-name="P32" text:outline-level="1"><text:a xlink:type="simple" xlink:href="#_heading=h.3fgg9kb05wfk" text:style-name="Index_20_Link" text:visited-style-name="Index_20_Link"><text:span text:style-name="T12">References<text:tab/>19</text:span></text:a></text:h>
          <text:h text:style-name="P30" text:outline-level="1"><text:a xlink:type="simple" xlink:href="#_heading=h.ucraclhyvpav" text:style-name="Index_20_Link" text:visited-style-name="Index_20_Link"><text:span text:style-name="T12">Appendix B: Field Layouts<text:tab/>20</text:span></text:a></text:h>
          <text:h text:style-name="P30" text:outline-level="1"><text:a xlink:type="simple" xlink:href="#_heading=h.ss3s9p2ymn1e" text:style-name="Index_20_Link" text:visited-style-name="Index_20_Link"><text:span text:style-name="T12">Appendix C: Requirement Traceability Matrix<text:tab/>21</text:span></text:a></text:h>
        </text:index-body>
      </text:table-of-content>
      <text:h text:style-name="P3" text:outline-level="1"/>
      <text:h text:style-name="P3" text:outline-level="1"/>
      <text:h text:style-name="P3" text:outline-level="1"/>
      <text:h text:style-name="P3" text:outline-level="1"/>
      <text:h text:style-name="P3" text:outline-level="1"><text:bookmark text:name="_heading=h.30j0zll"/></text:h>
      <text:h text:style-name="P27" text:outline-level="1"><text:span text:style-name="T15">Revision History</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33" text:outline-level="1"><text:span text:style-name="T5">Name</text:span></text:h>
          </table:table-cell>
          <table:table-cell table:style-name="Table1.B1" office:value-type="string">
            <text:h text:style-name="P33" text:outline-level="1"><text:span text:style-name="T5">Date</text:span></text:h>
          </table:table-cell>
          <table:table-cell table:style-name="Table1.B1" office:value-type="string">
            <text:h text:style-name="P33" text:outline-level="1"><text:span text:style-name="T5">Reason For Changes</text:span></text:h>
          </table:table-cell>
          <table:table-cell table:style-name="Table1.D1" office:value-type="string">
            <text:h text:style-name="P33" text:outline-level="1"><text:span text:style-name="T5">Version</text:span></text:h>
          </table:table-cell>
        </table:table-row>
        <table:table-row table:style-name="Table1.1">
          <table:table-cell table:style-name="Table1.A2" office:value-type="string">
            <text:h text:style-name="P34" text:outline-level="1"/>
          </table:table-cell>
          <table:table-cell table:style-name="Table1.B2" office:value-type="string">
            <text:h text:style-name="P34" text:outline-level="1"/>
          </table:table-cell>
          <table:table-cell table:style-name="Table1.B2" office:value-type="string">
            <text:h text:style-name="P34" text:outline-level="1"/>
          </table:table-cell>
          <table:table-cell table:style-name="Table1.D2" office:value-type="string">
            <text:h text:style-name="P34" text:outline-level="1"/>
          </table:table-cell>
        </table:table-row>
        <table:table-row table:style-name="Table1.1">
          <table:table-cell table:style-name="Table1.A3" office:value-type="string">
            <text:h text:style-name="P34" text:outline-level="1"/>
          </table:table-cell>
          <table:table-cell table:style-name="Table1.B3" office:value-type="string">
            <text:h text:style-name="P34" text:outline-level="1"/>
          </table:table-cell>
          <table:table-cell table:style-name="Table1.B3" office:value-type="string">
            <text:h text:style-name="P34" text:outline-level="1"/>
          </table:table-cell>
          <table:table-cell table:style-name="Table1.D3" office:value-type="string">
            <text:h text:style-name="P34" text:outline-level="1"/>
          </table:table-cell>
        </table:table-row>
      </table:table>
      <text:h text:style-name="P5" text:outline-level="1"/>
      <text:h text:style-name="P110" text:outline-level="1"><text:bookmark text:name="_heading=h.1fob9te"/><text:span text:style-name="T19">1. </text:span><text:span text:style-name="T7">Introduction</text:span></text:h>
      <text:h text:style-name="P113" text:outline-level="2">1.1 <text:span text:style-name="T1">Purpose</text:span></text:h>
      <text:h text:style-name="P1" text:outline-level="1"/>
      <text:h text:style-name="P22" text:outline-level="1"><text:bookmark text:name="_heading=h.u7h97lvsepu"/>This Software Requirements Specification (SRS) document outlines the software requirements for the development of an e-commerce website focused on facilitating the buying and selling of used electronics and electronics parts. The project's primary goal is to create a user-friendly, secure, and efficient marketplace for the exchange of electronic items.</text:h>
      <text:h text:style-name="P22" text:outline-level="1"><text:bookmark text:name="_heading=h.4mk9i2fhqu5i"/></text:h>
      <text:h text:style-name="P113" text:outline-level="2"><text:span text:style-name="T20">1.2 </text:span><text:span text:style-name="T9">Intended Audience</text:span><text:span text:style-name="T1"> </text:span></text:h>
      <text:h text:style-name="P23" text:outline-level="1"><text:bookmark text:name="_heading=h.k4z1r3h3dhxr"/></text:h>
      <text:h text:style-name="Standard" text:outline-level="1"><text:bookmark text:name="_heading=h.bkx6k311oyqu"/>Developers will refer to this document as a guide to implementing the required software features.</text:h>
      <text:h text:style-name="Standard" text:outline-level="1"><text:bookmark text:name="_heading=h.lktxpwvy2elk"/>Project managers will utilize it for project planning, monitoring, and coordination.</text:h>
      <text:h text:style-name="Standard" text:outline-level="1"><text:bookmark text:name="_heading=h.1fkhj2hkhmlx"/>Marketing staff will gain insights into the product's features and capabilities for promotional efforts.</text:h>
      <text:h text:style-name="Standard" text:outline-level="1"><text:bookmark text:name="_heading=h.m2a2w22lauhn"/>Users will understand the functionalities available on the platform.</text:h>
      <text:h text:style-name="Standard" text:outline-level="1"><text:bookmark text:name="_heading=h.xy0jao46md3k"/>Testers will use this as a reference to create test cases.</text:h>
      <text:h text:style-name="Standard" text:outline-level="1"><text:bookmark text:name="_heading=h.ca6457wasq6e"/>Documentation writers will extract information for creating user guides and manuals.</text:h>
      <text:h text:style-name="Standard" text:outline-level="1"><text:bookmark text:name="_heading=h.kzzwmmyrwib1"/>This document is organized as follows: It starts with an introduction followed by a detailed description of the product's scope, functional and non-functional requirements, and references to external documents and resources.</text:h>
      <text:h text:style-name="P24" text:outline-level="1"><text:bookmark text:name="_heading=h.2et92p0"/></text:h>
      <text:h text:style-name="P114" text:outline-level="2"/>
      <text:h text:style-name="P116" text:outline-level="2"><text:span text:style-name="T20">1.3 </text:span><text:span text:style-name="T9">Product Scope</text:span></text:h>
      <text:h text:style-name="Standard" text:outline-level="1">The software specified in this document is designed for "Online Resellers for used electronic parts." Its primary purpose is to establish a robust online marketplace connecting sellers of used electronic components and parts with buyers seeking cost-effective solutions.</text:h>
      <text:h text:style-name="P115" text:outline-level="2"/>
      <text:h text:style-name="Standard" text:outline-level="1">The platform aims to provide the following benefits and objectives:</text:h>
      <text:h text:style-name="Standard" text:outline-level="1"/>
      <text:h text:style-name="Standard" text:outline-level="1">- Sustainability: Encouraging the recycling and reuse of electronic components.</text:h>
      <text:h text:style-name="Standard" text:outline-level="1">- Cost-Efficiency: Offering affordable electronic parts and gadgets.</text:h>
      <text:h text:style-name="Standard" text:outline-level="1">- User-Friendly: Creating an intuitive and easy-to-navigate marketplace.</text:h>
      <text:h text:style-name="Standard" text:outline-level="1">- Security: Ensuring secure transactions and data protection.</text:h>
      <text:h text:style-name="Standard" text:outline-level="1">- Efficiency: Facilitating smooth product listings, searches, and transactions.</text:h>
      <text:h text:style-name="Standard" text:outline-level="1"/>
      <text:h text:style-name="Standard" text:outline-level="1">This software aligns with corporate goals focused on sustainability, responsible electronics consumption, and the provision of a convenient marketplace for electronic enthusiasts. For a more comprehensive vision and scope, please refer to the dedicated document.</text:h>
      <text:h text:style-name="P113" text:outline-level="2"/>
      <text:h text:style-name="P113" text:outline-level="2"><text:span text:style-name="T9">References</text:span></text:h>
      <text:h text:style-name="Standard" text:outline-level="1">IEEE SRS format <text:s/>- <text:a xlink:type="simple" xlink:href="https://docs.google.com/document/d/1_IbDvde8sa2kx6XDGTKIa7u7EbCYJsj1/edit" text:style-name="ListLabel_20_595" text:visited-style-name="ListLabel_20_595"><text:span text:style-name="T21">SRS.doc</text:span></text:a></text:h>
      <text:h text:style-name="P105" text:outline-level="1"><text:bookmark text:name="_heading=h.kgsmwxac2307"/></text:h>
      <text:h text:style-name="P107" text:outline-level="1"><text:bookmark text:name="_heading=h.1t3h5sf"/>2. <text:span text:style-name="T1">Overall Description</text:span></text:h>
      <text:h text:style-name="P113" text:outline-level="2">2.1 <text:span text:style-name="T1">Product Perspective</text:span></text:h>
      <text:h text:style-name="Standard" text:outline-level="1"><text:bookmark text:name="_heading=h.131vlkeppsvj"/>The proposed product is a standalone e-commerce website designed to revolutionize the buying and selling of used electronics and electronics parts. It does not depend on or integrate with existing systems or products, standing alone as a unique and self-contained platform.</text:h>
      <text:h text:style-name="P25" text:outline-level="1"><text:bookmark text:name="_heading=h.qjfi8e865mns"/></text:h>
      <text:h text:style-name="Standard" text:outline-level="1"><text:bookmark text:name="_heading=h.57j24cdv8xy"/>It is not part of a larger product family but rather emerges as an innovative solution to meet the specific needs of individuals and businesses engaged in the electronics trading sector. It serves as a comprehensive online marketplace, fostering secure transactions and user trust while offering an intuitive, user-friendly interface for a seamless trading experience. It will interact with external systems and services such as payment gateways, email services, and potentially geolocation services to enhance its core functionality.</text:h>
      <text:h text:style-name="P25" text:outline-level="1"><text:bookmark text:name="_heading=h.4d34og8"/></text:h>
      <text:h text:style-name="P113" text:outline-level="2">2.2 <text:span text:style-name="T1">Product Functions</text:span></text:h>
      <text:h text:style-name="Standard" text:outline-level="1"><text:bookmark text:name="_heading=h.fq6j2oocdj2"/>The major functions that the platform must perform or allow users to perform include:</text:h>
      <text:h text:style-name="P25" text:outline-level="1"><text:bookmark text:name="_heading=h.z5opwq6tlcto"/></text:h>
      <text:list xml:id="list4089183646" text:style-name="WWNum11">
        <text:list-item>
          <text:h text:style-name="P35" text:outline-level="1"><text:bookmark text:name="_heading=h.o4asallgbv1h"/>User Registration and Profile Management:</text:h>
        </text:list-item>
      </text:list>
      <text:list xml:id="list3595481915" text:style-name="WWNum17">
        <text:list-item>
          <text:h text:style-name="P36" text:outline-level="1"><text:bookmark text:name="_heading=h.nfj4mcdwa072"/>Users can create accounts.</text:h>
        </text:list-item>
        <text:list-item>
          <text:h text:style-name="P36" text:outline-level="1"><text:bookmark text:name="_heading=h.y9uh2f5uj8ex"/>Users can update their profile information and preferences.</text:h>
        </text:list-item>
      </text:list>
      <text:h text:style-name="Standard" text:outline-level="1"><text:bookmark text:name="_heading=h.i01c94wk33in"/></text:h>
      <text:list xml:id="list23309377311890" text:continue-list="list4089183646" text:style-name="WWNum11">
        <text:list-item>
          <text:h text:style-name="P35" text:outline-level="1"><text:bookmark text:name="_heading=h.snqojz9d830n"/>Product Listings:</text:h>
        </text:list-item>
      </text:list>
      <text:list xml:id="list1594130426" text:style-name="WWNum42">
        <text:list-item>
          <text:h text:style-name="P37" text:outline-level="1"><text:bookmark text:name="_heading=h.oxgl3ky4svqf"/>Sellers can list used electronics and electronic parts for sale.</text:h>
        </text:list-item>
        <text:list-item>
          <text:h text:style-name="P37" text:outline-level="1"><text:bookmark text:name="_heading=h.gk6mems0fru1"/>Listings include descriptions, images, conditions, and pricing.</text:h>
        </text:list-item>
      </text:list>
      <text:h text:style-name="Standard" text:outline-level="1"><text:bookmark text:name="_heading=h.1dokx25qg88a"/></text:h>
      <text:list xml:id="list23308411490147" text:continue-list="list23309377311890" text:style-name="WWNum11">
        <text:list-item>
          <text:h text:style-name="P35" text:outline-level="1"><text:bookmark text:name="_heading=h.ihy5evtyt3ed"/>Search and Filter Functionality:</text:h>
        </text:list-item>
      </text:list>
      <text:list xml:id="list995208838" text:style-name="WWNum38">
        <text:list-item>
          <text:h text:style-name="P38" text:outline-level="1"><text:bookmark text:name="_heading=h.70x2e0e8vzfa"/>Buyers can search for products using keywords.</text:h>
        </text:list-item>
        <text:list-item>
          <text:h text:style-name="P38" text:outline-level="1"><text:bookmark text:name="_heading=h.6o84hkl7bh1t"/>Advanced filters based on location, price, brand, condition, etc.</text:h>
        </text:list-item>
        <text:list-item>
          <text:h text:style-name="P38" text:outline-level="1"><text:bookmark text:name="_heading=h.w50977pjt922"/>Geolocation-based search for nearby sellers.</text:h>
        </text:list-item>
      </text:list>
      <text:h text:style-name="Standard" text:outline-level="1"><text:bookmark text:name="_heading=h.rfcdfv7hd3y5"/><text:soft-page-break/></text:h>
      <text:list xml:id="list23308280902507" text:continue-list="list23308411490147" text:style-name="WWNum11">
        <text:list-item>
          <text:h text:style-name="P35" text:outline-level="1"><text:bookmark text:name="_heading=h.jul8uklwoa60"/>Secure Transactions:</text:h>
        </text:list-item>
      </text:list>
      <text:list xml:id="list247065345" text:style-name="WWNum45">
        <text:list-item>
          <text:h text:style-name="P39" text:outline-level="1"><text:bookmark text:name="_heading=h.p2g0lwohabj7"/>Integrated payment gateway for secure financial transactions.</text:h>
        </text:list-item>
        <text:list-item>
          <text:h text:style-name="P39" text:outline-level="1"><text:bookmark text:name="_heading=h.7xndgho0oovu"/>Escrow services to hold funds until product receipt confirmation.</text:h>
        </text:list-item>
      </text:list>
      <text:h text:style-name="Standard" text:outline-level="1"><text:bookmark text:name="_heading=h.a2ryyknjqdh9"/></text:h>
      <text:list xml:id="list23308615690553" text:continue-list="list23308280902507" text:style-name="WWNum11">
        <text:list-item>
          <text:h text:style-name="P35" text:outline-level="1"><text:bookmark text:name="_heading=h.7ex8cd1hnlu8"/>Review and Ratings:</text:h>
        </text:list-item>
      </text:list>
      <text:list xml:id="list3578340445" text:style-name="WWNum52">
        <text:list-item>
          <text:h text:style-name="P40" text:outline-level="1"><text:bookmark text:name="_heading=h.x9u2spp7024"/>Users can leave reviews and ratings for sellers, building trust.</text:h>
        </text:list-item>
      </text:list>
      <text:h text:style-name="P25" text:outline-level="1"><text:bookmark text:name="_heading=h.2s8eyo1"/></text:h>
      <text:h text:style-name="P113" text:outline-level="2"/>
      <text:h text:style-name="P116" text:outline-level="2">2.3 <text:span text:style-name="T1">User Classes and Characteristics</text:span></text:h>
      <text:h text:style-name="P1" text:outline-level="1"/>
      <text:h text:style-name="Standard" text:outline-level="1"><text:bookmark text:name="_heading=h.nllge6jlt3j0"/>It anticipates the following user classes, each with distinct characteristics and needs:</text:h>
      <text:h text:style-name="Standard" text:outline-level="1"><text:bookmark text:name="_heading=h.l8jmn6vqz5os"/></text:h>
      <text:list xml:id="list4179808726" text:style-name="WWNum32">
        <text:list-item>
          <text:h text:style-name="P41" text:outline-level="1"><text:bookmark text:name="_heading=h.pqu5g8tve8ky"/>Individual Sellers:</text:h>
        </text:list-item>
      </text:list>
      <text:list xml:id="list865221654" text:style-name="WWNum5">
        <text:list-item>
          <text:h text:style-name="P42" text:outline-level="1"><text:bookmark text:name="_heading=h.33sjv4ndnz3w"/>Frequency of Use: Occasional users.</text:h>
        </text:list-item>
        <text:list-item>
          <text:h text:style-name="P42" text:outline-level="1"><text:bookmark text:name="_heading=h.ycla512wfcqa"/>Characteristics: Individuals looking to sell their used electronics or parts, varying in technical expertise.</text:h>
        </text:list-item>
        <text:list-item>
          <text:h text:style-name="P42" text:outline-level="1"><text:bookmark text:name="_heading=h.gihpoop3wcry"/>Needs: Simple product listing processes, secure transactions, and access to user feedback.</text:h>
        </text:list-item>
      </text:list>
      <text:h text:style-name="Standard" text:outline-level="1"><text:bookmark text:name="_heading=h.devjsnxsdaga"/></text:h>
      <text:list xml:id="list23309155288237" text:continue-list="list4179808726" text:style-name="WWNum32">
        <text:list-item>
          <text:h text:style-name="P41" text:outline-level="1"><text:bookmark text:name="_heading=h.kh7urwolyrcd"/>Individual Buyers:</text:h>
        </text:list-item>
      </text:list>
      <text:list xml:id="list1053816362" text:style-name="WWNum39">
        <text:list-item>
          <text:h text:style-name="P43" text:outline-level="1"><text:bookmark text:name="_heading=h.sk0vs6srt7ge"/>Frequency of Use: Frequent users.</text:h>
        </text:list-item>
        <text:list-item>
          <text:h text:style-name="P43" text:outline-level="1"><text:bookmark text:name="_heading=h.gg4vqgo00pd9"/>Characteristics: Electronics enthusiasts, varying in technical expertise.</text:h>
        </text:list-item>
        <text:list-item>
          <text:h text:style-name="P43" text:outline-level="1"><text:bookmark text:name="_heading=h.n53ia6n8e7z"/>Needs: Efficient search and filter functions, secure transactions, and access to product reviews.</text:h>
        </text:list-item>
      </text:list>
      <text:h text:style-name="Standard" text:outline-level="1"><text:bookmark text:name="_heading=h.1hqs0wvvwq5b"/></text:h>
      <text:list xml:id="list23309904881406" text:continue-list="list23309155288237" text:style-name="WWNum32">
        <text:list-item>
          <text:h text:style-name="P41" text:outline-level="1"><text:bookmark text:name="_heading=h.927wl2mgw62f"/>Small Businesses/Repair Shops:</text:h>
        </text:list-item>
      </text:list>
      <text:list xml:id="list2556758245" text:style-name="WWNum18">
        <text:list-item>
          <text:h text:style-name="P44" text:outline-level="1"><text:bookmark text:name="_heading=h.f778kcz1cmoz"/>Frequency of Use: Regular users.</text:h>
        </text:list-item>
        <text:list-item>
          <text:h text:style-name="P44" text:outline-level="1"><text:bookmark text:name="_heading=h.o0y7od1oke92"/>Characteristics: Tech-savvy businesses focused on cost-effective electronic components.</text:h>
        </text:list-item>
        <text:list-item>
          <text:h text:style-name="P44" text:outline-level="1"><text:bookmark text:name="_heading=h.nay862gyorsa"/>Needs: Bulk product purchases, specialized search filters, and reliable transaction management.</text:h>
        </text:list-item>
      </text:list>
      <text:h text:style-name="Standard" text:outline-level="1"><text:bookmark text:name="_heading=h.uwzuxjdl01dj"/></text:h>
      <text:list xml:id="list23309303466843" text:continue-list="list23309904881406" text:style-name="WWNum32">
        <text:list-item>
          <text:h text:style-name="P41" text:outline-level="1"><text:bookmark text:name="_heading=h.8q8njzejsqqd"/>Tech Enthusiasts and Collectors:</text:h>
        </text:list-item>
      </text:list>
      <text:list xml:id="list573791213" text:style-name="WWNum7">
        <text:list-item>
          <text:h text:style-name="P45" text:outline-level="1"><text:bookmark text:name="_heading=h.za7aeflsdsxx"/>Frequency of Use: Frequent users.</text:h>
        </text:list-item>
        <text:list-item>
          <text:h text:style-name="P45" text:outline-level="1"><text:bookmark text:name="_heading=h.jen22c90waw1"/><text:soft-page-break/>Characteristics: Highly interested in unique or rare electronics.</text:h>
        </text:list-item>
        <text:list-item>
          <text:h text:style-name="P45" text:outline-level="1"><text:bookmark text:name="_heading=h.yas5pdovwgvn"/>Needs: Advanced search capabilities, product authenticity verification, and access to a diverse range of products.</text:h>
        </text:list-item>
      </text:list>
      <text:h text:style-name="Standard" text:outline-level="1"><text:bookmark text:name="_heading=h.c66iarraes6l"/></text:h>
      <text:list xml:id="list23308888821016" text:continue-list="list23309303466843" text:style-name="WWNum32">
        <text:list-item>
          <text:h text:style-name="P41" text:outline-level="1"><text:bookmark text:name="_heading=h.maegjcirv3z8"/>General Users:</text:h>
        </text:list-item>
      </text:list>
      <text:list xml:id="list156878588" text:style-name="WWNum36">
        <text:list-item>
          <text:h text:style-name="P46" text:outline-level="1"><text:bookmark text:name="_heading=h.mc3ju7cnlaa7"/>Frequency of Use: Infrequent users.</text:h>
        </text:list-item>
        <text:list-item>
          <text:h text:style-name="P46" text:outline-level="1"><text:bookmark text:name="_heading=h.u7apdr4j5gb9"/>Characteristics: Novice users with limited technical expertise.</text:h>
        </text:list-item>
        <text:list-item>
          <text:h text:style-name="P46" text:outline-level="1"><text:bookmark text:name="_heading=h.p2cm8hjnxlu"/>Needs: User-friendly interface, guided registration, and simplified transaction processes.</text:h>
        </text:list-item>
      </text:list>
      <text:h text:style-name="P25" text:outline-level="1"><text:bookmark text:name="_heading=h.17dp8vu"/></text:h>
      <text:h text:style-name="P113" text:outline-level="2"/>
      <text:h text:style-name="P116" text:outline-level="2">2.4 <text:span text:style-name="T1">Operating Environment</text:span></text:h>
      <text:h text:style-name="P1" text:outline-level="1"/>
      <text:h text:style-name="Standard" text:outline-level="1"><text:bookmark text:name="_heading=h.hj9u84shbvre"/>it will operate in an environment characterized by the following components:</text:h>
      <text:h text:style-name="Standard" text:outline-level="1"><text:bookmark text:name="_heading=h.8eagr7j1bal7"/></text:h>
      <text:list xml:id="list3833446483" text:style-name="WWNum60">
        <text:list-item>
          <text:h text:style-name="P47" text:outline-level="1"><text:bookmark text:name="_heading=h.vos5n13u6q8l"/>Hardware Platform: it is designed to run on standard web servers and is accessible through web browsers on various devices. Users can access the platform from desktop computers, laptops, tablets, and smartphones. The hardware requirements for users are minimal, with modern web browsers supporting the platform efficiently.</text:h>
        </text:list-item>
      </text:list>
      <text:h text:style-name="Standard" text:outline-level="1"><text:bookmark text:name="_heading=h.no6hs9otb95v"/></text:h>
      <text:list xml:id="list23310071804002" text:continue-numbering="true" text:style-name="WWNum60">
        <text:list-item>
          <text:h text:style-name="P47" text:outline-level="1"><text:bookmark text:name="_heading=h.nwiru0q1fslh"/>Operating System: it is platform-agnostic, compatible with various operating systems, including but not limited to:</text:h>
        </text:list-item>
      </text:list>
      <text:list xml:id="list3027544892" text:style-name="WWNum8">
        <text:list-item>
          <text:h text:style-name="P48" text:outline-level="1"><text:bookmark text:name="_heading=h.2p3h1k4i1o2d"/>Windows</text:h>
        </text:list-item>
        <text:list-item>
          <text:h text:style-name="P48" text:outline-level="1"><text:bookmark text:name="_heading=h.mo7c5olg2jwa"/>macOS</text:h>
        </text:list-item>
        <text:list-item>
          <text:h text:style-name="P48" text:outline-level="1"><text:bookmark text:name="_heading=h.bkvyrax25sm"/>Linux distributions</text:h>
        </text:list-item>
      </text:list>
      <text:h text:style-name="Standard" text:outline-level="1"><text:bookmark text:name="_heading=h.ozco9zeaqyvh"/></text:h>
      <text:h text:style-name="Standard" text:outline-level="1"><text:bookmark text:name="_heading=h.v8emh0962gr8"/></text:h>
      <text:list xml:id="list23309421188970" text:continue-list="list23310071804002" text:style-name="WWNum60">
        <text:list-item>
          <text:h text:style-name="P47" text:outline-level="1"><text:bookmark text:name="_heading=h.bm6a7zk72qcc"/>Web Browsers: The platform is accessible through widely used web browsers, including:</text:h>
        </text:list-item>
      </text:list>
      <text:list xml:id="list3044070897" text:style-name="WWNum37">
        <text:list-item>
          <text:h text:style-name="P49" text:outline-level="1"><text:bookmark text:name="_heading=h.q5vh2w2d5cil"/>Google Chrome</text:h>
        </text:list-item>
        <text:list-item>
          <text:h text:style-name="P49" text:outline-level="1"><text:bookmark text:name="_heading=h.9dwr3misp2a1"/>Mozilla Firefox</text:h>
        </text:list-item>
        <text:list-item>
          <text:h text:style-name="P49" text:outline-level="1"><text:bookmark text:name="_heading=h.7tjd40qtt4ys"/>Apple Safari</text:h>
        </text:list-item>
        <text:list-item>
          <text:h text:style-name="P49" text:outline-level="1"><text:bookmark text:name="_heading=h.m583wauyhzml"/>Microsoft Edge</text:h>
        </text:list-item>
      </text:list>
      <text:h text:style-name="Standard" text:outline-level="1"><text:bookmark text:name="_heading=h.xpvr4f6vqwxa"/></text:h>
      <text:list xml:id="list23308676243517" text:continue-list="list23309421188970" text:style-name="WWNum60">
        <text:list-item>
          <text:h text:style-name="P47" text:outline-level="1"><text:bookmark text:name="_heading=h.og7zn03os38p"/>Web Server: it will require a web server capable of hosting web applications. Common choices include:</text:h>
        </text:list-item>
      </text:list>
      <text:list xml:id="list4031346823" text:style-name="WWNum47">
        <text:list-item>
          <text:h text:style-name="P50" text:outline-level="1"><text:bookmark text:name="_heading=h.19gdim1cmrf7"/>Apache HTTP Server</text:h>
        </text:list-item>
        <text:list-item>
          <text:h text:style-name="P50" text:outline-level="1"><text:bookmark text:name="_heading=h.jt332q9jhm1l"/>Nginx</text:h>
        </text:list-item>
        <text:list-item>
          <text:h text:style-name="P50" text:outline-level="1"><text:bookmark text:name="_heading=h.6vzdpj24vihu"/><text:soft-page-break/>Microsoft Internet Information Services (IIS)</text:h>
        </text:list-item>
      </text:list>
      <text:h text:style-name="Standard" text:outline-level="1"><text:bookmark text:name="_heading=h.12s3f96n2zfw"/></text:h>
      <text:list xml:id="list23309353871532" text:continue-list="list23308676243517" text:style-name="WWNum60">
        <text:list-item>
          <text:h text:style-name="P47" text:outline-level="1"><text:bookmark text:name="_heading=h.lfvcl4hbhng3"/>Database: The system may use a relational database management system (RDBMS) to store user data, product listings, and transaction records. Common choices include:</text:h>
        </text:list-item>
      </text:list>
      <text:list xml:id="list3716397738" text:style-name="WWNum16">
        <text:list-item>
          <text:h text:style-name="P51" text:outline-level="1"><text:bookmark text:name="_heading=h.kreaerwtum7l"/>MySQL</text:h>
        </text:list-item>
        <text:list-item>
          <text:h text:style-name="P51" text:outline-level="1"><text:bookmark text:name="_heading=h.f1dmfdytacd"/>PostgreSQL</text:h>
        </text:list-item>
        <text:list-item>
          <text:h text:style-name="P51" text:outline-level="1"><text:bookmark text:name="_heading=h.vf49qsk10c4v"/>Microsoft SQL Server</text:h>
        </text:list-item>
      </text:list>
      <text:h text:style-name="Standard" text:outline-level="1"><text:bookmark text:name="_heading=h.v9uk40fxy4li"/></text:h>
      <text:list xml:id="list23309665110750" text:continue-list="list23309353871532" text:style-name="WWNum60">
        <text:list-item>
          <text:h text:style-name="P47" text:outline-level="1"><text:bookmark text:name="_heading=h.6anr0j2sa5kk"/>Programming Languages: it may be developed using a combination of programming languages and technologies such as:</text:h>
        </text:list-item>
      </text:list>
      <text:list xml:id="list341282009" text:style-name="WWNum23">
        <text:list-item>
          <text:h text:style-name="P52" text:outline-level="1"><text:bookmark text:name="_heading=h.dn19lf53ce8x"/>HTML, CSS, JavaScript for front-end development</text:h>
        </text:list-item>
        <text:list-item>
          <text:h text:style-name="P52" text:outline-level="1"><text:bookmark text:name="_heading=h.oo91kb45teab"/>Server-side scripting languages like PHP, Python, Ruby, or Node.js</text:h>
        </text:list-item>
        <text:list-item>
          <text:h text:style-name="P52" text:outline-level="1"><text:bookmark text:name="_heading=h.ex1uzfx93qf5"/>Frameworks and libraries for web development, depending on the chosen technology stack</text:h>
        </text:list-item>
      </text:list>
      <text:h text:style-name="P103" text:outline-level="1"><text:bookmark text:name="_heading=h.bfzovksoy9ig"/></text:h>
      <text:list xml:id="list23308612138174" text:continue-list="list23309665110750" text:style-name="WWNum60">
        <text:list-item>
          <text:h text:style-name="P47" text:outline-level="1"><text:bookmark text:name="_heading=h.4arhvqxolqmz"/>External Services: We may interface with external services for payment processing, email notifications, and geolocation services. These services should be compatible with standard web APIs and communication protocols.</text:h>
        </text:list-item>
      </text:list>
      <text:h text:style-name="P25" text:outline-level="1"><text:bookmark text:name="_heading=h.3rdcrjn"/></text:h>
      <text:h text:style-name="P113" text:outline-level="2">2.5 <text:span text:style-name="T1">Design and Implementation Constraints</text:span></text:h>
      <text:h text:style-name="P1" text:outline-level="1"/>
      <text:h text:style-name="Standard" text:outline-level="1"><text:bookmark text:name="_heading=h.xf2xvej5zhpu"/>Developing the platform may involve the following design and implementation constraints:</text:h>
      <text:h text:style-name="Standard" text:outline-level="1"><text:bookmark text:name="_heading=h.hi9dy0vdv016"/></text:h>
      <text:list xml:id="list1481060282" text:style-name="WWNum27">
        <text:list-item>
          <text:h text:style-name="P53" text:outline-level="1"><text:bookmark text:name="_heading=h.9coo3n1ouzbo"/>Regulatory Compliance: The platform must adhere to relevant legal and regulatory requirements related to e-commerce, data protection, and user privacy in the regions where it operates. Compliance may impact certain design and data handling choices.</text:h>
        </text:list-item>
      </text:list>
      <text:h text:style-name="Standard" text:outline-level="1"><text:bookmark text:name="_heading=h.rdo40ml6hwvk"/></text:h>
      <text:list xml:id="list23309930655295" text:continue-numbering="true" text:style-name="WWNum27">
        <text:list-item>
          <text:h text:style-name="P53" text:outline-level="1"><text:bookmark text:name="_heading=h.ki1n2qxwudj7"/>Hardware Limitations: Developers must consider the hardware limitations of the hosting servers, including memory and processing power, to ensure the system performs efficiently even under heavy user loads.</text:h>
        </text:list-item>
      </text:list>
      <text:h text:style-name="Standard" text:outline-level="1"><text:bookmark text:name="_heading=h.dkghjukc2gvv"/><text:soft-page-break/></text:h>
      <text:list xml:id="list23309379755628" text:continue-numbering="true" text:style-name="WWNum27">
        <text:list-item>
          <text:h text:style-name="P53" text:outline-level="1"><text:bookmark text:name="_heading=h.izhf3bosy4pi"/>Third-party Interfaces: Our website interfaces with external services, such as payment gateways and geolocation services. Compatibility and API changes of these services must be monitored and accounted for during development and future updates.</text:h>
        </text:list-item>
      </text:list>
      <text:h text:style-name="Standard" text:outline-level="1"><text:bookmark text:name="_heading=h.xdn6l2xqym31"/></text:h>
      <text:list xml:id="list23308349285125" text:continue-numbering="true" text:style-name="WWNum27">
        <text:list-item>
          <text:h text:style-name="P53" text:outline-level="1"><text:bookmark text:name="_heading=h.mcycfysich9f"/>Technology Stack: The choice of programming languages, frameworks, and databases must align with the development team's expertise and the platform's scalability requirements. Decisions in this regard may impact development timelines and ongoing maintenance.</text:h>
        </text:list-item>
      </text:list>
      <text:h text:style-name="Standard" text:outline-level="1"><text:bookmark text:name="_heading=h.8219ca5otkis"/></text:h>
      <text:list xml:id="list23309048702639" text:continue-numbering="true" text:style-name="WWNum27">
        <text:list-item>
          <text:h text:style-name="P53" text:outline-level="1"><text:bookmark text:name="_heading=h.lm2es4egu4h4"/>Parallel Operations: As we will support a large number of concurrent users, developers must implement efficient parallel processing, threading, or asynchronous operations to maintain system responsiveness.</text:h>
        </text:list-item>
      </text:list>
      <text:h text:style-name="Standard" text:outline-level="1"><text:bookmark text:name="_heading=h.2ah8ovg624bv"/></text:h>
      <text:list xml:id="list23310009494928" text:continue-numbering="true" text:style-name="WWNum27">
        <text:list-item>
          <text:h text:style-name="P53" text:outline-level="1"><text:bookmark text:name="_heading=h.kgmtk73m1342"/>Security Considerations: Security is paramount in e-commerce. Developers must implement robust security measures to protect user data, payment information, and prevent unauthorized access or data breaches.</text:h>
        </text:list-item>
      </text:list>
      <text:h text:style-name="Standard" text:outline-level="1"><text:bookmark text:name="_heading=h.3uf2vihft8qp"/></text:h>
      <text:list xml:id="list23309207012550" text:continue-numbering="true" text:style-name="WWNum27">
        <text:list-item>
          <text:h text:style-name="P53" text:outline-level="1"><text:bookmark text:name="_heading=h.9608hkp9hdva"/>Data Handling and Storage: Managing large volumes of user-generated content, including product listings and reviews, requires scalable and efficient database design and storage solutions.</text:h>
        </text:list-item>
      </text:list>
      <text:h text:style-name="Standard" text:outline-level="1"><text:bookmark text:name="_heading=h.tla48tad755i"/></text:h>
      <text:list xml:id="list23309439623557" text:continue-numbering="true" text:style-name="WWNum27">
        <text:list-item>
          <text:h text:style-name="P53" text:outline-level="1"><text:bookmark text:name="_heading=h.pbq51145xxd"/>Communication Protocols: Our website may utilize various communication protocols for secure data transmission, such as HTTPS for web traffic and secure API interactions with external services.</text:h>
        </text:list-item>
      </text:list>
      <text:h text:style-name="Standard" text:outline-level="1"><text:bookmark text:name="_heading=h.sbdz8mpv9v9q"/></text:h>
      <text:list xml:id="list23309281312355" text:continue-numbering="true" text:style-name="WWNum27">
        <text:list-item>
          <text:h text:style-name="P53" text:outline-level="1"><text:bookmark text:name="_heading=h.1ge3dsmfhyaz"/>Scalability: The platform must be designed to scale horizontally and vertically to accommodate increasing user loads as the user base grows.</text:h>
        </text:list-item>
      </text:list>
      <text:h text:style-name="Standard" text:outline-level="1"><text:bookmark text:name="_heading=h.akpcu3fj71iy"/></text:h>
      <text:list xml:id="list23308181876033" text:continue-numbering="true" text:style-name="WWNum27">
        <text:list-item>
          <text:h text:style-name="P53" text:outline-level="1"><text:bookmark text:name="_heading=h.96krlphgf7ho"/>Maintenance and Updates: Considerations for long-term maintenance and updates should be factored into the design, including adherence to coding standards, documentation, and the ease of future software enhancements.</text:h>
        </text:list-item>
      </text:list>
      <text:h text:style-name="Standard" text:outline-level="1"><text:bookmark text:name="_heading=h.kj5pps1vvg2h"/></text:h>
      <text:list xml:id="list23309683704764" text:continue-numbering="true" text:style-name="WWNum27">
        <text:list-item>
          <text:h text:style-name="P53" text:outline-level="1"><text:bookmark text:name="_heading=h.e71q9052g0i"/>User Experience Standards: To ensure a consistent and user-friendly experience, the platform's design should follow established user experience (UX) and user interface (UI) standards.</text:h>
        </text:list-item>
      </text:list>
      <text:h text:style-name="P113" text:outline-level="2"><text:span text:style-name="T1">2.6 Assumptions and Dependencies</text:span></text:h>
      <text:h text:style-name="P25" text:outline-level="1"><text:bookmark text:name="_heading=h.fxkbrhzuhxv"/></text:h>
      <text:h text:style-name="Standard" text:outline-level="1"><text:bookmark text:name="_heading=h.1ok949hz9gul"/>The assumptions and dependencies are as follows:</text:h>
      <text:h text:style-name="Standard" text:outline-level="1"><text:bookmark text:name="_heading=h.kv0rimbcrfx0"/><text:soft-page-break/></text:h>
      <text:list xml:id="list658866493" text:style-name="WWNum33">
        <text:list-item>
          <text:h text:style-name="P54" text:outline-level="1"><text:bookmark text:name="_heading=h.rzltqqebnoms"/>Third-Party Services: It is assumed that third-party services for payment processing, email notifications, and geolocation will be available and functional. Any changes or disruptions in the availability or functionality of these services could impact the project.</text:h>
        </text:list-item>
      </text:list>
      <text:h text:style-name="Standard" text:outline-level="1"><text:bookmark text:name="_heading=h.6u760z8e5exu"/></text:h>
      <text:list xml:id="list23308080846222" text:continue-numbering="true" text:style-name="WWNum33">
        <text:list-item>
          <text:h text:style-name="P54" text:outline-level="1"><text:bookmark text:name="_heading=h.x606ymsqero8"/>Legal and Regulatory Compliance: It is assumed that the project team has access to up-to-date information regarding relevant legal and regulatory requirements in the regions where our website operates. Any changes in these requirements may necessitate adjustments to the platform.</text:h>
        </text:list-item>
      </text:list>
      <text:h text:style-name="Standard" text:outline-level="1"><text:bookmark text:name="_heading=h.obft5f5o0szo"/></text:h>
      <text:list xml:id="list23308182694102" text:continue-numbering="true" text:style-name="WWNum33">
        <text:list-item>
          <text:h text:style-name="P54" text:outline-level="1"><text:bookmark text:name="_heading=h.okfrhmohtyn7"/>Hardware Resources: The hardware resources, including servers and infrastructure, are assumed to be capable of supporting the expected user load. Any inadequacies in hardware resources may require upgrades or optimizations.</text:h>
        </text:list-item>
      </text:list>
      <text:h text:style-name="Standard" text:outline-level="1"><text:bookmark text:name="_heading=h.5d9h4rilazz0"/></text:h>
      <text:list xml:id="list23308835448176" text:continue-numbering="true" text:style-name="WWNum33">
        <text:list-item>
          <text:h text:style-name="P54" text:outline-level="1"><text:bookmark text:name="_heading=h.e88ye2e6uaj4"/>User Data: It is assumed that users will provide accurate and truthful information during registration and product listings. The platform's functionality relies on the integrity of user data.</text:h>
        </text:list-item>
      </text:list>
      <text:h text:style-name="Standard" text:outline-level="1"><text:bookmark text:name="_heading=h.1tjoggwgdg5m"/></text:h>
      <text:list xml:id="list23308649422437" text:continue-numbering="true" text:style-name="WWNum33">
        <text:list-item>
          <text:h text:style-name="P54" text:outline-level="1"><text:bookmark text:name="_heading=h.w7k4pcnpq6u9"/>Security Measures: The effectiveness of implemented security measures is based on current best practices. Cybersecurity threats evolve, and it is assumed that the security measures in place will remain effective. Adjustments may be needed to address emerging threats.</text:h>
        </text:list-item>
      </text:list>
      <text:h text:style-name="P25" text:outline-level="1"><text:bookmark text:name="_heading=h.3plsuajuijy"/></text:h>
      <text:h text:style-name="Standard" text:outline-level="1"><text:bookmark text:name="_heading=h.6zq17mr0lm48"/>Dependencies:</text:h>
      <text:h text:style-name="Standard" text:outline-level="1"><text:bookmark text:name="_heading=h.brryigelle9i"/></text:h>
      <text:list xml:id="list1600183076" text:style-name="WWNum34">
        <text:list-item>
          <text:h text:style-name="P55" text:outline-level="1"><text:bookmark text:name="_heading=h.6733kdwykuub"/>Payment Gateway Integration: Our service depends on third-party payment gateways for secure financial transactions. Any changes to the APIs, policies, or availability of these services may impact the project's payment processing functionality.</text:h>
        </text:list-item>
      </text:list>
      <text:h text:style-name="Standard" text:outline-level="1"><text:bookmark text:name="_heading=h.bq31hlmy7jiv"/></text:h>
      <text:list xml:id="list23309213805669" text:continue-numbering="true" text:style-name="WWNum34">
        <text:list-item>
          <text:h text:style-name="P55" text:outline-level="1"><text:bookmark text:name="_heading=h.dttnima3l43p"/>External Email Service: The platform relies on external email services for account registration and communication. Changes or disruptions in email service providers could affect communication with users.</text:h>
        </text:list-item>
      </text:list>
      <text:h text:style-name="Standard" text:outline-level="1"><text:bookmark text:name="_heading=h.rmzcq8alknka"/></text:h>
      <text:list xml:id="list23309335869850" text:continue-numbering="true" text:style-name="WWNum34">
        <text:list-item>
          <text:h text:style-name="P55" text:outline-level="1"><text:bookmark text:name="_heading=h.i5nqols7ozm"/>Geolocation Service (if utilized): If geolocation services are used for location-based search functionality, the project depends on the reliability and accuracy of these services.</text:h>
        </text:list-item>
      </text:list>
      <text:h text:style-name="Standard" text:outline-level="1"><text:bookmark text:name="_heading=h.5llennm3g1mh"/></text:h>
      <text:list xml:id="list23309257683704" text:continue-numbering="true" text:style-name="WWNum34">
        <text:list-item>
          <text:h text:style-name="P55" text:outline-level="1"><text:bookmark text:name="_heading=h.9m2i3ym7t9td"/>Compliance Updates: Dependencies exist on external factors that may lead to changes in legal and regulatory compliance requirements. The project depends on staying informed about and adapting to such changes.</text:h>
        </text:list-item>
      </text:list>
      <text:h text:style-name="Standard" text:outline-level="1"><text:bookmark text:name="_heading=h.61rcwi4kriua"/></text:h>
      <text:list xml:id="list23309071762190" text:continue-numbering="true" text:style-name="WWNum34">
        <text:list-item>
          <text:h text:style-name="P55" text:outline-level="1"><text:bookmark text:name="_heading=h.5xjwfx36cwpi"/><text:soft-page-break/>Technology Stack: The choice of programming languages, frameworks, and libraries is a dependency. Any changes to the selected technology stack may require adjustments to the development plan and codebase</text:h>
        </text:list-item>
      </text:list>
      <text:h text:style-name="P25" text:outline-level="1"><text:bookmark text:name="_heading=h.lnxbz9"/></text:h>
      <text:h text:style-name="Heading_20_1" text:outline-level="1"><text:bookmark text:name="_heading=h.35nkun2"/>3. External Interface Requirements</text:h>
      <text:h text:style-name="P113" text:outline-level="2">3.1 <text:span text:style-name="T1">User Interfaces</text:span></text:h>
      <text:list xml:id="list1666368656" text:style-name="WWNum19">
        <text:list-item>
          <text:h text:style-name="P56" text:outline-level="1"><text:bookmark text:name="_heading=h.9wxcod6i02dg"/>User Registration and Profile Management:</text:h>
        </text:list-item>
      </text:list>
      <text:h text:style-name="Standard" text:outline-level="1"><text:bookmark text:name="_heading=h.detsqxodeqli"/></text:h>
      <text:h text:style-name="Standard" text:outline-level="1"><text:bookmark text:name="_heading=h.kpeyl6cb2aw7"/>-Logical Characteristics:</text:h>
      <text:list xml:id="list2551688204" text:style-name="WWNum58">
        <text:list-item>
          <text:h text:style-name="P57" text:outline-level="1"><text:bookmark text:name="_heading=h.6sl0zhxad0ed"/>Screens for user registration, login, and profile editing.</text:h>
        </text:list-item>
        <text:list-item>
          <text:h text:style-name="P57" text:outline-level="1"><text:bookmark text:name="_heading=h.g99mjup9mcj4"/>Input fields for personal information, preferences, and account details.</text:h>
        </text:list-item>
        <text:list-item>
          <text:h text:style-name="P57" text:outline-level="1"><text:bookmark text:name="_heading=h.n2otk5dwtqk8"/>Profile images and upload functionalities.</text:h>
        </text:list-item>
      </text:list>
      <text:h text:style-name="Standard" text:outline-level="1"><text:bookmark text:name="_heading=h.8wn58ikawgad"/>-GUI Standards:</text:h>
      <text:list xml:id="list117816924" text:style-name="WWNum44">
        <text:list-item>
          <text:h text:style-name="P58" text:outline-level="1"><text:bookmark text:name="_heading=h.d7f8zxaucfuq"/>Consistent use of fonts, colours, and styles aligned with the platform's design language.</text:h>
        </text:list-item>
        <text:list-item>
          <text:h text:style-name="P58" text:outline-level="1"><text:bookmark text:name="_heading=h.36akzrt4fy2x"/>Error message display standards for incorrect input during registration and login.</text:h>
        </text:list-item>
      </text:list>
      <text:h text:style-name="Standard" text:outline-level="1"><text:bookmark text:name="_heading=h.go00pr2qs0h3"/></text:h>
      <text:list xml:id="list23308302682416" text:continue-list="list1666368656" text:style-name="WWNum19">
        <text:list-item>
          <text:h text:style-name="P56" text:outline-level="1"><text:bookmark text:name="_heading=h.miqkrpn5tdlh"/>Product Listings:</text:h>
        </text:list-item>
      </text:list>
      <text:h text:style-name="Standard" text:outline-level="1"><text:bookmark text:name="_heading=h.jo2e6hkmdapr"/></text:h>
      <text:h text:style-name="Standard" text:outline-level="1"><text:bookmark text:name="_heading=h.4yfoxmffvy1l"/>-Logical Characteristics:</text:h>
      <text:list xml:id="list747341077" text:style-name="WWNum12">
        <text:list-item>
          <text:h text:style-name="P59" text:outline-level="1"><text:bookmark text:name="_heading=h.2ke5y6eb1iaj"/>Screens for creating, editing, and deleting product listings.</text:h>
        </text:list-item>
        <text:list-item>
          <text:h text:style-name="P59" text:outline-level="1"><text:bookmark text:name="_heading=h.9m4zjkyxjday"/>Forms for entering product details, descriptions, images, and pricing.</text:h>
        </text:list-item>
      </text:list>
      <text:h text:style-name="Standard" text:outline-level="1"><text:bookmark text:name="_heading=h.wj9nrowtu5a6"/>-GUI Standards:</text:h>
      <text:list xml:id="list1869156587" text:style-name="WWNum29">
        <text:list-item>
          <text:h text:style-name="P60" text:outline-level="1"><text:bookmark text:name="_heading=h.r9regy63jk5g"/>A standardized layout for presenting product information.</text:h>
        </text:list-item>
        <text:list-item>
          <text:h text:style-name="P60" text:outline-level="1"><text:bookmark text:name="_heading=h.perdgjc1ysu5"/><text:soft-page-break/>Image upload functionality with recommended image sizes and formats.</text:h>
        </text:list-item>
        <text:list-item>
          <text:h text:style-name="P60" text:outline-level="1"><text:bookmark text:name="_heading=h.lc4ddk1dp5ru"/>Standardized buttons for common actions like "Save," "Cancel," and "Delete."</text:h>
        </text:list-item>
      </text:list>
      <text:h text:style-name="Standard" text:outline-level="1"><text:bookmark text:name="_heading=h.nv1ve0e4hvhp"/></text:h>
      <text:list xml:id="list23309356292560" text:continue-list="list23308302682416" text:style-name="WWNum19">
        <text:list-item>
          <text:h text:style-name="P56" text:outline-level="1"><text:bookmark text:name="_heading=h.yyghpnjsce6c"/>Search and Filter Functionality:</text:h>
        </text:list-item>
      </text:list>
      <text:h text:style-name="Standard" text:outline-level="1"><text:bookmark text:name="_heading=h.29497pirj3c7"/></text:h>
      <text:h text:style-name="Standard" text:outline-level="1"><text:bookmark text:name="_heading=h.thg137wswveq"/>-Logical Characteristics:</text:h>
      <text:list xml:id="list805671991" text:style-name="WWNum31">
        <text:list-item>
          <text:h text:style-name="P61" text:outline-level="1"><text:bookmark text:name="_heading=h.ktu7oue3ea3m"/>Search bars and filters to refine product searches based on keywords, categories, location, and more.</text:h>
        </text:list-item>
        <text:list-item>
          <text:h text:style-name="P61" text:outline-level="1"><text:bookmark text:name="_heading=h.wml32wxnqytf"/>Interactive maps for geolocation-based searches.</text:h>
        </text:list-item>
      </text:list>
      <text:h text:style-name="Standard" text:outline-level="1"><text:bookmark text:name="_heading=h.9td3fjlt1jfc"/>-GUI Standards:</text:h>
      <text:list xml:id="list1341269705" text:style-name="WWNum24">
        <text:list-item>
          <text:h text:style-name="P62" text:outline-level="1"><text:bookmark text:name="_heading=h.ffyelwyirxrs"/>Consistent positioning and styling of search bars and filters across the platform.</text:h>
        </text:list-item>
        <text:list-item>
          <text:h text:style-name="P62" text:outline-level="1"><text:bookmark text:name="_heading=h.m4apjcfdz2r9"/>Use of icons and tooltips for enhancing user understanding of filtering options.</text:h>
        </text:list-item>
      </text:list>
      <text:h text:style-name="Standard" text:outline-level="1"><text:bookmark text:name="_heading=h.mxh7gboz3knx"/></text:h>
      <text:list xml:id="list23308513656267" text:continue-list="list23309356292560" text:style-name="WWNum19">
        <text:list-item>
          <text:h text:style-name="P56" text:outline-level="1"><text:bookmark text:name="_heading=h.f92p983tqbae"/>Secure Transactions:</text:h>
        </text:list-item>
      </text:list>
      <text:h text:style-name="Standard" text:outline-level="1"><text:bookmark text:name="_heading=h.a3dk3ix24phd"/></text:h>
      <text:h text:style-name="Standard" text:outline-level="1"><text:bookmark text:name="_heading=h.3p15do8veg6v"/>-Logical Characteristics:</text:h>
      <text:list xml:id="list50523716" text:style-name="WWNum48">
        <text:list-item>
          <text:h text:style-name="P63" text:outline-level="1"><text:bookmark text:name="_heading=h.iggt40ech6ci"/>Screens for initiating and confirming transactions.</text:h>
        </text:list-item>
        <text:list-item>
          <text:h text:style-name="P63" text:outline-level="1"><text:bookmark text:name="_heading=h.wptf49pm0bd5"/>Input fields for payment information and transaction details.</text:h>
        </text:list-item>
      </text:list>
      <text:h text:style-name="Standard" text:outline-level="1"><text:bookmark text:name="_heading=h.2tq9hjsdumsd"/>-GUI Standards:</text:h>
      <text:list xml:id="list1936421800" text:style-name="WWNum26">
        <text:list-item>
          <text:h text:style-name="P64" text:outline-level="1"><text:bookmark text:name="_heading=h.4hnepkgmnlt4"/>Clear and user-friendly interfaces for payment processing and confirmation.</text:h>
        </text:list-item>
        <text:list-item>
          <text:h text:style-name="P64" text:outline-level="1"><text:bookmark text:name="_heading=h.3mb0r18xs5nb"/>Integration of secure payment gateway APIs following industry standards.</text:h>
        </text:list-item>
      </text:list>
      <text:h text:style-name="Standard" text:outline-level="1"><text:bookmark text:name="_heading=h.jg4surzfq6ld"/></text:h>
      <text:list xml:id="list23308763936665" text:continue-list="list23308513656267" text:style-name="WWNum19">
        <text:list-item>
          <text:h text:style-name="P56" text:outline-level="1"><text:bookmark text:name="_heading=h.2634phl5hox9"/><text:soft-page-break/>Review and Ratings:</text:h>
        </text:list-item>
      </text:list>
      <text:h text:style-name="Standard" text:outline-level="1"><text:bookmark text:name="_heading=h.15ylwfnziydk"/></text:h>
      <text:h text:style-name="Standard" text:outline-level="1"><text:bookmark text:name="_heading=h.emw4y5ywr2x2"/>-Logical Characteristics:</text:h>
      <text:list xml:id="list2926814178" text:style-name="WWNum65">
        <text:list-item>
          <text:h text:style-name="P65" text:outline-level="1"><text:bookmark text:name="_heading=h.w0cw50xbzdco"/>Screens for viewing and submitting reviews and ratings for sellers.</text:h>
        </text:list-item>
        <text:list-item>
          <text:h text:style-name="P65" text:outline-level="1"><text:bookmark text:name="_heading=h.ogjgx2ty4d9q"/>A system to display average ratings and user reviews for each product.</text:h>
        </text:list-item>
      </text:list>
      <text:h text:style-name="Standard" text:outline-level="1"><text:bookmark text:name="_heading=h.jju6uj8qtxb3"/>-GUI Standards:</text:h>
      <text:list xml:id="list4247560699" text:style-name="WWNum20">
        <text:list-item>
          <text:h text:style-name="P66" text:outline-level="1"><text:bookmark text:name="_heading=h.easduc6aj8wg"/>Uniform display of reviews and ratings across the platform.</text:h>
        </text:list-item>
        <text:list-item>
          <text:h text:style-name="P66" text:outline-level="1"><text:bookmark text:name="_heading=h.w0euzwuijzqj"/>A standard form for submitting reviews, including rating scales and comment sections.</text:h>
        </text:list-item>
      </text:list>
      <text:h text:style-name="Standard" text:outline-level="1"><text:bookmark text:name="_heading=h.ouylmsz9u2vd"/></text:h>
      <text:list xml:id="list23308526409101" text:continue-list="list23308763936665" text:style-name="WWNum19">
        <text:list-item>
          <text:h text:style-name="P56" text:outline-level="1"><text:bookmark text:name="_heading=h.aweegj606mtk"/>General Interface Elements:</text:h>
        </text:list-item>
      </text:list>
      <text:h text:style-name="Standard" text:outline-level="1"><text:bookmark text:name="_heading=h.iqfdb6qciv8p"/></text:h>
      <text:h text:style-name="Standard" text:outline-level="1"><text:bookmark text:name="_heading=h.vrf02m8kkr1a"/>-Logical Characteristics:</text:h>
      <text:list xml:id="list690637104" text:style-name="WWNum62">
        <text:list-item>
          <text:h text:style-name="P67" text:outline-level="1"><text:bookmark text:name="_heading=h.he04tgi07vqx"/>Common interface elements like headers, footers, and navigation menus.</text:h>
        </text:list-item>
        <text:list-item>
          <text:h text:style-name="P67" text:outline-level="1"><text:bookmark text:name="_heading=h.41nh29vyk81w"/>Notifications and alerts for system messages, updates, or errors.</text:h>
        </text:list-item>
      </text:list>
      <text:h text:style-name="Standard" text:outline-level="1"><text:bookmark text:name="_heading=h.amxrp3n47mwl"/>-GUI Standards:</text:h>
      <text:list xml:id="list179715477" text:style-name="WWNum25">
        <text:list-item>
          <text:h text:style-name="P68" text:outline-level="1"><text:bookmark text:name="_heading=h.hqkirjc4wbbd"/>Consistent layout and styling for interface elements to ensure a cohesive look and feel.</text:h>
        </text:list-item>
        <text:list-item>
          <text:h text:style-name="P68" text:outline-level="1"><text:bookmark text:name="_heading=h.wosb9f2yl5hu"/>Standard buttons like "Submit," "Back," "Next," and "Help" adhering to platform-wide design guidelines.</text:h>
        </text:list-item>
      </text:list>
      <text:h text:style-name="P25" text:outline-level="1"><text:bookmark text:name="_heading=h.1ksv4uv"/></text:h>
      <text:h text:style-name="P113" text:outline-level="2">3.2 <text:span text:style-name="T1">Software Interfaces</text:span></text:h>
      <text:h text:style-name="P25" text:outline-level="1"><text:bookmark text:name="_heading=h.cs0zz1t18gx"/></text:h>
      <text:list xml:id="list2987802891" text:style-name="WWNum53">
        <text:list-item>
          <text:h text:style-name="P69" text:outline-level="1"><text:bookmark text:name="_heading=h.f216ctdqdv3m"/>Database Interface:</text:h>
        </text:list-item>
      </text:list>
      <text:h text:style-name="Standard" text:outline-level="1"><text:bookmark text:name="_heading=h.9lqnjuwwh7ba"/><text:soft-page-break/>-Components Involved: </text:h>
      <text:list xml:id="list2467241172" text:style-name="WWNum4">
        <text:list-item>
          <text:h text:style-name="P70" text:outline-level="1"><text:bookmark text:name="_heading=h.xn4mx1o72uj5"/>Our Platform, Database Management System (DBMS) </text:h>
        </text:list-item>
      </text:list>
      <text:h text:style-name="Standard" text:outline-level="1"><text:bookmark text:name="_heading=h.fxw2ympldey"/></text:h>
      <text:h text:style-name="Standard" text:outline-level="1"><text:bookmark text:name="_heading=h.ezxywwwn2tdp"/>-Purpose:</text:h>
      <text:list xml:id="list2021239519" text:style-name="WWNum57">
        <text:list-item>
          <text:h text:style-name="P71" text:outline-level="1"><text:bookmark text:name="_heading=h.semmrva5p7a4"/>Data retrieval, storage, and management of user information, product listings, transactions, and reviews.</text:h>
        </text:list-item>
        <text:list-item>
          <text:h text:style-name="P71" text:outline-level="1"><text:bookmark text:name="_heading=h.mo6tie1a2prt"/>Interaction with the database for CRUD (Create, Read, Update, Delete) operations.</text:h>
        </text:list-item>
      </text:list>
      <text:h text:style-name="Standard" text:outline-level="1"><text:bookmark text:name="_heading=h.jtxr31eobwvt"/></text:h>
      <text:h text:style-name="Standard" text:outline-level="1"><text:bookmark text:name="_heading=h.idpqxegt1od7"/></text:h>
      <text:list xml:id="list23309748213060" text:continue-list="list2987802891" text:style-name="WWNum53">
        <text:list-item>
          <text:h text:style-name="P69" text:outline-level="1"><text:bookmark text:name="_heading=h.stjlb942405d"/>Payment Gateway Interface:</text:h>
        </text:list-item>
      </text:list>
      <text:h text:style-name="Standard" text:outline-level="1"><text:bookmark text:name="_heading=h.gdoav0nsyige"/>-Components Involved: </text:h>
      <text:list xml:id="list3975870964" text:style-name="WWNum63">
        <text:list-item>
          <text:h text:style-name="P72" text:outline-level="1"><text:bookmark text:name="_heading=h.g09yutmeim8s"/>our Platform, Payment Gateway Service </text:h>
        </text:list-item>
      </text:list>
      <text:h text:style-name="Standard" text:outline-level="1"><text:bookmark text:name="_heading=h.1t6x9u3t0um9"/></text:h>
      <text:h text:style-name="Standard" text:outline-level="1"><text:bookmark text:name="_heading=h.rb2huhh0ndhs"/>-Purpose:</text:h>
      <text:list xml:id="list3638525915" text:style-name="WWNum3">
        <text:list-item>
          <text:h text:style-name="P73" text:outline-level="1"><text:bookmark text:name="_heading=h.h4frb9ink9zy"/>Facilitate secure payment transactions between buyers and sellers.</text:h>
        </text:list-item>
        <text:list-item>
          <text:h text:style-name="P73" text:outline-level="1"><text:bookmark text:name="_heading=h.ot7i4vguo66w"/>Transmit transaction data securely to the payment gateway for processing.</text:h>
        </text:list-item>
      </text:list>
      <text:h text:style-name="Standard" text:outline-level="1"><text:bookmark text:name="_heading=h.bs6ep7mv1zjd"/></text:h>
      <text:list xml:id="list23308784446191" text:continue-list="list23309748213060" text:style-name="WWNum53">
        <text:list-item>
          <text:h text:style-name="P69" text:outline-level="1"><text:bookmark text:name="_heading=h.rhauodir4jkz"/>Geolocation Service Interface:</text:h>
        </text:list-item>
      </text:list>
      <text:h text:style-name="Standard" text:outline-level="1"><text:bookmark text:name="_heading=h.8ft4w4mtgo3j"/>-Components Involved: </text:h>
      <text:list xml:id="list3273956666" text:style-name="WWNum51">
        <text:list-item>
          <text:h text:style-name="P74" text:outline-level="1"><text:bookmark text:name="_heading=h.hg1pu4ng538m"/>our Platform, Geolocation Service (if utilized).</text:h>
        </text:list-item>
      </text:list>
      <text:h text:style-name="Standard" text:outline-level="1"><text:bookmark text:name="_heading=h.scsi382zz0px"/>-Purpose:</text:h>
      <text:list xml:id="list1135669323" text:style-name="WWNum2">
        <text:list-item>
          <text:h text:style-name="P75" text:outline-level="1"><text:bookmark text:name="_heading=h.r1b6jf8ejs37"/>Obtain location-based data for the user's vicinity to enhance search functionality.</text:h>
        </text:list-item>
        <text:list-item>
          <text:h text:style-name="P75" text:outline-level="1"><text:bookmark text:name="_heading=h.k3xprig8o91d"/><text:soft-page-break/>Fetch location information for sellers and display relevant results to the user.</text:h>
        </text:list-item>
      </text:list>
      <text:h text:style-name="Standard" text:outline-level="1"><text:bookmark text:name="_heading=h.2ukbrpozuks8"/></text:h>
      <text:list xml:id="list23310134029993" text:continue-list="list23308784446191" text:style-name="WWNum53">
        <text:list-item>
          <text:h text:style-name="P69" text:outline-level="1"><text:bookmark text:name="_heading=h.mwmmkljv2yyy"/>External APIs for Authentication:</text:h>
        </text:list-item>
      </text:list>
      <text:h text:style-name="Standard" text:outline-level="1"><text:bookmark text:name="_heading=h.s9nzzj6myok9"/>-Components Involved: </text:h>
      <text:list xml:id="list1127891561" text:style-name="WWNum15">
        <text:list-item>
          <text:h text:style-name="P76" text:outline-level="1"><text:bookmark text:name="_heading=h.28ad2farw3st"/>our Platform, External Authentication Service.</text:h>
        </text:list-item>
      </text:list>
      <text:h text:style-name="Standard" text:outline-level="1"><text:bookmark text:name="_heading=h.ybqpjnitm5op"/>-Purpose:</text:h>
      <text:list xml:id="list647917170" text:style-name="WWNum13">
        <text:list-item>
          <text:h text:style-name="P77" text:outline-level="1"><text:bookmark text:name="_heading=h.s6cm0r3pvghu"/>Allow users to authenticate using existing credentials from external platforms (e.g., Google, Facebook).</text:h>
        </text:list-item>
        <text:list-item>
          <text:h text:style-name="P77" text:outline-level="1"><text:bookmark text:name="_heading=h.8zgq4xalqww2"/>Enable a seamless and secure login process for users.</text:h>
        </text:list-item>
      </text:list>
      <text:h text:style-name="Standard" text:outline-level="1"><text:bookmark text:name="_heading=h.dsr5s8idnlfj"/></text:h>
      <text:list xml:id="list23308357509646" text:continue-list="list23310134029993" text:style-name="WWNum53">
        <text:list-item>
          <text:h text:style-name="P69" text:outline-level="1"><text:bookmark text:name="_heading=h.vgqrla957zzt"/>External Libraries and Frameworks:</text:h>
        </text:list-item>
      </text:list>
      <text:h text:style-name="Standard" text:outline-level="1"><text:bookmark text:name="_heading=h.iseqxw13huz6"/>-Components Involved: </text:h>
      <text:list xml:id="list3962396365" text:style-name="WWNum61">
        <text:list-item>
          <text:h text:style-name="P78" text:outline-level="1"><text:bookmark text:name="_heading=h.e9ww3eda0v5r"/>Our platform, Various libraries and frameworks (e.g., React, Angular, Django).</text:h>
        </text:list-item>
      </text:list>
      <text:h text:style-name="Standard" text:outline-level="1"><text:bookmark text:name="_heading=h.g99rudckgg1r"/>-Purpose:</text:h>
      <text:list xml:id="list189116394" text:style-name="WWNum66">
        <text:list-item>
          <text:h text:style-name="P79" text:outline-level="1"><text:bookmark text:name="_heading=h.ba5wouh4ftrb"/>Utilize pre-built functionalities to enhance development speed and improve user experience.</text:h>
        </text:list-item>
        <text:list-item>
          <text:h text:style-name="P79" text:outline-level="1"><text:bookmark text:name="_heading=h.qujdbfjxo9ic"/>Implement features efficiently using established libraries and frameworks.</text:h>
        </text:list-item>
      </text:list>
      <text:h text:style-name="Standard" text:outline-level="1"><text:bookmark text:name="_heading=h.8swuulfq00be"/></text:h>
      <text:list xml:id="list23309250385285" text:continue-list="list23308357509646" text:style-name="WWNum53">
        <text:list-item>
          <text:h text:style-name="P69" text:outline-level="1"><text:bookmark text:name="_heading=h.c27opkls7gpe"/>Operating System Interface:</text:h>
        </text:list-item>
      </text:list>
      <text:h text:style-name="Standard" text:outline-level="1"><text:bookmark text:name="_heading=h.gf2fd9oq3ckk"/>-Components Involved: </text:h>
      <text:list xml:id="list4012233977" text:style-name="WWNum55">
        <text:list-item>
          <text:h text:style-name="P80" text:outline-level="1"><text:bookmark text:name="_heading=h.ouv2ea3z99t0"/>our Platform, Host Operating System (e.g., Linux, Windows, macOS).</text:h>
        </text:list-item>
      </text:list>
      <text:h text:style-name="Standard" text:outline-level="1"><text:bookmark text:name="_heading=h.1srl6wehychw"/>-Purpose:</text:h>
      <text:list xml:id="list1603351131" text:style-name="WWNum40">
        <text:list-item>
          <text:h text:style-name="P81" text:outline-level="1"><text:bookmark text:name="_heading=h.nfai9xm2k2k6"/>Utilize system resources and manage processes for the smooth functioning of the platform.</text:h>
        </text:list-item>
      </text:list>
      <text:h text:style-name="Standard" text:outline-level="1"><text:bookmark text:name="_heading=h.oqbnm8pnd8q9"/><text:soft-page-break/></text:h>
      <text:h text:style-name="Standard" text:outline-level="1"><text:bookmark text:name="_heading=h.zghlqa6qo3k"/></text:h>
      <text:h text:style-name="Standard" text:outline-level="1"><text:bookmark text:name="_heading=h.zfuh4q8z3jko"/></text:h>
      <text:h text:style-name="Standard" text:outline-level="1"><text:bookmark text:name="_heading=h.flyh7bqzj1zw"/>Data Items or Messages:</text:h>
      <text:h text:style-name="Standard" text:outline-level="1"><text:bookmark text:name="_heading=h.fy7pc0z0acg"/></text:h>
      <text:list xml:id="list2377397179" text:style-name="WWNum35">
        <text:list-item>
          <text:h text:style-name="P82" text:outline-level="1"><text:bookmark text:name="_heading=h.p8gkcgv9tprp"/>Incoming Data:</text:h>
        </text:list-item>
      </text:list>
      <text:list xml:id="list2336703083" text:style-name="WWNum56">
        <text:list-item>
          <text:h text:style-name="P83" text:outline-level="1"><text:bookmark text:name="_heading=h.n0c0fgcyg2te"/>User registration information (e.g., email, password).</text:h>
        </text:list-item>
        <text:list-item>
          <text:h text:style-name="P83" text:outline-level="1"><text:bookmark text:name="_heading=h.w2iztrftbrjh"/>Product listing details (e.g., title, description, images, price).</text:h>
        </text:list-item>
        <text:list-item>
          <text:h text:style-name="P83" text:outline-level="1"><text:bookmark text:name="_heading=h.mr8l4iz4c4wg"/>Payment transaction data.</text:h>
        </text:list-item>
        <text:list-item>
          <text:h text:style-name="P83" text:outline-level="1"><text:bookmark text:name="_heading=h.6b2nqscfkm0f"/>Geolocation data (if utilized).</text:h>
        </text:list-item>
      </text:list>
      <text:h text:style-name="Standard" text:outline-level="1"><text:bookmark text:name="_heading=h.6odzmoadj7ku"/></text:h>
      <text:list xml:id="list23309322005600" text:continue-list="list2377397179" text:style-name="WWNum35">
        <text:list-item>
          <text:h text:style-name="P82" text:outline-level="1"><text:bookmark text:name="_heading=h.31902p5f5vv2"/>Outgoing Data:</text:h>
        </text:list-item>
      </text:list>
      <text:list xml:id="list3904965846" text:style-name="WWNum41">
        <text:list-item>
          <text:h text:style-name="P84" text:outline-level="1"><text:bookmark text:name="_heading=h.g6u8i2n3bija"/>Responses to user actions (e.g., successful registration, transaction confirmations).</text:h>
        </text:list-item>
        <text:list-item>
          <text:h text:style-name="P84" text:outline-level="1"><text:bookmark text:name="_heading=h.2297vgrz6dfs"/>Email notifications.</text:h>
        </text:list-item>
        <text:list-item>
          <text:h text:style-name="P84" text:outline-level="1"><text:bookmark text:name="_heading=h.9vlc8wgb27fi"/>Product search results.</text:h>
        </text:list-item>
      </text:list>
      <text:h text:style-name="P25" text:outline-level="1"><text:bookmark text:name="_heading=h.44sinio"/></text:h>
      <text:h text:style-name="P113" text:outline-level="2">3.3 <text:span text:style-name="T1">Communications Interfaces</text:span></text:h>
      <text:list xml:id="list40198661" text:style-name="WWNum21">
        <text:list-item>
          <text:h text:style-name="P85" text:outline-level="1">Email Communication:</text:h>
        </text:list-item>
      </text:list>
      <text:list xml:id="list2507308778" text:style-name="WWNum22">
        <text:list-item>
          <text:h text:style-name="P86" text:outline-level="1">Automated email notifications for account activation, password reset, transaction confirmations, and updates.</text:h>
        </text:list-item>
        <text:list-item>
          <text:h text:style-name="P86" text:outline-level="1">Secure transmission of emails to users via SMTP (Simple Mail Transfer Protocol) or specialized email service APIs.</text:h>
        </text:list-item>
      </text:list>
      <text:h text:style-name="Standard" text:outline-level="1"/>
      <text:list xml:id="list23308342345109" text:continue-list="list40198661" text:style-name="WWNum21">
        <text:list-item>
          <text:h text:style-name="P85" text:outline-level="1"><text:soft-page-break/>Web Browser Communication:</text:h>
        </text:list-item>
      </text:list>
      <text:list xml:id="list3692461513" text:style-name="WWNum49">
        <text:list-item>
          <text:h text:style-name="P87" text:outline-level="1">Compatibility with popular web browsers such as Chrome, Firefox, Safari, and Edge.</text:h>
        </text:list-item>
        <text:list-item>
          <text:h text:style-name="P87" text:outline-level="1">Web page rendering and interaction through HTML, CSS, JavaScript, and other standard web technologies.</text:h>
        </text:list-item>
      </text:list>
      <text:h text:style-name="Standard" text:outline-level="1"/>
      <text:list xml:id="list23309437337720" text:continue-list="list23308342345109" text:style-name="WWNum21">
        <text:list-item>
          <text:h text:style-name="P85" text:outline-level="1">Network Server Communication:</text:h>
        </text:list-item>
      </text:list>
      <text:list xml:id="list725476032" text:style-name="WWNum14">
        <text:list-item>
          <text:h text:style-name="P88" text:outline-level="1">HTTP/HTTPS protocols for communication between clients and the server.</text:h>
        </text:list-item>
        <text:list-item>
          <text:h text:style-name="P88" text:outline-level="1">RESTful API endpoints to facilitate data exchange with clients and other components.</text:h>
        </text:list-item>
      </text:list>
      <text:h text:style-name="Standard" text:outline-level="1"/>
      <text:list xml:id="list23309941987630" text:continue-list="list23309437337720" text:style-name="WWNum21">
        <text:list-item>
          <text:h text:style-name="P85" text:outline-level="1">Electronic Forms:</text:h>
        </text:list-item>
      </text:list>
      <text:list xml:id="list1509748122" text:style-name="WWNum1">
        <text:list-item>
          <text:h text:style-name="P89" text:outline-level="1">Web-based electronic forms for user registration, product listings, and transaction details.</text:h>
        </text:list-item>
        <text:list-item>
          <text:h text:style-name="P89" text:outline-level="1">Validation of form inputs to ensure data accuracy and completeness.</text:h>
        </text:list-item>
      </text:list>
      <text:h text:style-name="Standard" text:outline-level="1"/>
      <text:list xml:id="list23309196685861" text:continue-list="list23309941987630" text:style-name="WWNum21">
        <text:list-item>
          <text:h text:style-name="P85" text:outline-level="1">Message Formatting:</text:h>
        </text:list-item>
      </text:list>
      <text:list xml:id="list1451438914" text:style-name="WWNum10">
        <text:list-item>
          <text:h text:style-name="P90" text:outline-level="1">Standardized message formats using JSON (JavaScript Object Notation) for API responses and requests.</text:h>
        </text:list-item>
        <text:list-item>
          <text:h text:style-name="P90" text:outline-level="1">Consistent use of data structures to ensure compatibility and ease of data processing.</text:h>
        </text:list-item>
      </text:list>
      <text:h text:style-name="Standard" text:outline-level="1"/>
      <text:h text:style-name="Standard" text:outline-level="1"/>
      <text:list xml:id="list23308987541499" text:continue-list="list23309196685861" text:style-name="WWNum21">
        <text:list-item>
          <text:h text:style-name="P85" text:outline-level="1">Communication Security and Encryption:</text:h>
        </text:list-item>
      </text:list>
      <text:list xml:id="list3118316421" text:style-name="WWNum9">
        <text:list-item>
          <text:h text:style-name="P91" text:outline-level="1">Implementation of HTTPS to ensure secure communication and data encryption.</text:h>
        </text:list-item>
        <text:list-item>
          <text:h text:style-name="P91" text:outline-level="1">Adherence to industry best practices for secure coding and data transmission to prevent potential vulnerabilities.</text:h>
        </text:list-item>
      </text:list>
      <text:h text:style-name="Standard" text:outline-level="1"/>
      <text:list xml:id="list23309539641416" text:continue-list="list23308987541499" text:style-name="WWNum21">
        <text:list-item>
          <text:h text:style-name="P85" text:outline-level="1"><text:soft-page-break/>Data Transfer Rates:</text:h>
        </text:list-item>
      </text:list>
      <text:list xml:id="list4032365816" text:style-name="WWNum43">
        <text:list-item>
          <text:h text:style-name="P92" text:outline-level="1">Efficient data transfer rates to minimize latency and provide a responsive user experience.</text:h>
        </text:list-item>
        <text:list-item>
          <text:h text:style-name="P92" text:outline-level="1">Load balancing and optimization strategies to handle varying user loads and traffic spikes.</text:h>
        </text:list-item>
      </text:list>
      <text:h text:style-name="Standard" text:outline-level="1"/>
      <text:list xml:id="list23308750957386" text:continue-list="list23309539641416" text:style-name="WWNum21">
        <text:list-item>
          <text:h text:style-name="P85" text:outline-level="1">Synchronization Mechanisms:</text:h>
        </text:list-item>
      </text:list>
      <text:list xml:id="list1591302431" text:style-name="WWNum50">
        <text:list-item>
          <text:h text:style-name="P93" text:outline-level="1">Synchronization of real-time data updates across users' sessions to reflect changes in product availability and user interactions.</text:h>
        </text:list-item>
        <text:list-item>
          <text:h text:style-name="P93" text:outline-level="1">Consistent data synchronization to maintain accuracy in product listings and user transactions.</text:h>
        </text:list-item>
      </text:list>
      <text:h text:style-name="Standard" text:outline-level="1"/>
      <text:list xml:id="list23309985223626" text:continue-list="list23308750957386" text:style-name="WWNum21">
        <text:list-item>
          <text:h text:style-name="P85" text:outline-level="1">Error Handling and Reporting:</text:h>
        </text:list-item>
      </text:list>
      <text:list xml:id="list2197587303" text:style-name="WWNum28">
        <text:list-item>
          <text:h text:style-name="P94" text:outline-level="1">Standardized error messages and codes for ease of identification and resolution.</text:h>
        </text:list-item>
        <text:list-item>
          <text:h text:style-name="P94" text:outline-level="1">Clear and informative error messages to guide users when issues arise during interactions with the platform.</text:h>
        </text:list-item>
      </text:list>
      <text:h text:style-name="Standard" text:outline-level="1"/>
      <text:list xml:id="list23308364366560" text:continue-list="list23309985223626" text:style-name="WWNum21">
        <text:list-item>
          <text:h text:style-name="P85" text:outline-level="1">Cross-Origin Resource Sharing (CORS):</text:h>
        </text:list-item>
      </text:list>
      <text:list xml:id="list2637835644" text:style-name="WWNum30">
        <text:list-item>
          <text:h text:style-name="P95" text:outline-level="1">Properly configured CORS headers to allow secure communication between the 33server and client-side applications hosted on different domains.</text:h>
        </text:list-item>
        <text:list-item>
          <text:h text:style-name="P95" text:outline-level="1">Controlled access to resources to enhance security and prevent unauthorized access.</text:h>
        </text:list-item>
      </text:list>
      <text:h text:style-name="Standard" text:outline-level="1"/>
      <text:h text:style-name="P105" text:outline-level="1">4. <text:span text:style-name="T1">System Features</text:span></text:h>
      <text:h text:style-name="Heading_20_2" text:outline-level="2"><text:bookmark text:name="_heading=h.gdxd3dwr9a0f"/>4.1 User Registration and Authentication</text:h>
      <text:p text:style-name="Heading_20_3"><text:bookmark text:name="_heading=h.o36kz8n7butc"/>4.1.1 Description</text:p>
      <text:h text:style-name="Standard" text:outline-level="1">Users must be able to create accounts and log in securely.</text:h>
      <text:h text:style-name="Standard" text:outline-level="1">Registration will include email verification for account activation.</text:h>
      <text:p text:style-name="P111"><text:bookmark text:name="_heading=h.cr9qsjv6fpx2"/><text:soft-page-break/>4.1.2<text:tab/>Functional Requirements</text:p>
      <text:list xml:id="list1333316451" text:style-name="WWNum46">
        <text:list-item>
          <text:h text:style-name="P96" text:outline-level="1">User must be logged in. <text:s text:c="7"/></text:h>
        </text:list-item>
        <text:list-item>
          <text:h text:style-name="P96" text:outline-level="1">The product must be available.</text:h>
        </text:list-item>
        <text:list-item>
          <text:h text:style-name="P96" text:outline-level="1">Seller must allow the product to be shipped to the user's location.</text:h>
        </text:list-item>
        <text:list-item>
          <text:h text:style-name="P96" text:outline-level="1">Payment for online methods must be successful.</text:h>
        </text:list-item>
      </text:list>
      <text:h text:style-name="Standard" text:outline-level="1"/>
      <text:h text:style-name="P117" text:outline-level="2"><text:bookmark text:name="_heading=h.oqntqh7n8sjm"/>4.2 Product Listing and Management</text:h>
      <text:p text:style-name="Heading_20_3"><text:bookmark text:name="_heading=h.w9zgx8f18n2u"/>4.2.1 Description</text:p>
      <text:h text:style-name="Standard" text:outline-level="1">Sellers should be able to create, edit, and delete product listings.</text:h>
      <text:h text:style-name="Standard" text:outline-level="1">Product listings must include fields for title, description, images, condition, price, and location.</text:h>
      <text:p text:style-name="Heading_20_3"><text:bookmark text:name="_heading=h.80kyrxm9suod"/>4.2.2 Stimulus/Response Sequences</text:p>
      <text:list xml:id="list1913669423" text:style-name="WWNum54">
        <text:list-item>
          <text:h text:style-name="P99" text:outline-level="1"><text:span text:style-name="T24">The user logs in.</text:span></text:h>
        </text:list-item>
        <text:list-item>
          <text:h text:style-name="P101" text:outline-level="1"><text:span text:style-name="T24">The database is searched and available products are displayed.</text:span></text:h>
        </text:list-item>
      </text:list>
      <text:h text:style-name="P118" text:outline-level="2"><text:bookmark text:name="_heading=h.e6riqraqh068"/>4.3 Search and Filter Functionality</text:h>
      <text:p text:style-name="Heading_20_3"><text:bookmark text:name="_heading=h.ap6gc39xvm8v"/>4.3.1 Description</text:p>
      <text:h text:style-name="Standard" text:outline-level="1">Users must be able to search for products using keywords and apply filters.</text:h>
      <text:h text:style-name="P11" text:outline-level="1"><text:span text:style-name="T17">Filters should include options such as location, price range, brand, condition, and category.</text:span></text:h>
      <text:p text:style-name="Heading_20_3"><text:bookmark text:name="_heading=h.2c97e2w18t4"/>4.3.2 Stimulus/Response Sequences</text:p>
      <text:list xml:id="list66978402" text:style-name="WWNum59">
        <text:list-item>
          <text:h text:style-name="P100" text:outline-level="1"><text:span text:style-name="T24">The user logs in.</text:span></text:h>
        </text:list-item>
        <text:list-item>
          <text:h text:style-name="P100" text:outline-level="1"><text:span text:style-name="T24">The user searches for the products in the search bar. The system displays matching products.</text:span></text:h>
        </text:list-item>
        <text:list-item>
          <text:h text:style-name="P100" text:outline-level="1"><text:span text:style-name="T24">The user goes to the filter section.</text:span></text:h>
        </text:list-item>
        <text:list-item>
          <text:h text:style-name="P100" text:outline-level="1"><text:span text:style-name="T24">He/she specifies values for different attributes and/or sorts the products according to their price/number of days required to be delivered/reviews.</text:span></text:h>
        </text:list-item>
        <text:list-item>
          <text:h text:style-name="P102" text:outline-level="1"><text:span text:style-name="T24">The database is searched according to the specified filters and the resultant products are displayed.</text:span></text:h>
        </text:list-item>
      </text:list>
      <text:h text:style-name="P117" text:outline-level="2"><text:bookmark text:name="_heading=h.29vta973up6t"/>4.4 Secure Transactions</text:h>
      <text:p text:style-name="P112"><text:bookmark text:name="_heading=h.nevfdxuok6pl"/>4.2.1 Description</text:p>
      <text:h text:style-name="Standard" text:outline-level="1">The platform should facilitate secure payment processing.</text:h>
      <text:h text:style-name="Standard" text:outline-level="1"/>
      <text:h text:style-name="P105" text:outline-level="1"><text:bookmark text:name="_heading=h.4i7ojhp"/>5. <text:span text:style-name="T1">Other Nonfunctional Requirements</text:span></text:h>
      <text:h text:style-name="P113" text:outline-level="2">5.1 <text:span text:style-name="T1">Performance Requirements</text:span></text:h>
      <text:list xml:id="list2574315694" text:style-name="WWNum64">
        <text:list-item>
          <text:h text:style-name="P97" text:outline-level="1"><text:bookmark text:name="_heading=h.syq20w4qpyv"/>The page load time, payment handling and other response times must not have a delay of more than 2 seconds.</text:h>
        </text:list-item>
        <text:list-item>
          <text:h text:style-name="P97" text:outline-level="1"><text:bookmark text:name="_heading=h.da18fnwezk1r"/>Operations to records in the database should have delays of less than 1 second.</text:h>
        </text:list-item>
      </text:list>
      <text:h text:style-name="Standard" text:outline-level="1"><text:bookmark text:name="_heading=h.gsm3ri1kex4a"/>In a study<text:span text:style-name="T26">[1]</text:span>, a 2-second delay in page load times resulted in abandonment rates of up to 87%.</text:h>
      <text:h text:style-name="Standard" text:outline-level="1"><text:bookmark text:name="_heading=h.j9ot00bnqcyo"/></text:h>
      <text:h text:style-name="Heading_20_2" text:outline-level="2"><text:bookmark text:name="_heading=h.92h3jb5bkety"/>5.2 Safety Requirements</text:h>
      <text:h text:style-name="Standard" text:outline-level="1"><text:bookmark text:name="_heading=h.k08lbhobv2k"/><text:soft-page-break/>Only authorised administrators should be able to query and change the contents of the database. The website users should be authenticated before they can use the features authorised for their use. Transferred data must be encrypted and protected from unauthorised access.</text:h>
      <text:h text:style-name="Heading_20_2" text:outline-level="2"><text:bookmark text:name="_heading=h.dg1ebsaihx9j"/>5.3 Security Requirements</text:h>
      <text:list xml:id="list38910404" text:style-name="WWNum6">
        <text:list-item>
          <text:h text:style-name="P98" text:outline-level="1"><text:bookmark text:name="_heading=h.h1wx5ox7ww4y"/>The web connection must use https.</text:h>
        </text:list-item>
        <text:list-item>
          <text:h text:style-name="P98" text:outline-level="1"><text:bookmark text:name="_heading=h.glh8v1y4427"/>Payment Card Industry Data Security Standard (PCI DSS) accreditation is highly recommended.</text:h>
        </text:list-item>
        <text:list-item>
          <text:h text:style-name="P98" text:outline-level="1"><text:bookmark text:name="_heading=h.v4yh2ss8my87"/>Fraud transaction detection measures must be taken.</text:h>
        </text:list-item>
        <text:list-item>
          <text:h text:style-name="P98" text:outline-level="1"><text:bookmark text:name="_heading=h.jvkzr4d07exm"/>Security plugins must be used to protect against malicious bots, SQLi, XSS, code injections etc.</text:h>
        </text:list-item>
        <text:list-item>
          <text:h text:style-name="P98" text:outline-level="1"><text:bookmark text:name="_heading=h.r6bgz84bf8c8"/>Database services with built-in redundancy must be used.</text:h>
        </text:list-item>
      </text:list>
      <text:h text:style-name="Standard" text:outline-level="1"><text:bookmark text:name="_heading=h.kg3dyxtim2co"/></text:h>
      <text:h text:style-name="Heading_20_2" text:outline-level="2"><text:bookmark text:name="_heading=h.eb4ql4wdfure"/>5.4 Software Quality Attributes</text:h>
      <text:h text:style-name="Standard" text:outline-level="1"><text:bookmark text:name="_heading=h.81wn8pa25ifu"/><text:span text:style-name="T27">Performing Security and Vulnerability Assessments</text:span></text:h>
      <text:h text:style-name="Standard" text:outline-level="1"><text:bookmark text:name="_heading=h.etgmf4x2akj8"/>We need to conduct security testing to check for security and vulnerability issues. We must use security testing methods like SQL Injection and ethical hacking on login, registering, the payment gateway, and other pages.</text:h>
      <text:h text:style-name="Standard" text:outline-level="1"><text:bookmark text:name="_heading=h.vwogyhvd04qf"/></text:h>
      <text:h text:style-name="Standard" text:outline-level="1"><text:bookmark text:name="_heading=h.qpcw3jjrmmyc"/><text:span text:style-name="T27">Checking Compatibility with Web Browsers</text:span></text:h>
      <text:h text:style-name="Standard" text:outline-level="1"><text:bookmark text:name="_heading=h.im7vqo7crd43"/>Browser compatibility must be tested so that the customers can use the website without hassle.</text:h>
      <text:h text:style-name="Standard" text:outline-level="1"><text:bookmark text:name="_heading=h.tzt2oj8gyp5c"/></text:h>
      <text:h text:style-name="Standard" text:outline-level="1"><text:bookmark text:name="_heading=h.yonw6fmk66po"/><text:span text:style-name="T27">Testing for Mobile Responsiveness</text:span></text:h>
      <text:h text:style-name="Standard" text:outline-level="1"><text:bookmark text:name="_heading=h.d5p0id369k1"/>The responsive design must be tested to be sure that it works on multiple screen sizes.</text:h>
      <text:h text:style-name="P12" text:outline-level="1"/>
      <text:h text:style-name="P108" text:outline-level="1"><text:bookmark text:name="_heading=h.uq6w98sdjb98"/></text:h>
      <text:h text:style-name="P109" text:outline-level="1"><text:bookmark text:name="_heading=h.wmxuvygu805m"/><text:span text:style-name="T1">Appendix A: Glossary</text:span></text:h>
      <table:table table:name="Table2" table:style-name="Table2">
        <table:table-column table:style-name="Table2.A"/>
        <table:table-column table:style-name="Table2.B"/>
        <table:table-row table:style-name="Table2.1">
          <table:table-cell table:style-name="Table2.A1" office:value-type="string">
            <text:h text:style-name="P13" text:outline-level="1"><text:span text:style-name="T27">Acronym</text:span></text:h>
          </table:table-cell>
          <table:table-cell table:style-name="Table2.A1" office:value-type="string">
            <text:h text:style-name="P13" text:outline-level="1"><text:span text:style-name="T27">Meaning</text:span></text:h>
          </table:table-cell>
        </table:table-row>
        <table:table-row table:style-name="Table2.1">
          <table:table-cell table:style-name="Table2.A1" office:value-type="string">
            <text:h text:style-name="P13" text:outline-level="1">SQLi</text:h>
          </table:table-cell>
          <table:table-cell table:style-name="Table2.A1" office:value-type="string">
            <text:h text:style-name="P13" text:outline-level="1">SQL injection, also known as SQLI, is a common attack vector that uses malicious SQL code for backend database manipulation to access information that was not intended to be displayed. This information may include any number of items, including sensitive company data, user lists or private customer details.<text:span text:style-name="T26">[2]</text:span></text:h>
          </table:table-cell>
        </table:table-row>
        <table:table-row table:style-name="Table2.1">
          <table:table-cell table:style-name="Table2.A1" office:value-type="string">
            <text:h text:style-name="P13" text:outline-level="1">XSS</text:h>
          </table:table-cell>
          <table:table-cell table:style-name="Table2.A1" office:value-type="string">
            <text:h text:style-name="P13" text:outline-level="1">Cross-site scripting (XSS) is an attack in which an attacker injects malicious executable scripts into the code of a trusted application or website. Attackers often initiate an XSS attack by sending a malicious link to a user and enticing the user to click it.<text:span text:style-name="T26">[3]</text:span></text:h>
          </table:table-cell>
        </table:table-row>
      </table:table>
      <text:h text:style-name="P15" text:outline-level="1"><text:bookmark text:name="_heading=h.qsh70q"/></text:h>
      <text:h text:style-name="Heading_20_2" text:outline-level="2"><text:bookmark text:name="_heading=h.3fgg9kb05wfk"/>References</text:h>
      <text:h text:style-name="Standard" text:outline-level="1"><text:span text:style-name="T28">[1] </text:span><text:a xlink:type="simple" xlink:href="https://www.hobo-web.co.uk/your-website-design-should-load-in-4-seconds/" text:style-name="ListLabel_20_596" text:visited-style-name="ListLabel_20_596"><text:span text:style-name="T29">https://www.hobo-web.co.uk/your-website-design-should-load-in-4-seconds/</text:span></text:a><text:span text:style-name="T28"><text:line-break/>[2] </text:span><text:a xlink:type="simple" xlink:href="https://www.imperva.com/learn/application-security/sql-injection-sqli/#:~:text=SQL%20injection%2C%20also%20known%20as,lists%20or%20private%20customer%20details" text:style-name="ListLabel_20_596" text:visited-style-name="ListLabel_20_596"><text:span text:style-name="T29">https://www.imperva.com/learn/application-security/sql-injection-sqli/</text:span></text:a><text:line-break/><text:span text:style-name="T28">[3] </text:span><text:a xlink:type="simple" xlink:href="https://www.synopsys.com/glossary/what-is-cross-site-scripting.html" text:style-name="ListLabel_20_596" text:visited-style-name="ListLabel_20_596"><text:span text:style-name="T29">https://www.synopsys.com/glossary/what-is-cross-site-scripting.html</text:span></text:a></text:h>
      <text:h text:style-name="P104" text:outline-level="1"/>
      <text:h text:style-name="P109" text:outline-level="1"><text:bookmark text:name="_heading=h.ucraclhyvpav"/><text:span text:style-name="T1">Appendix B: Field Layouts</text:span></text:h>
      <text:h text:style-name="P9" text:outline-level="1"><text:span text:style-name="T1">An Excel sheet containing field layouts and properties/attributes and report requirements.</text:span></text:h>
      <text:h text:style-name="P2" text:outline-level="1"/>
      <text:h text:style-name="P9" text:outline-level="1"><text:span text:style-name="T5">Sample sheet with information required to register the customer</text:span></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h text:style-name="P14" text:outline-level="1"><text:span text:style-name="T30">Field</text:span></text:h>
          </table:table-cell>
          <table:table-cell table:style-name="Table3.A1" office:value-type="string">
            <text:h text:style-name="P14" text:outline-level="1"><text:span text:style-name="T30">Length</text:span></text:h>
          </table:table-cell>
          <table:table-cell table:style-name="Table3.A1" office:value-type="string">
            <text:h text:style-name="P14" text:outline-level="1"><text:span text:style-name="T30">Data Type</text:span></text:h>
          </table:table-cell>
          <table:table-cell table:style-name="Table3.A1" office:value-type="string">
            <text:h text:style-name="P14" text:outline-level="1"><text:span text:style-name="T30">Description</text:span></text:h>
          </table:table-cell>
          <table:table-cell table:style-name="Table3.A1" office:value-type="string">
            <text:h text:style-name="P14" text:outline-level="1"><text:span text:style-name="T30">Is Mandatory</text:span></text:h>
          </table:table-cell>
        </table:table-row>
        <table:table-row table:style-name="Table3.1">
          <table:table-cell table:style-name="Table3.A1" office:value-type="string">
            <text:h text:style-name="P14" text:outline-level="1"><text:span text:style-name="T31">Account Number</text:span></text:h>
          </table:table-cell>
          <table:table-cell table:style-name="Table3.A1" office:value-type="string">
            <text:h text:style-name="P14" text:outline-level="1"><text:span text:style-name="T31">16</text:span></text:h>
          </table:table-cell>
          <table:table-cell table:style-name="Table3.A1" office:value-type="string">
            <text:h text:style-name="P14" text:outline-level="1"><text:span text:style-name="T31">Numeric</text:span></text:h>
          </table:table-cell>
          <table:table-cell table:style-name="Table3.A1" office:value-type="string">
            <text:h text:style-name="P16" text:outline-level="1"/>
          </table:table-cell>
          <table:table-cell table:style-name="Table3.A1" office:value-type="string">
            <text:h text:style-name="P14" text:outline-level="1"><text:span text:style-name="T31">Y</text:span></text:h>
          </table:table-cell>
        </table:table-row>
        <table:table-row table:style-name="Table3.1">
          <table:table-cell table:style-name="Table3.A1" office:value-type="string">
            <text:h text:style-name="P14" text:outline-level="1"><text:span text:style-name="T31">ISFC code</text:span></text:h>
          </table:table-cell>
          <table:table-cell table:style-name="Table3.A1" office:value-type="string">
            <text:h text:style-name="P14" text:outline-level="1"><text:span text:style-name="T31">11</text:span></text:h>
          </table:table-cell>
          <table:table-cell table:style-name="Table3.A1" table:number-columns-spanned="2" office:value-type="string">
            <text:h text:style-name="P14" text:outline-level="1"><text:span text:style-name="T31">Alphanumeric</text:span></text:h>
          </table:table-cell>
          <table:covered-table-cell/>
          <table:table-cell table:style-name="Table3.A1" office:value-type="string">
            <text:h text:style-name="P14" text:outline-level="1"><text:span text:style-name="T31">Y</text:span></text:h>
          </table:table-cell>
        </table:table-row>
        <table:table-row table:style-name="Table3.1">
          <table:table-cell table:style-name="Table3.A1" office:value-type="string">
            <text:h text:style-name="P14" text:outline-level="1"><text:span text:style-name="T31">Card Amount</text:span></text:h>
          </table:table-cell>
          <table:table-cell table:style-name="Table3.A1" office:value-type="string">
            <text:h text:style-name="P14" text:outline-level="1"><text:span text:style-name="T31">20</text:span></text:h>
          </table:table-cell>
          <table:table-cell table:style-name="Table3.A1" office:value-type="string">
            <text:h text:style-name="P14" text:outline-level="1"><text:span text:style-name="T31">Numeric</text:span></text:h>
          </table:table-cell>
          <table:table-cell table:style-name="Table3.A1" office:value-type="string">
            <text:h text:style-name="P16" text:outline-level="1"/>
          </table:table-cell>
          <table:table-cell table:style-name="Table3.A1" office:value-type="string">
            <text:h text:style-name="P14" text:outline-level="1"><text:span text:style-name="T31">Y</text:span></text:h>
          </table:table-cell>
        </table:table-row>
        <table:table-row table:style-name="Table3.5">
          <table:table-cell table:style-name="Table3.A1" office:value-type="string">
            <text:h text:style-name="P14" text:outline-level="1"><text:span text:style-name="T31">Mandate Start Date</text:span></text:h>
          </table:table-cell>
          <table:table-cell table:style-name="Table3.A1" office:value-type="string">
            <text:h text:style-name="P14" text:outline-level="1"><text:span text:style-name="T31">8</text:span></text:h>
          </table:table-cell>
          <table:table-cell table:style-name="Table3.A1" office:value-type="string">
            <text:h text:style-name="P14" text:outline-level="1"><text:span text:style-name="T31">Date</text:span></text:h>
          </table:table-cell>
          <table:table-cell table:style-name="Table3.A1" office:value-type="string">
            <text:h text:style-name="P14" text:outline-level="1"><text:span text:style-name="T31">Date of Mandate Registration</text:span></text:h>
          </table:table-cell>
          <table:table-cell table:style-name="Table3.A1" office:value-type="string">
            <text:h text:style-name="P14" text:outline-level="1"><text:span text:style-name="T31">N</text:span></text:h>
          </table:table-cell>
        </table:table-row>
        <table:table-row table:style-name="Table3.5">
          <table:table-cell table:style-name="Table3.A1" office:value-type="string">
            <text:h text:style-name="P14" text:outline-level="1"><text:span text:style-name="T31">Mandate End Date</text:span></text:h>
          </table:table-cell>
          <table:table-cell table:style-name="Table3.A1" office:value-type="string">
            <text:h text:style-name="P14" text:outline-level="1"><text:span text:style-name="T31">8</text:span></text:h>
          </table:table-cell>
          <table:table-cell table:style-name="Table3.A1" office:value-type="string">
            <text:h text:style-name="P14" text:outline-level="1"><text:span text:style-name="T31">Date</text:span></text:h>
          </table:table-cell>
          <table:table-cell table:style-name="Table3.A1" office:value-type="string">
            <text:h text:style-name="P14" text:outline-level="1"><text:span text:style-name="T31">Date of Mandate Expiry</text:span></text:h>
          </table:table-cell>
          <table:table-cell table:style-name="Table3.A1" office:value-type="string">
            <text:h text:style-name="P14" text:outline-level="1"><text:span text:style-name="T31">N</text:span></text:h>
          </table:table-cell>
        </table:table-row>
        <table:table-row table:style-name="Table3.1">
          <table:table-cell table:style-name="Table3.A1" office:value-type="string">
            <text:h text:style-name="P14" text:outline-level="1"><text:span text:style-name="T31">Status</text:span></text:h>
          </table:table-cell>
          <table:table-cell table:style-name="Table3.A1" office:value-type="string">
            <text:h text:style-name="P14" text:outline-level="1"><text:span text:style-name="T31">25</text:span></text:h>
          </table:table-cell>
          <table:table-cell table:style-name="Table3.A1" office:value-type="string">
            <text:h text:style-name="P14" text:outline-level="1"><text:span text:style-name="T31">Alphanumeric</text:span></text:h>
          </table:table-cell>
          <table:table-cell table:style-name="Table3.A1" office:value-type="string">
            <text:h text:style-name="P14" text:outline-level="1"><text:span text:style-name="T31">Status of Registration</text:span></text:h>
          </table:table-cell>
          <table:table-cell table:style-name="Table3.A1" office:value-type="string">
            <text:h text:style-name="P14" text:outline-level="1"><text:span text:style-name="T31">Y</text:span></text:h>
          </table:table-cell>
        </table:table-row>
        <table:table-row table:style-name="Table3.1">
          <table:table-cell table:style-name="Table3.A1" office:value-type="string">
            <text:h text:style-name="P14" text:outline-level="1"><text:span text:style-name="T31">Customer Name</text:span></text:h>
          </table:table-cell>
          <table:table-cell table:style-name="Table3.A1" office:value-type="string">
            <text:h text:style-name="P14" text:outline-level="1"><text:span text:style-name="T31">60</text:span></text:h>
          </table:table-cell>
          <table:table-cell table:style-name="Table3.A1" office:value-type="string">
            <text:h text:style-name="P14" text:outline-level="1"><text:span text:style-name="T31">String</text:span></text:h>
          </table:table-cell>
          <table:table-cell table:style-name="Table3.A1" office:value-type="string">
            <text:h text:style-name="P16" text:outline-level="1"/>
          </table:table-cell>
          <table:table-cell table:style-name="Table3.A1" office:value-type="string">
            <text:h text:style-name="P14" text:outline-level="1"><text:span text:style-name="T31">Y</text:span></text:h>
          </table:table-cell>
        </table:table-row>
        <table:table-row table:style-name="Table3.9">
          <table:table-cell table:style-name="Table3.A1" office:value-type="string">
            <text:h text:style-name="P14" text:outline-level="1"><text:span text:style-name="T31">Reject Reason Code</text:span></text:h>
          </table:table-cell>
          <table:table-cell table:style-name="Table3.A1" office:value-type="string">
            <text:h text:style-name="P14" text:outline-level="1"><text:span text:style-name="T31">4</text:span></text:h>
          </table:table-cell>
          <table:table-cell table:style-name="Table3.A1" office:value-type="string">
            <text:h text:style-name="P14" text:outline-level="1"><text:span text:style-name="T31">String</text:span></text:h>
          </table:table-cell>
          <table:table-cell table:style-name="Table3.A1" office:value-type="string">
            <text:h text:style-name="P14" text:outline-level="1"><text:span text:style-name="T31">Reject Reason code in case mandate is rejected</text:span></text:h>
          </table:table-cell>
          <table:table-cell table:style-name="Table3.A1" office:value-type="string">
            <text:h text:style-name="P14" text:outline-level="1"><text:span text:style-name="T31">N</text:span></text:h>
          </table:table-cell>
        </table:table-row>
      </table:table>
      <text:h text:style-name="P7" text:outline-level="1"/>
      <text:h text:style-name="P2" text:outline-level="1"/>
      <text:h text:style-name="P2" text:outline-level="1"/>
      <text:h text:style-name="P2" text:outline-level="1"/>
      <text:h text:style-name="P9" text:outline-level="1"><text:span text:style-name="T5">Sample Report Requirements: Include the fields to be included in the report</text:span></text:h>
      <table:table table:name="Table4" table:style-name="Table4">
        <table:table-column table:style-name="Table4.A"/>
        <table:table-column table:style-name="Table4.B"/>
        <table:table-row table:style-name="Table4.1">
          <table:table-cell table:style-name="Table4.A1" office:value-type="string">
            <text:h text:style-name="P14" text:outline-level="1"><text:span text:style-name="T30">Registration Report</text:span></text:h>
          </table:table-cell>
          <table:table-cell table:style-name="Table4.A1" office:value-type="string">
            <text:h text:style-name="P14" text:outline-level="1"><text:span text:style-name="T30">Transaction Report</text:span></text:h>
          </table:table-cell>
        </table:table-row>
        <table:table-row table:style-name="Table4.1">
          <table:table-cell table:style-name="Table4.A1" office:value-type="string">
            <text:h text:style-name="P16" text:outline-level="1"/>
          </table:table-cell>
          <table:table-cell table:style-name="Table4.A1" office:value-type="string">
            <text:h text:style-name="P8" text:outline-level="1"/>
          </table:table-cell>
        </table:table-row>
        <table:table-row table:style-name="Table4.1">
          <table:table-cell table:style-name="Table4.A1" office:value-type="string">
            <text:h text:style-name="P14" text:outline-level="1"><text:span text:style-name="T31">Bank Account Number</text:span></text:h>
          </table:table-cell>
          <table:table-cell table:style-name="Table4.A1" office:value-type="string">
            <text:h text:style-name="P14" text:outline-level="1"><text:span text:style-name="T31">Transaction Reference Number</text:span></text:h>
          </table:table-cell>
        </table:table-row>
        <table:table-row table:style-name="Table4.1">
          <table:table-cell table:style-name="Table4.A1" office:value-type="string">
            <text:h text:style-name="P14" text:outline-level="1"><text:span text:style-name="T31">ISFC Code</text:span></text:h>
          </table:table-cell>
          <table:table-cell table:style-name="Table4.A1" office:value-type="string">
            <text:h text:style-name="P14" text:outline-level="1"><text:span text:style-name="T31">Bank Account Number</text:span></text:h>
          </table:table-cell>
        </table:table-row>
        <table:table-row table:style-name="Table4.1">
          <table:table-cell table:style-name="Table4.A1" office:value-type="string">
            <text:h text:style-name="P14" text:outline-level="1"><text:span text:style-name="T31">Bank Name</text:span></text:h>
          </table:table-cell>
          <table:table-cell table:style-name="Table4.A1" office:value-type="string">
            <text:h text:style-name="P14" text:outline-level="1"><text:span text:style-name="T31">IFSC Code</text:span></text:h>
          </table:table-cell>
        </table:table-row>
        <table:table-row table:style-name="Table4.1">
          <table:table-cell table:style-name="Table4.A1" office:value-type="string">
            <text:h text:style-name="P14" text:outline-level="1"><text:span text:style-name="T31">Account Status</text:span></text:h>
          </table:table-cell>
          <table:table-cell table:style-name="Table4.A1" office:value-type="string">
            <text:h text:style-name="P14" text:outline-level="1"><text:span text:style-name="T31">Bank Name</text:span></text:h>
          </table:table-cell>
        </table:table-row>
        <table:table-row table:style-name="Table4.1">
          <table:table-cell table:style-name="Table4.A1" office:value-type="string">
            <text:h text:style-name="P14" text:outline-level="1"><text:span text:style-name="T31">Account Type</text:span></text:h>
          </table:table-cell>
          <table:table-cell table:style-name="Table4.A1" office:value-type="string">
            <text:h text:style-name="P14" text:outline-level="1"><text:span text:style-name="T31">Customer Name</text:span></text:h>
          </table:table-cell>
        </table:table-row>
        <table:table-row table:style-name="Table4.1">
          <table:table-cell table:style-name="Table4.A1" office:value-type="string">
            <text:h text:style-name="P14" text:outline-level="1"><text:span text:style-name="T31">Customer Name</text:span></text:h>
          </table:table-cell>
          <table:table-cell table:style-name="Table4.A1" office:value-type="string">
            <text:h text:style-name="P14" text:outline-level="1"><text:span text:style-name="T31">Card Number</text:span></text:h>
          </table:table-cell>
        </table:table-row>
        <table:table-row table:style-name="Table4.1">
          <table:table-cell table:style-name="Table4.A1" office:value-type="string">
            <text:h text:style-name="P14" text:outline-level="1"><text:span text:style-name="T31">Card Number</text:span></text:h>
          </table:table-cell>
          <table:table-cell table:style-name="Table4.A1" office:value-type="string">
            <text:h text:style-name="P14" text:outline-level="1"><text:span text:style-name="T31">Debit Transaction Amount</text:span></text:h>
          </table:table-cell>
        </table:table-row>
        <table:table-row table:style-name="Table4.1">
          <table:table-cell table:style-name="Table4.A1" office:value-type="string">
            <text:h text:style-name="P14" text:outline-level="1"><text:span text:style-name="T31">SI Start Date</text:span></text:h>
          </table:table-cell>
          <table:table-cell table:style-name="Table4.A1" office:value-type="string">
            <text:h text:style-name="P14" text:outline-level="1"><text:span text:style-name="T31">Transaction Date</text:span></text:h>
          </table:table-cell>
        </table:table-row>
        <text:soft-page-break/>
        <table:table-row table:style-name="Table4.1">
          <table:table-cell table:style-name="Table4.A1" office:value-type="string">
            <text:h text:style-name="P14" text:outline-level="1"><text:span text:style-name="T31">Status</text:span></text:h>
          </table:table-cell>
          <table:table-cell table:style-name="Table4.A1" office:value-type="string">
            <text:h text:style-name="P14" text:outline-level="1"><text:span text:style-name="T31">Status</text:span></text:h>
          </table:table-cell>
        </table:table-row>
        <table:table-row table:style-name="Table4.1">
          <table:table-cell table:style-name="Table4.A1" office:value-type="string">
            <text:h text:style-name="P14" text:outline-level="1"><text:span text:style-name="T31">Remarks</text:span></text:h>
          </table:table-cell>
          <table:table-cell table:style-name="Table4.A1" office:value-type="string">
            <text:h text:style-name="P14" text:outline-level="1"><text:span text:style-name="T31">Debit Attempt Number</text:span></text:h>
          </table:table-cell>
        </table:table-row>
        <table:table-row table:style-name="Table4.13">
          <table:table-cell table:style-name="Table4.A1" office:value-type="string">
            <text:h text:style-name="P16" text:outline-level="1"/>
          </table:table-cell>
          <table:table-cell table:style-name="Table4.A1" office:value-type="string">
            <text:h text:style-name="P14" text:outline-level="1"><text:span text:style-name="T31">Remarks</text:span></text:h>
          </table:table-cell>
        </table:table-row>
        <table:table-row table:style-name="Table4.1">
          <table:table-cell table:style-name="Table4.A1" office:value-type="string">
            <text:h text:style-name="P16" text:outline-level="1"/>
          </table:table-cell>
          <table:table-cell table:style-name="Table4.A1" office:value-type="string">
            <text:h text:style-name="P8" text:outline-level="1"/>
          </table:table-cell>
        </table:table-row>
      </table:table>
      <text:h text:style-name="P6" text:outline-level="1"/>
      <text:h text:style-name="P108" text:outline-level="1"><text:bookmark text:name="_heading=h.ss3s9p2ymn1e"/><text:span text:style-name="T1">Appendix C: Requirement Traceability Matrix</text:span></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h text:style-name="P9" text:outline-level="1"><text:span text:style-name="T5">Sl. No</text:span></text:h>
          </table:table-cell>
          <table:table-cell table:style-name="Table5.A1" office:value-type="string">
            <text:h text:style-name="P9" text:outline-level="1"><text:span text:style-name="T5">Requirement ID</text:span></text:h>
          </table:table-cell>
          <table:table-cell table:style-name="Table5.A1" office:value-type="string">
            <text:h text:style-name="P9" text:outline-level="1"><text:span text:style-name="T5">Brief Description of Requirement</text:span></text:h>
          </table:table-cell>
          <table:table-cell table:style-name="Table5.A1" office:value-type="string">
            <text:h text:style-name="P9" text:outline-level="1"><text:span text:style-name="T5">Architecture Reference </text:span></text:h>
          </table:table-cell>
          <table:table-cell table:style-name="Table5.A1" office:value-type="string">
            <text:h text:style-name="P9" text:outline-level="1"><text:span text:style-name="T5">Design Reference </text:span></text:h>
          </table:table-cell>
          <table:table-cell table:style-name="Table5.A1" office:value-type="string">
            <text:h text:style-name="P9" text:outline-level="1"><text:span text:style-name="T5">Code File Reference</text:span></text:h>
          </table:table-cell>
          <table:table-cell table:style-name="Table5.A1" office:value-type="string">
            <text:h text:style-name="P9" text:outline-level="1"><text:span text:style-name="T5">Test Case ID</text:span></text:h>
          </table:table-cell>
          <table:table-cell table:style-name="Table5.A1" office:value-type="string">
            <text:h text:style-name="P9" text:outline-level="1"><text:span text:style-name="T5">System Test Case ID</text:span></text:h>
          </table:table-cell>
        </table:table-row>
        <table:table-row table:style-name="Table5.2">
          <table:table-cell table:style-name="Table5.A2" office:value-type="string">
            <text:h text:style-name="P9" text:outline-level="1">1</text:h>
          </table:table-cell>
          <table:table-cell table:style-name="Table5.B2" office:value-type="string">
            <text:h text:style-name="P9" text:outline-level="1">User Registration and Authentication</text:h>
          </table:table-cell>
          <table:table-cell table:style-name="Table5.C2" office:value-type="string">
            <text:h text:style-name="P2" text:outline-level="1"/>
          </table:table-cell>
          <table:table-cell table:style-name="Table5.D2" office:value-type="string">
            <text:h text:style-name="P2" text:outline-level="1"/>
          </table:table-cell>
          <table:table-cell table:style-name="Table5.E2" office:value-type="string">
            <text:h text:style-name="P2" text:outline-level="1"/>
          </table:table-cell>
          <table:table-cell table:style-name="Table5.F2" office:value-type="string">
            <text:h text:style-name="P2" text:outline-level="1"/>
          </table:table-cell>
          <table:table-cell table:style-name="Table5.G2" office:value-type="string">
            <text:h text:style-name="P2" text:outline-level="1"/>
          </table:table-cell>
          <table:table-cell table:style-name="Table5.H2" office:value-type="string">
            <text:h text:style-name="P2" text:outline-level="1"/>
          </table:table-cell>
        </table:table-row>
        <table:table-row table:style-name="Table5.3">
          <table:table-cell table:style-name="Table5.A3" office:value-type="string">
            <text:h text:style-name="P9" text:outline-level="1">2</text:h>
          </table:table-cell>
          <table:table-cell table:style-name="Table5.B3" office:value-type="string">
            <text:h text:style-name="P9" text:outline-level="1">Product Listing and Management</text:h>
          </table:table-cell>
          <table:table-cell table:style-name="Table5.C3" office:value-type="string">
            <text:h text:style-name="P2" text:outline-level="1"/>
          </table:table-cell>
          <table:table-cell table:style-name="Table5.D3" office:value-type="string">
            <text:h text:style-name="P2" text:outline-level="1"/>
          </table:table-cell>
          <table:table-cell table:style-name="Table5.E3" office:value-type="string">
            <text:h text:style-name="P2" text:outline-level="1"/>
          </table:table-cell>
          <table:table-cell table:style-name="Table5.F3" office:value-type="string">
            <text:h text:style-name="P2" text:outline-level="1"/>
          </table:table-cell>
          <table:table-cell table:style-name="Table5.G3" office:value-type="string">
            <text:h text:style-name="P2" text:outline-level="1"/>
          </table:table-cell>
          <table:table-cell table:style-name="Table5.H3" office:value-type="string">
            <text:h text:style-name="P2" text:outline-level="1"/>
          </table:table-cell>
        </table:table-row>
        <table:table-row table:style-name="Table5.3">
          <table:table-cell table:style-name="Table5.A4" office:value-type="string">
            <text:h text:style-name="P9" text:outline-level="1">3</text:h>
          </table:table-cell>
          <table:table-cell table:style-name="Table5.B4" office:value-type="string">
            <text:h text:style-name="P9" text:outline-level="1">Search and Filter Functionality</text:h>
          </table:table-cell>
          <table:table-cell table:style-name="Table5.C4" office:value-type="string">
            <text:h text:style-name="P2" text:outline-level="1"/>
          </table:table-cell>
          <table:table-cell table:style-name="Table5.D4" office:value-type="string">
            <text:h text:style-name="P2" text:outline-level="1"/>
          </table:table-cell>
          <table:table-cell table:style-name="Table5.E4" office:value-type="string">
            <text:h text:style-name="P2" text:outline-level="1"/>
          </table:table-cell>
          <table:table-cell table:style-name="Table5.F4" office:value-type="string">
            <text:h text:style-name="P2" text:outline-level="1"/>
          </table:table-cell>
          <table:table-cell table:style-name="Table5.G4" office:value-type="string">
            <text:h text:style-name="P2" text:outline-level="1"/>
          </table:table-cell>
          <table:table-cell table:style-name="Table5.H4" office:value-type="string">
            <text:h text:style-name="P2" text:outline-level="1"/>
          </table:table-cell>
        </table:table-row>
        <table:table-row table:style-name="Table5.3">
          <table:table-cell table:style-name="Table5.A5" office:value-type="string">
            <text:h text:style-name="P9" text:outline-level="1">4</text:h>
          </table:table-cell>
          <table:table-cell table:style-name="Table5.B5" office:value-type="string">
            <text:h text:style-name="P9" text:outline-level="1">Secure Transactions</text:h>
          </table:table-cell>
          <table:table-cell table:style-name="Table5.C5" office:value-type="string">
            <text:h text:style-name="P2" text:outline-level="1"/>
          </table:table-cell>
          <table:table-cell table:style-name="Table5.D5" office:value-type="string">
            <text:h text:style-name="P2" text:outline-level="1"/>
          </table:table-cell>
          <table:table-cell table:style-name="Table5.E5" office:value-type="string">
            <text:h text:style-name="P2" text:outline-level="1"/>
          </table:table-cell>
          <table:table-cell table:style-name="Table5.F5" office:value-type="string">
            <text:h text:style-name="P2" text:outline-level="1"/>
          </table:table-cell>
          <table:table-cell table:style-name="Table5.G5" office:value-type="string">
            <text:h text:style-name="P2" text:outline-level="1"/>
          </table:table-cell>
          <table:table-cell table:style-name="Table5.H5" office:value-type="string">
            <text:h text:style-name="P2" text:outline-level="1"/>
          </table:table-cell>
        </table:table-row>
      </table:table>
      <text:h text:style-name="P10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man Old Style1" svg:font-family="'Bookman Old Style'"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US"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en" fo:country="US"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11in" loext:contextual-spacing="false" fo:line-height="108%" fo:text-align="justify" style:justify-single-word="false" fo:orphans="2" fo:widows="2" fo:hyphenation-ladder-count="no-limit" style:vertical-align="top" style:writing-mode="lr-tb"/>
      <style:text-properties style:text-position="0% 100%" fo:font-size="11pt" fo:language="en" fo:country="IN"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top="0in" fo:margin-bottom="0in" loext:contextual-spacing="false" fo:line-height="100%" fo:orphans="0" fo:widows="0" fo:hyphenation-ladder-count="no-limit" style:vertical-align="top"/>
      <style:text-properties style:text-position="0% 100%" style:font-name="Calibri Light" fo:font-family="'Calibri Light'" style:font-family-generic="roman" style:font-pitch="variable" fo:font-size="14pt" fo:language="en" fo:country="US" style:text-blinking="false" style:font-name-asian="Calibri Light1" style:font-family-asian="'Calibri Light'" style:font-family-generic-asian="system" style:font-pitch-asian="variable" style:font-size-asian="14pt" style:language-asian="en" style:country-asian="US" style:font-name-complex="Calibri Light1" style:font-family-complex="'Calibri Light'" style:font-family-generic-complex="system" style:font-pitch-complex="variable" style:font-size-complex="14pt" style:language-complex="en" style:country-complex="US"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line-height="108%" fo:keep-together="always" fo:hyphenation-ladder-count="no-limit" fo:keep-with-next="always" style:vertical-align="top"/>
      <style:text-properties fo:color="#2f5496" style:text-position="0% 100%" style:font-name="Calibri Light" fo:font-family="'Calibri Light'" style:font-family-generic="roman" style:font-pitch="variable" fo:font-size="16pt" fo:language="en" fo:country="IN" style:text-blinking="false"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language-complex="ar" style:country-complex="SA" style:text-emphasize="none" style:text-scale="100%" fo:hyphenate="false" fo:hyphenation-remain-char-count="2" fo:hyphenation-push-char-count="2"/>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line-height="108%" fo:keep-together="always" fo:hyphenation-ladder-count="no-limit" fo:keep-with-next="always" style:vertical-align="top"/>
      <style:text-properties fo:color="#2f5496" style:text-position="0% 100%" style:font-name="Calibri Light" fo:font-family="'Calibri Light'" style:font-family-generic="roman" style:font-pitch="variable" fo:font-size="13pt" fo:language="en" fo:country="IN" style:text-blinking="false"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language-complex="ar" style:country-complex="SA" style:text-emphasize="none" style:text-scale="100%" fo:hyphenate="false" fo:hyphenation-remain-char-count="2" fo:hyphenation-push-char-count="2"/>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15%"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default-outline-level="1" style:list-style-name="" style:class="chapter">
      <style:paragraph-properties fo:margin-top="0.1665in" fo:margin-bottom="0.5in" loext:contextual-spacing="false" fo:line-height="100%" fo:text-align="end" style:justify-single-word="false" fo:hyphenation-ladder-count="no-limit" style:vertical-align="top"/>
      <style:text-properties style:text-position="0% 100%" style:font-name="Arial" fo:font-family="Arial" style:font-family-generic="roman" style:font-pitch="variable" fo:font-size="32pt" fo:language="en" fo:country="US" fo:font-weight="bold" style:letter-kerning="true" style:text-blinking="false" style:font-name-asian="Times New Roman1" style:font-family-asian="'Times New Roman'" style:font-family-generic-asian="system" style:font-pitch-asian="variable" style:font-size-asian="3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List_20_Paragraph" style:display-name="List Paragraph" style:family="paragraph" style:parent-style-name="normal" style:default-outline-level="1" style:list-style-name="">
      <style:paragraph-properties fo:margin-left="0.5in" fo:margin-right="0in" fo:margin-top="0in" fo:margin-bottom="0.111in" loext:contextual-spacing="true" fo:line-height="108%" fo:hyphenation-ladder-count="no-limit" fo:text-indent="0in" style:auto-text-indent="false" style:vertical-align="top"/>
      <style:text-properties style:text-position="0% 100%" fo:font-size="11pt" fo:language="en" fo:country="IN"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fo:margin-top="0in" fo:margin-bottom="0in" loext:contextual-spacing="false" fo:line-height="100%" fo:hyphenation-ladder-count="no-limit" style:vertical-align="top"/>
      <style:text-properties style:text-position="0% 100%" fo:font-size="11pt" fo:language="en" fo:country="IN"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fo:margin-top="0in" fo:margin-bottom="0in" loext:contextual-spacing="false" fo:line-height="100%" fo:hyphenation-ladder-count="no-limit" style:vertical-align="top"/>
      <style:text-properties style:text-position="0% 100%" fo:font-size="11pt" fo:language="en" fo:country="IN" style:text-blinking="false" style:font-size-asian="11pt" style:language-asian="en" style:country-asian="US" style:font-size-complex="11pt" style:language-complex="ar" style:country-complex="SA" style:text-emphasize="none" style:text-scale="100%" fo:hyphenate="false" fo:hyphenation-remain-char-count="2" fo:hyphenation-push-char-count="2"/>
    </style:style>
    <style:style style:name="Contents_20_1" style:display-name="Contents 1" style:family="paragraph" style:parent-style-name="normal" style:next-style-name="Standard" style:default-outline-level="1" style:list-style-name="" style:class="index">
      <style:paragraph-properties fo:margin-left="0.25in" fo:margin-right="0in" fo:margin-top="0.0417in" fo:margin-bottom="0in" loext:contextual-spacing="false" style:line-height-at-least="0.1528in" fo:text-align="justify" style:justify-single-word="false" fo:hyphenation-ladder-count="no-limit" fo:text-indent="-0.25in" style:auto-text-indent="false" style:vertical-align="top"/>
      <style:text-properties style:text-position="0% 100%" style:font-name="Times" fo:font-family="Times" style:font-family-generic="roman" style:font-pitch="variable" fo:font-size="12pt" fo:language="und" fo:country="none" fo:font-weight="bold" style:text-blinking="false" style:font-name-asian="Times New Roman1" style:font-family-asian="'Times New Roman'" style:font-family-generic-asian="system" style:font-pitch-asian="variable" style:font-size-asian="12pt" style:language-asian="und" style:country-asian="none" style:font-weight-asian="bold"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Contents_20_2" style:display-name="Contents 2" style:family="paragraph" style:parent-style-name="normal" style:next-style-name="Standard" style:default-outline-level="1" style:list-style-name="" style:class="index">
      <style:paragraph-properties fo:margin-left="0.1874in" fo:margin-right="0in" fo:margin-top="0in" fo:margin-bottom="0in" loext:contextual-spacing="false" style:line-height-at-least="0.1528in" fo:text-align="justify" style:justify-single-word="false" fo:hyphenation-ladder-count="no-limit" fo:text-indent="0in" style:auto-text-indent="false" style:vertical-align="top"/>
      <style:text-properties style:text-position="0% 100%" style:font-name="Times" fo:font-family="Times" style:font-family-generic="roman" style:font-pitch="variable" fo:font-size="11pt" fo:language="en" fo:country="US" style:text-blink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level_20_4" style:display-name="level 4" style:family="paragraph" style:parent-style-name="normal" style:default-outline-level="1" style:list-style-name="">
      <style:paragraph-properties fo:margin-left="0.4402in" fo:margin-right="0in" fo:margin-top="0.0835in" fo:margin-bottom="0.0835in" loext:contextual-spacing="false" style:line-height-at-least="0.1665in" fo:hyphenation-ladder-count="no-limit" fo:text-indent="0in" style:auto-text-indent="false" style:vertical-align="top"/>
      <style:text-properties style:text-position="0% 100%" style:font-name="Times" fo:font-family="Times" style:font-family-generic="roman" style:font-pitch="variable" fo:font-size="12pt" fo:language="en" fo:country="US" style:text-blink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TOCEntry" style:family="paragraph" style:parent-style-name="normal" style:default-outline-level="1" style:list-style-name="">
      <style:paragraph-properties fo:margin-top="0.0835in" fo:margin-bottom="0.1665in" loext:contextual-spacing="false" style:line-height-at-least="0.1665in" fo:keep-together="always" fo:hyphenation-ladder-count="no-limit" fo:keep-with-next="always" style:vertical-align="top"/>
      <style:text-properties style:text-position="0% 100%" style:font-name="Times" fo:font-family="Times" style:font-family-generic="roman" style:font-pitch="variable" fo:font-size="18pt" fo:language="en" fo:country="US" fo:font-weight="bold" style:text-blinking="fals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template" style:family="paragraph" style:parent-style-name="normal" style:default-outline-level="1" style:list-style-name="">
      <style:paragraph-properties fo:margin-top="0in" fo:margin-bottom="0in" loext:contextual-spacing="false" style:line-height-at-least="0.1665in" fo:hyphenation-ladder-count="no-limit" style:vertical-align="top"/>
      <style:text-properties style:text-position="0% 100%" style:font-name="Arial" fo:font-family="Arial" style:font-family-generic="roman" style:font-pitch="variable" fo:font-size="11pt" fo:language="en" fo:country="US" fo:font-style="italic" style:text-blinking="false" style:font-name-asian="Times New Roman1" style:font-family-asian="'Times New Roman'"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level_20_3_20_text" style:display-name="level 3 text" style:family="paragraph" style:parent-style-name="normal" style:default-outline-level="1" style:list-style-name="">
      <style:paragraph-properties fo:margin-left="0.9374in" fo:margin-right="0in" fo:margin-top="0in" fo:margin-bottom="0in" loext:contextual-spacing="false" style:line-height-at-least="0.1528in" fo:hyphenation-ladder-count="no-limit" fo:text-indent="-0.4972in" style:auto-text-indent="false" style:vertical-align="top"/>
      <style:text-properties style:text-position="0% 100%" style:font-name="Arial" fo:font-family="Arial" style:font-family-generic="roman" style:font-pitch="variable" fo:font-size="11pt" fo:language="en" fo:country="US" fo:font-style="italic" style:text-blinking="false" style:font-name-asian="Times New Roman1" style:font-family-asian="'Times New Roman'"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requirement" style:family="paragraph" style:parent-style-name="level_20_4" style:default-outline-level="1" style:list-style-name="">
      <style:paragraph-properties fo:margin-left="1.6307in" fo:margin-right="0in" fo:margin-top="0in" fo:margin-bottom="0in" loext:contextual-spacing="false" style:line-height-at-least="0.1665in" fo:hyphenation-ladder-count="no-limit" fo:text-indent="-0.6902in" style:auto-text-indent="false" style:vertical-align="top"/>
      <style:text-properties style:text-position="0% 100%" style:font-name="Times New Roman" fo:font-family="'Times New Roman'" style:font-family-generic="roman" style:font-pitch="variable" fo:font-size="12pt" fo:language="en" fo:country="US" style:text-blink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ByLine" style:family="paragraph" style:parent-style-name="Title" style:default-outline-level="1" style:list-style-name="">
      <style:paragraph-properties fo:margin-top="0.1665in" fo:margin-bottom="0.5in" loext:contextual-spacing="false" fo:line-height="100%" fo:text-align="end" style:justify-single-word="false" fo:hyphenation-ladder-count="no-limit" style:vertical-align="top"/>
      <style:text-properties style:text-position="0% 100%" style:font-name="Arial" fo:font-family="Arial" style:font-family-generic="roman" style:font-pitch="variable" fo:font-size="14pt" fo:language="en" fo:country="US" fo:font-weight="bold" style:letter-kerning="true" style:text-blinking="false"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line" style:family="paragraph" style:parent-style-name="Title" style:default-outline-level="1" style:list-style-name="">
      <style:paragraph-properties fo:margin-top="0.1665in" fo:margin-bottom="0in" loext:contextual-spacing="false" fo:line-height="100%" fo:text-align="end" style:justify-single-word="false" fo:hyphenation-ladder-count="no-limit" fo:padding-left="0in" fo:padding-right="0in" fo:padding-top="0.0138in" fo:padding-bottom="0in" fo:border-left="none" fo:border-right="none" fo:border-top="4.51pt solid #000000" fo:border-bottom="none" style:vertical-align="top"/>
      <style:text-properties style:text-position="0% 100%" style:font-name="Arial" fo:font-family="Arial" style:font-family-generic="roman" style:font-pitch="variable" fo:font-size="20pt" fo:language="en" fo:country="US" fo:font-weight="bold" style:letter-kerning="true" style:text-blinking="false"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Header_20_Char" style:display-name="Header Char" style:family="text" style:parent-style-name="Default_20_Paragraph_20_Font">
      <style:text-properties style:text-position="0% 100%" style:text-blinking="false" style:text-emphasize="none" style:text-scale="100%"/>
    </style:style>
    <style:style style:name="Footer_20_Char" style:display-name="Footer Char" style:family="text" style:parent-style-name="Default_20_Paragraph_20_Font">
      <style:text-properties style:text-position="0% 100%" style:text-blinking="false" style:text-emphasize="none" style:text-scale="100%"/>
    </style:style>
    <style:style style:name="Heading_20_1_20_Char" style:display-name="Heading 1 Char" style:family="text">
      <style:text-properties fo:color="#2f5496" style:text-position="0% 100%" style:font-name="Calibri Light" fo:font-family="'Calibri Light'" style:font-family-generic="roman" style:font-pitch="variable" fo:font-size="16pt" style:text-blinking="false"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emphasize="none" style:text-scale="100%"/>
    </style:style>
    <style:style style:name="Heading_20_2_20_Char" style:display-name="Heading 2 Char" style:family="text">
      <style:text-properties fo:color="#2f5496" style:text-position="0% 100%" style:font-name="Calibri Light" fo:font-family="'Calibri Light'" style:font-family-generic="roman" style:font-pitch="variable" fo:font-size="13pt" style:text-blinking="false"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text-emphasize="none" style:text-scale="100%"/>
    </style:style>
    <style:style style:name="Title_20_Char" style:display-name="Title Char" style:family="text">
      <style:text-properties style:text-position="0% 100%" style:font-name="Arial" fo:font-family="Arial" style:font-family-generic="roman" style:font-pitch="variable" fo:font-size="32pt" fo:language="en" fo:country="US" fo:font-weight="bold" style:letter-kerning="true" style:text-blinking="false" style:font-name-asian="Times New Roman1" style:font-family-asian="'Times New Roman'" style:font-family-generic-asian="system" style:font-pitch-asian="variable" style:font-size-asian="32pt" style:font-weight-asian="bold" style:font-name-complex="Times New Roman1" style:font-family-complex="'Times New Roman'" style:font-family-generic-complex="system" style:font-pitch-complex="variable" style:font-size-complex="10pt" style:text-emphasize="none" style:text-scale="100%"/>
    </style:style>
    <style:style style:name="Internet_20_link" style:display-name="Internet link" style:family="text">
      <style:text-properties fo:color="#0563c1" style:text-position="0% 100%" style:text-underline-style="solid" style:text-underline-width="auto" style:text-underline-color="font-color" style:text-blinking="false" style:text-emphasize="none" style:text-scale="100%"/>
    </style:style>
    <style:style style:name="Body_20_Text_20_Char" style:display-name="Body Text Char" style:family="text">
      <style:text-properties style:text-position="0% 100%" style:font-name="Calibri Light" fo:font-family="'Calibri Light'" style:font-family-generic="roman" style:font-pitch="variable" fo:font-size="14pt" fo:language="en" fo:country="US" style:text-blinking="false" style:font-name-asian="Calibri Light1" style:font-family-asian="'Calibri Light'" style:font-family-generic-asian="system" style:font-pitch-asian="variable" style:font-size-asian="14pt" style:font-name-complex="Calibri Light1" style:font-family-complex="'Calibri Light'" style:font-family-generic-complex="system" style:font-pitch-complex="variable" style:font-size-complex="14pt" style:language-complex="en" style:country-complex="US" style:text-emphasize="none" style:text-scale="10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212529"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2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Index_20_Link" style:display-name="Index Link" style:family="text"/>
    <style:style style:name="ListLabel_20_595" style:display-name="ListLabel 595" style:family="text">
      <style:text-properties fo:color="#0000ee" style:text-underline-style="solid" style:text-underline-width="auto" style:text-underline-color="font-color"/>
    </style:style>
    <style:style style:name="ListLabel_20_596" style:display-name="ListLabel 596"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2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2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2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3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text-align="center" style:justify-single-word="false"/>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style:text-position="0% 100%" style:font-name="Bookman Old Style" fo:font-size="12pt" style:font-name-asian="Bookman Old Style1" style:font-size-asian="12pt" style:font-name-complex="Bookman Old Style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17in" fo:margin-bottom="0.4917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h text:style-name="MP1" text:outline-level="1"><draw:frame draw:style-name="Mfr1" draw:name="image2.png" text:anchor-type="as-char" svg:width="0.7665in" svg:height="0.9744in" draw:z-index="0"><draw:image xlink:href="Pictures/1000020100000073000000929DEB8312198CB45C.png" xlink:type="simple" xlink:show="embed" xlink:actuate="onLoad" loext:mime-type="image/png"/></draw:frame></text:h>
        <text:h text:style-name="MP2" text:outline-level="1"><text:span text:style-name="MT1">PES UNIVERSITY, BANGALORE </text:span></text:h>
        <text:h text:style-name="MP2" text:outline-level="1"><text:span text:style-name="MT1">Department of Computer Science and Engineering</text:span></text:h>
        <text:h text:style-name="MP3" text:outline-level="1"/>
      </style:header>
      <style:footer>
        <text:h text:style-name="MP3" text:outline-level="1"/>
      </style:footer>
    </style:master-page>
    <style:master-page style:name="First_20_Page" style:display-name="First Page" style:page-layout-name="Mpm2" style:next-style-name="Standard">
      <style:header>
        <text:h text:style-name="MP3" text:outline-level="1"/>
      </style:header>
      <style:footer>
        <text:h text:style-name="MP3" text:outline-level="1"/>
      </style:footer>
    </style:master-page>
    <style:master-page style:name="Converted1" style:page-layout-name="Mpm1">
      <style:header>
        <text:h text:style-name="MP1" text:outline-level="1"><draw:frame draw:style-name="Mfr1" text:anchor-type="as-char" svg:width="0.7665in" svg:height="0.9744in" draw:z-index="2"><draw:image xlink:href="Pictures/1000020100000073000000929DEB8312198CB45C.png" xlink:type="simple" xlink:show="embed" xlink:actuate="onLoad" loext:mime-type="image/png"/></draw:frame></text:h>
        <text:h text:style-name="MP2" text:outline-level="1"><text:span text:style-name="MT1">PES UNIVERSITY, BANGALORE </text:span></text:h>
        <text:h text:style-name="MP2" text:outline-level="1"><text:span text:style-name="MT1">Department of Computer Science and Engineering</text:span></text:h>
        <text:h text:style-name="MP4" text:outline-level="1"/>
      </style:header>
      <style:footer>
        <text:h text:style-name="Footer" text:outline-level="1"/>
      </style:footer>
    </style:master-page>
    <style:master-page style:name="Converted2" style:page-layout-name="Mpm3">
      <style:header>
        <text:h text:style-name="MP2" text:outline-level="1"><text:bookmark text:name="_heading=h.1pxezwc"/><draw:frame draw:style-name="Mfr1" draw:name="image1.png" text:anchor-type="as-char" svg:width="0.7665in" svg:height="0.9744in" draw:z-index="27"><draw:image xlink:href="Pictures/1000020100000073000000ACE202BDEEA18C3019.png" xlink:type="simple" xlink:show="embed" xlink:actuate="onLoad" loext:mime-type="image/png"/><svg:desc>Logo

Description automatically generated with medium confidence</svg:desc></draw:frame></text:h>
        <text:h text:style-name="MP2" text:outline-level="1"><text:span text:style-name="MT1">PES UNIVERSITY, BANGALORE </text:span></text:h>
        <text:h text:style-name="MP2" text:outline-level="1"><text:span text:style-name="MT1">Department of Computer Science and Engineering</text:span></text:h>
        <text:h text:style-name="MP5" text:outline-level="1"/>
      </style:header>
      <style:footer>
        <text:h text:style-name="Footer" text:outline-level="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05T06:11:00</meta:creation-date>
    <meta:initial-creator>Sudeepa R</meta:initial-creator>
    <meta:document-statistic meta:table-count="5" meta:image-count="3" meta:object-count="0" meta:page-count="28" meta:paragraph-count="434" meta:word-count="3533" meta:character-count="24569" meta:non-whitespace-character-count="21635"/>
    <meta:generator>LibreOfficeDev/6.0.5.2$Linux_X86_64 LibreOffice_project/</meta:generator>
  </office:meta>
</office:document-meta>
</file>